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color="#3c3c3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3c3c3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33.06pt" svg:height="581.07pt" svg:x="1010.49pt" svg:y="675.52pt">
            <draw:object draw:notify-on-update-of-ranges="Sheet1.A1:Sheet1.A1 Sheet1.A2:Sheet1.A51 Sheet1.B1:Sheet1.B1 Sheet1.B2:Sheet1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80.84pt" svg:height="466.3pt" svg:x="910.89pt" svg:y="166.39pt">
            <draw:object draw:notify-on-update-of-ranges="Sheet1.G1:Sheet1.G1 Sheet1.G2:Sheet1.G51 Sheet1.H1:Sheet1.H1 Sheet1.H2:Sheet1.H51 Sheet1.I1:Sheet1.I1 Sheet1.I2:Sheet1.I5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42.66pt" svg:height="755.21pt" svg:x="534.19pt" svg:y="1567.28pt">
            <draw:object draw:notify-on-update-of-ranges="Sheet1.A122:Sheet1.A122 Sheet1.A123:Sheet1.A172 Sheet1.B122:Sheet1.B122 Sheet1.B123:Sheet1.B172 Sheet1.C122:Sheet1.C122 Sheet1.C123:Sheet1.C1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469.03pt" svg:height="698.4pt" svg:x="771pt" svg:y="3396.47pt">
            <draw:object draw:notify-on-update-of-ranges="Sheet1.A262:Sheet1.A262 Sheet1.A263:Sheet1.A314 Sheet1.B262:Sheet1.B262 Sheet1.B263:Sheet1.B314 Sheet1.C262:Sheet1.C262 Sheet1.C263:Sheet1.C314 Sheet1.D262:Sheet1.D262 Sheet1.D263:Sheet1.D314 Sheet1.E262:Sheet1.E262 Sheet1.E263:Sheet1.E3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ax eigen value</text:p>
          </table:table-cell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_epsilon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B_epsilon</text:p>
          </table:table-cell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.00E+00</text:p>
          </table:table-cell>
          <table:table-cell office:value-type="float" office:value="0.0353774536002505" calcext:value-type="float">
            <text:p>0.035377453600251</text:p>
          </table:table-cell>
          <table:table-cell/>
          <table:table-cell office:value-type="float" office:value="1.00000000000001" calcext:value-type="float">
            <text:p>1.00000000000001</text:p>
          </table:table-cell>
          <table:table-cell office:value-type="float" office:value="1.01389377763188" calcext:value-type="float">
            <text:p>1.0138937776318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.00E+00</text:p>
          </table:table-cell>
          <table:table-cell office:value-type="float" office:value="0.00133204460144" calcext:value-type="float">
            <text:p>0.00133204460144</text:p>
          </table:table-cell>
          <table:table-cell office:value-type="float" office:value="0.00131392478943" calcext:value-type="float">
            <text:p>0.00131392478943</text:p>
          </table:table-cell>
          <table:table-cell table:number-columns-repeated="8"/>
        </table:table-row>
        <table:table-row table:style-name="ro1">
          <table:table-cell table:style-name="ce1" office:value-type="float" office:value="1001" calcext:value-type="float">
            <text:p>1.00E+03</text:p>
          </table:table-cell>
          <table:table-cell office:value-type="float" office:value="5.62994971049568" calcext:value-type="float">
            <text:p>5.629949710495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15638410365" calcext:value-type="float">
            <text:p>2.001563841036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1" calcext:value-type="float">
            <text:p>1.00E+03</text:p>
          </table:table-cell>
          <table:table-cell office:value-type="float" office:value="0.00131106376648" calcext:value-type="float">
            <text:p>0.00131106376648</text:p>
          </table:table-cell>
          <table:table-cell office:value-type="float" office:value="0.00131297111511" calcext:value-type="float">
            <text:p>0.00131297111511</text:p>
          </table:table-cell>
          <table:table-cell table:number-columns-repeated="8"/>
        </table:table-row>
        <table:table-row table:style-name="ro1">
          <table:table-cell table:style-name="ce1" office:value-type="float" office:value="2001" calcext:value-type="float">
            <text:p>2.00E+03</text:p>
          </table:table-cell>
          <table:table-cell office:value-type="float" office:value="11.2636475194654" calcext:value-type="float">
            <text:p>11.26364751946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0443528485389" calcext:value-type="float">
            <text:p>4.00443528485389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001" calcext:value-type="float">
            <text:p>2.00E+03</text:p>
          </table:table-cell>
          <table:table-cell office:value-type="float" office:value="0.00145602226257" calcext:value-type="float">
            <text:p>0.00145602226257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8"/>
        </table:table-row>
        <table:table-row table:style-name="ro1">
          <table:table-cell table:style-name="ce1" office:value-type="float" office:value="3001" calcext:value-type="float">
            <text:p>3.00E+03</text:p>
          </table:table-cell>
          <table:table-cell office:value-type="float" office:value="16.8973453238837" calcext:value-type="float">
            <text:p>16.8973453238837</text:p>
          </table:table-cell>
          <table:table-cell/>
          <table:table-cell office:value-type="float" office:value="7.99999999999994" calcext:value-type="float">
            <text:p>7.99999999999994</text:p>
          </table:table-cell>
          <table:table-cell office:value-type="float" office:value="8.0745395615304" calcext:value-type="float">
            <text:p>8.0745395615304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3001" calcext:value-type="float">
            <text:p>3.00E+03</text:p>
          </table:table-cell>
          <table:table-cell office:value-type="float" office:value="0.00238394737244" calcext:value-type="float">
            <text:p>0.00238394737244</text:p>
          </table:table-cell>
          <table:table-cell office:value-type="float" office:value="0.00189685821533" calcext:value-type="float">
            <text:p>0.00189685821533</text:p>
          </table:table-cell>
          <table:table-cell table:number-columns-repeated="8"/>
        </table:table-row>
        <table:table-row table:style-name="ro1">
          <table:table-cell table:style-name="ce1" office:value-type="float" office:value="4001" calcext:value-type="float">
            <text:p>4.00E+03</text:p>
          </table:table-cell>
          <table:table-cell office:value-type="float" office:value="22.531043133245" calcext:value-type="float">
            <text:p>22.531043133245</text:p>
          </table:table-cell>
          <table:table-cell/>
          <table:table-cell office:value-type="float" office:value="15.9999999999999" calcext:value-type="float">
            <text:p>15.9999999999999</text:p>
          </table:table-cell>
          <table:table-cell office:value-type="float" office:value="16.1421591291248" calcext:value-type="float">
            <text:p>16.142159129124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4001" calcext:value-type="float">
            <text:p>4.00E+03</text:p>
          </table:table-cell>
          <table:table-cell office:value-type="float" office:value="0.00180888175964" calcext:value-type="float">
            <text:p>0.00180888175964</text:p>
          </table:table-cell>
          <table:table-cell office:value-type="float" office:value="0.00134611129761" calcext:value-type="float">
            <text:p>0.00134611129761</text:p>
          </table:table-cell>
          <table:table-cell table:number-columns-repeated="8"/>
        </table:table-row>
        <table:table-row table:style-name="ro1">
          <table:table-cell table:style-name="ce1" office:value-type="float" office:value="5001" calcext:value-type="float">
            <text:p>5.00E+03</text:p>
          </table:table-cell>
          <table:table-cell office:value-type="float" office:value="28.1647409401057" calcext:value-type="float">
            <text:p>28.1647409401057</text:p>
          </table:table-cell>
          <table:table-cell/>
          <table:table-cell office:value-type="float" office:value="32.0000000000001" calcext:value-type="float">
            <text:p>32.0000000000001</text:p>
          </table:table-cell>
          <table:table-cell office:value-type="float" office:value="32.5845625257188" calcext:value-type="float">
            <text:p>32.5845625257188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5001" calcext:value-type="float">
            <text:p>5.00E+03</text:p>
          </table:table-cell>
          <table:table-cell office:value-type="float" office:value="0.00136494636536" calcext:value-type="float">
            <text:p>0.00136494636536</text:p>
          </table:table-cell>
          <table:table-cell office:value-type="float" office:value="0.00131893157959" calcext:value-type="float">
            <text:p>0.00131893157959</text:p>
          </table:table-cell>
          <table:table-cell table:number-columns-repeated="8"/>
        </table:table-row>
        <table:table-row table:style-name="ro1">
          <table:table-cell table:style-name="ce1" office:value-type="float" office:value="6001" calcext:value-type="float">
            <text:p>6.00E+03</text:p>
          </table:table-cell>
          <table:table-cell office:value-type="float" office:value="33.7984387520301" calcext:value-type="float">
            <text:p>33.7984387520301</text:p>
          </table:table-cell>
          <table:table-cell/>
          <table:table-cell office:value-type="float" office:value="63.9999999999994" calcext:value-type="float">
            <text:p>63.9999999999994</text:p>
          </table:table-cell>
          <table:table-cell office:value-type="float" office:value="65.5278909958191" calcext:value-type="float">
            <text:p>65.5278909958191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6001" calcext:value-type="float">
            <text:p>6.00E+03</text:p>
          </table:table-cell>
          <table:table-cell office:value-type="float" office:value="0.0013120174408" calcext:value-type="float">
            <text:p>0.0013120174408</text:p>
          </table:table-cell>
          <table:table-cell office:value-type="float" office:value="0.00133514404297" calcext:value-type="float">
            <text:p>0.00133514404297</text:p>
          </table:table-cell>
          <table:table-cell table:number-columns-repeated="8"/>
        </table:table-row>
        <table:table-row table:style-name="ro1">
          <table:table-cell table:style-name="ce1" office:value-type="float" office:value="7001" calcext:value-type="float">
            <text:p>7.00E+03</text:p>
          </table:table-cell>
          <table:table-cell office:value-type="float" office:value="39.432136560039" calcext:value-type="float">
            <text:p>39.432136560039</text:p>
          </table:table-cell>
          <table:table-cell/>
          <table:table-cell office:value-type="float" office:value="127.999999999996" calcext:value-type="float">
            <text:p>127.999999999996</text:p>
          </table:table-cell>
          <table:table-cell office:value-type="float" office:value="128.329244524756" calcext:value-type="float">
            <text:p>128.329244524756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7001" calcext:value-type="float">
            <text:p>7.00E+03</text:p>
          </table:table-cell>
          <table:table-cell office:value-type="float" office:value="0.0014271736145" calcext:value-type="float">
            <text:p>0.0014271736145</text:p>
          </table:table-cell>
          <table:table-cell office:value-type="float" office:value="0.00129985809326" calcext:value-type="float">
            <text:p>0.00129985809326</text:p>
          </table:table-cell>
          <table:table-cell table:number-columns-repeated="8"/>
        </table:table-row>
        <table:table-row table:style-name="ro1">
          <table:table-cell table:style-name="ce1" office:value-type="float" office:value="8001" calcext:value-type="float">
            <text:p>8.00E+03</text:p>
          </table:table-cell>
          <table:table-cell office:value-type="float" office:value="45.0658343794066" calcext:value-type="float">
            <text:p>45.0658343794066</text:p>
          </table:table-cell>
          <table:table-cell/>
          <table:table-cell office:value-type="float" office:value="255.999999999964" calcext:value-type="float">
            <text:p>255.999999999964</text:p>
          </table:table-cell>
          <table:table-cell office:value-type="float" office:value="256.188886045098" calcext:value-type="float">
            <text:p>256.188886045098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001" calcext:value-type="float">
            <text:p>8.00E+03</text:p>
          </table:table-cell>
          <table:table-cell office:value-type="float" office:value="0.00134706497192" calcext:value-type="float">
            <text:p>0.00134706497192</text:p>
          </table:table-cell>
          <table:table-cell office:value-type="float" office:value="0.001305103302" calcext:value-type="float">
            <text:p>0.001305103302</text:p>
          </table:table-cell>
          <table:table-cell table:number-columns-repeated="8"/>
        </table:table-row>
        <table:table-row table:style-name="ro1">
          <table:table-cell table:style-name="ce1" office:value-type="float" office:value="9001" calcext:value-type="float">
            <text:p>9.00E+03</text:p>
          </table:table-cell>
          <table:table-cell office:value-type="float" office:value="50.6995321714749" calcext:value-type="float">
            <text:p>50.6995321714749</text:p>
          </table:table-cell>
          <table:table-cell/>
          <table:table-cell office:value-type="float" office:value="512.000000000043" calcext:value-type="float">
            <text:p>512.000000000043</text:p>
          </table:table-cell>
          <table:table-cell office:value-type="float" office:value="514.2270358699" calcext:value-type="float">
            <text:p>514.2270358699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9001" calcext:value-type="float">
            <text:p>9.00E+03</text:p>
          </table:table-cell>
          <table:table-cell office:value-type="float" office:value="0.00131487846375" calcext:value-type="float">
            <text:p>0.00131487846375</text:p>
          </table:table-cell>
          <table:table-cell office:value-type="float" office:value="0.00132298469543" calcext:value-type="float">
            <text:p>0.00132298469543</text:p>
          </table:table-cell>
          <table:table-cell table:number-columns-repeated="8"/>
        </table:table-row>
        <table:table-row table:style-name="ro1">
          <table:table-cell table:style-name="ce1" office:value-type="float" office:value="10001" calcext:value-type="float">
            <text:p>1.00E+04</text:p>
          </table:table-cell>
          <table:table-cell office:value-type="float" office:value="56.3332300044003" calcext:value-type="float">
            <text:p>56.3332300044003</text:p>
          </table:table-cell>
          <table:table-cell/>
          <table:table-cell office:value-type="float" office:value="1023.99999999998" calcext:value-type="float">
            <text:p>1023.99999999998</text:p>
          </table:table-cell>
          <table:table-cell office:value-type="float" office:value="1026.06325227607" calcext:value-type="float">
            <text:p>1026.06325227607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001" calcext:value-type="float">
            <text:p>1.00E+04</text:p>
          </table:table-cell>
          <table:table-cell office:value-type="float" office:value="0.00131106376648" calcext:value-type="float">
            <text:p>0.00131106376648</text:p>
          </table:table-cell>
          <table:table-cell office:value-type="float" office:value="0.00129985809326" calcext:value-type="float">
            <text:p>0.00129985809326</text:p>
          </table:table-cell>
          <table:table-cell table:number-columns-repeated="8"/>
        </table:table-row>
        <table:table-row table:style-name="ro1">
          <table:table-cell table:style-name="ce1" office:value-type="float" office:value="11001" calcext:value-type="float">
            <text:p>1.10E+04</text:p>
          </table:table-cell>
          <table:table-cell office:value-type="float" office:value="61.9669278046204" calcext:value-type="float">
            <text:p>61.9669278046204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2064.34659169311" calcext:value-type="float">
            <text:p>2064.34659169311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1001" calcext:value-type="float">
            <text:p>1.10E+04</text:p>
          </table:table-cell>
          <table:table-cell office:value-type="float" office:value="0.0013279914856" calcext:value-type="float">
            <text:p>0.0013279914856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8"/>
        </table:table-row>
        <table:table-row table:style-name="ro1">
          <table:table-cell table:style-name="ce1" office:value-type="float" office:value="12001" calcext:value-type="float">
            <text:p>1.20E+04</text:p>
          </table:table-cell>
          <table:table-cell office:value-type="float" office:value="67.6006255819793" calcext:value-type="float">
            <text:p>67.6006255819793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4113.19908794057" calcext:value-type="float">
            <text:p>4113.19908794057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001" calcext:value-type="float">
            <text:p>1.20E+04</text:p>
          </table:table-cell>
          <table:table-cell office:value-type="float" office:value="0.00130200386047" calcext:value-type="float">
            <text:p>0.00130200386047</text:p>
          </table:table-cell>
          <table:table-cell office:value-type="float" office:value="0.00132083892822" calcext:value-type="float">
            <text:p>0.00132083892822</text:p>
          </table:table-cell>
          <table:table-cell table:number-columns-repeated="8"/>
        </table:table-row>
        <table:table-row table:style-name="ro1">
          <table:table-cell table:style-name="ce1" office:value-type="float" office:value="13001" calcext:value-type="float">
            <text:p>1.30E+04</text:p>
          </table:table-cell>
          <table:table-cell office:value-type="float" office:value="73.2343234428281" calcext:value-type="float">
            <text:p>73.2343234428281</text:p>
          </table:table-cell>
          <table:table-cell/>
          <table:table-cell office:value-type="float" office:value="8192.00000000244" calcext:value-type="float">
            <text:p>8192.00000000244</text:p>
          </table:table-cell>
          <table:table-cell office:value-type="float" office:value="8223.3608795791" calcext:value-type="float">
            <text:p>8223.3608795791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3001" calcext:value-type="float">
            <text:p>1.30E+04</text:p>
          </table:table-cell>
          <table:table-cell office:value-type="float" office:value="0.00140690803528" calcext:value-type="float">
            <text:p>0.00140690803528</text:p>
          </table:table-cell>
          <table:table-cell office:value-type="float" office:value="0.001305103302" calcext:value-type="float">
            <text:p>0.001305103302</text:p>
          </table:table-cell>
          <table:table-cell table:number-columns-repeated="8"/>
        </table:table-row>
        <table:table-row table:style-name="ro1">
          <table:table-cell table:style-name="ce1" office:value-type="float" office:value="14001" calcext:value-type="float">
            <text:p>1.40E+04</text:p>
          </table:table-cell>
          <table:table-cell office:value-type="float" office:value="78.8680212355939" calcext:value-type="float">
            <text:p>78.8680212355939</text:p>
          </table:table-cell>
          <table:table-cell/>
          <table:table-cell office:value-type="float" office:value="16383.9999999329" calcext:value-type="float">
            <text:p>16383.9999999329</text:p>
          </table:table-cell>
          <table:table-cell office:value-type="float" office:value="16516.1420835603" calcext:value-type="float">
            <text:p>16516.142083560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4001" calcext:value-type="float">
            <text:p>1.40E+04</text:p>
          </table:table-cell>
          <table:table-cell office:value-type="float" office:value="0.00133895874023" calcext:value-type="float">
            <text:p>0.00133895874023</text:p>
          </table:table-cell>
          <table:table-cell office:value-type="float" office:value="0.00129413604736" calcext:value-type="float">
            <text:p>0.00129413604736</text:p>
          </table:table-cell>
          <table:table-cell table:number-columns-repeated="8"/>
        </table:table-row>
        <table:table-row table:style-name="ro1">
          <table:table-cell table:style-name="ce1" office:value-type="float" office:value="15001" calcext:value-type="float">
            <text:p>1.50E+04</text:p>
          </table:table-cell>
          <table:table-cell office:value-type="float" office:value="84.501719038306" calcext:value-type="float">
            <text:p>84.501719038306</text:p>
          </table:table-cell>
          <table:table-cell/>
          <table:table-cell office:value-type="float" office:value="32768.0000001192" calcext:value-type="float">
            <text:p>32768.0000001192</text:p>
          </table:table-cell>
          <table:table-cell office:value-type="float" office:value="32869.1249991016" calcext:value-type="float">
            <text:p>32869.1249991016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001" calcext:value-type="float">
            <text:p>1.50E+04</text:p>
          </table:table-cell>
          <table:table-cell office:value-type="float" office:value="0.00131106376648" calcext:value-type="float">
            <text:p>0.00131106376648</text:p>
          </table:table-cell>
          <table:table-cell office:value-type="float" office:value="0.00133299827576" calcext:value-type="float">
            <text:p>0.00133299827576</text:p>
          </table:table-cell>
          <table:table-cell table:number-columns-repeated="8"/>
        </table:table-row>
        <table:table-row table:style-name="ro1">
          <table:table-cell table:style-name="ce1" office:value-type="float" office:value="16001" calcext:value-type="float">
            <text:p>1.60E+04</text:p>
          </table:table-cell>
          <table:table-cell office:value-type="float" office:value="90.1354169262504" calcext:value-type="float">
            <text:p>90.1354169262504</text:p>
          </table:table-cell>
          <table:table-cell/>
          <table:table-cell office:value-type="float" office:value="65535.9999985696" calcext:value-type="float">
            <text:p>65535.9999985696</text:p>
          </table:table-cell>
          <table:table-cell office:value-type="float" office:value="65839.3947732166" calcext:value-type="float">
            <text:p>65839.3947732166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001" calcext:value-type="float">
            <text:p>1.60E+04</text:p>
          </table:table-cell>
          <table:table-cell office:value-type="float" office:value="0.00130200386047" calcext:value-type="float">
            <text:p>0.00130200386047</text:p>
          </table:table-cell>
          <table:table-cell office:value-type="float" office:value="0.00128793716431" calcext:value-type="float">
            <text:p>0.00128793716431</text:p>
          </table:table-cell>
          <table:table-cell table:number-columns-repeated="8"/>
        </table:table-row>
        <table:table-row table:style-name="ro1">
          <table:table-cell table:style-name="ce1" office:value-type="float" office:value="17001" calcext:value-type="float">
            <text:p>1.70E+04</text:p>
          </table:table-cell>
          <table:table-cell office:value-type="float" office:value="95.769114630697" calcext:value-type="float">
            <text:p>95.769114630697</text:p>
          </table:table-cell>
          <table:table-cell/>
          <table:table-cell office:value-type="float" office:value="131072.00000143" calcext:value-type="float">
            <text:p>131072.00000143</text:p>
          </table:table-cell>
          <table:table-cell office:value-type="float" office:value="131424.69882367" calcext:value-type="float">
            <text:p>131424.69882367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17001" calcext:value-type="float">
            <text:p>1.70E+04</text:p>
          </table:table-cell>
          <table:table-cell office:value-type="float" office:value="0.00131511688232" calcext:value-type="float">
            <text:p>0.00131511688232</text:p>
          </table:table-cell>
          <table:table-cell office:value-type="float" office:value="0.00132513046265" calcext:value-type="float">
            <text:p>0.00132513046265</text:p>
          </table:table-cell>
          <table:table-cell table:number-columns-repeated="8"/>
        </table:table-row>
        <table:table-row table:style-name="ro1">
          <table:table-cell table:style-name="ce1" office:value-type="float" office:value="18001" calcext:value-type="float">
            <text:p>1.80E+04</text:p>
          </table:table-cell>
          <table:table-cell office:value-type="float" office:value="101.402812462587" calcext:value-type="float">
            <text:p>101.402812462587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263004.19618686" calcext:value-type="float">
            <text:p>263004.19618686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8001" calcext:value-type="float">
            <text:p>1.80E+04</text:p>
          </table:table-cell>
          <table:table-cell office:value-type="float" office:value="0.0013120174408" calcext:value-type="float">
            <text:p>0.0013120174408</text:p>
          </table:table-cell>
          <table:table-cell office:value-type="float" office:value="0.00133204460144" calcext:value-type="float">
            <text:p>0.00133204460144</text:p>
          </table:table-cell>
          <table:table-cell table:number-columns-repeated="8"/>
        </table:table-row>
        <table:table-row table:style-name="ro1">
          <table:table-cell table:style-name="ce1" office:value-type="float" office:value="19001" calcext:value-type="float">
            <text:p>1.90E+04</text:p>
          </table:table-cell>
          <table:table-cell office:value-type="float" office:value="107.036510276466" calcext:value-type="float">
            <text:p>107.036510276466</text:p>
          </table:table-cell>
          <table:table-cell/>
          <table:table-cell office:value-type="float" office:value="524287.999877929" calcext:value-type="float">
            <text:p>524287.999877929</text:p>
          </table:table-cell>
          <table:table-cell office:value-type="float" office:value="525221.897254639" calcext:value-type="float">
            <text:p>525221.897254639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9001" calcext:value-type="float">
            <text:p>1.90E+04</text:p>
          </table:table-cell>
          <table:table-cell office:value-type="float" office:value="0.00138282775879" calcext:value-type="float">
            <text:p>0.00138282775879</text:p>
          </table:table-cell>
          <table:table-cell office:value-type="float" office:value="0.00136518478394" calcext:value-type="float">
            <text:p>0.00136518478394</text:p>
          </table:table-cell>
          <table:table-cell table:number-columns-repeated="8"/>
        </table:table-row>
        <table:table-row table:style-name="ro1">
          <table:table-cell table:style-name="ce1" office:value-type="float" office:value="20001" calcext:value-type="float">
            <text:p>2.00E+04</text:p>
          </table:table-cell>
          <table:table-cell office:value-type="float" office:value="112.670207940158" calcext:value-type="float">
            <text:p>112.670207940158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1061466.46068528" calcext:value-type="float">
            <text:p>1061466.46068528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0001" calcext:value-type="float">
            <text:p>2.00E+04</text:p>
          </table:table-cell>
          <table:table-cell office:value-type="float" office:value="0.00132298469543" calcext:value-type="float">
            <text:p>0.00132298469543</text:p>
          </table:table-cell>
          <table:table-cell office:value-type="float" office:value="0.00130796432495" calcext:value-type="float">
            <text:p>0.00130796432495</text:p>
          </table:table-cell>
          <table:table-cell table:number-columns-repeated="8"/>
        </table:table-row>
        <table:table-row table:style-name="ro1">
          <table:table-cell table:style-name="ce1" office:value-type="float" office:value="21001" calcext:value-type="float">
            <text:p>2.10E+04</text:p>
          </table:table-cell>
          <table:table-cell office:value-type="float" office:value="118.303905818375" calcext:value-type="float">
            <text:p>118.303905818375</text:p>
          </table:table-cell>
          <table:table-cell/>
          <table:table-cell office:value-type="float" office:value="2097152.00146484" calcext:value-type="float">
            <text:p>2097152.00146484</text:p>
          </table:table-cell>
          <table:table-cell office:value-type="float" office:value="2113413.22878242" calcext:value-type="float">
            <text:p>2113413.22878242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21001" calcext:value-type="float">
            <text:p>2.10E+04</text:p>
          </table:table-cell>
          <table:table-cell office:value-type="float" office:value="0.00132703781128" calcext:value-type="float">
            <text:p>0.00132703781128</text:p>
          </table:table-cell>
          <table:table-cell office:value-type="float" office:value="0.00129914283752" calcext:value-type="float">
            <text:p>0.00129914283752</text:p>
          </table:table-cell>
          <table:table-cell table:number-columns-repeated="8"/>
        </table:table-row>
        <table:table-row table:style-name="ro1">
          <table:table-cell table:style-name="ce1" office:value-type="float" office:value="22001" calcext:value-type="float">
            <text:p>2.20E+04</text:p>
          </table:table-cell>
          <table:table-cell office:value-type="float" office:value="123.937603885297" calcext:value-type="float">
            <text:p>123.937603885297</text:p>
          </table:table-cell>
          <table:table-cell/>
          <table:table-cell office:value-type="float" office:value="4194304.00000001" calcext:value-type="float">
            <text:p>4194304.00000001</text:p>
          </table:table-cell>
          <table:table-cell office:value-type="float" office:value="4217080.21485579" calcext:value-type="float">
            <text:p>4217080.2148557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22001" calcext:value-type="float">
            <text:p>2.20E+04</text:p>
          </table:table-cell>
          <table:table-cell office:value-type="float" office:value="0.00130581855774" calcext:value-type="float">
            <text:p>0.00130581855774</text:p>
          </table:table-cell>
          <table:table-cell office:value-type="float" office:value="0.0013267993927" calcext:value-type="float">
            <text:p>0.0013267993927</text:p>
          </table:table-cell>
          <table:table-cell table:number-columns-repeated="8"/>
        </table:table-row>
        <table:table-row table:style-name="ro1">
          <table:table-cell table:style-name="ce1" office:value-type="float" office:value="23001" calcext:value-type="float">
            <text:p>2.30E+04</text:p>
          </table:table-cell>
          <table:table-cell office:value-type="float" office:value="129.571301509164" calcext:value-type="float">
            <text:p>129.571301509164</text:p>
          </table:table-cell>
          <table:table-cell/>
          <table:table-cell office:value-type="float" office:value="8388607.98126603" calcext:value-type="float">
            <text:p>8388607.98126603</text:p>
          </table:table-cell>
          <table:table-cell office:value-type="float" office:value="8418852.65416886" calcext:value-type="float">
            <text:p>8418852.65416886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23001" calcext:value-type="float">
            <text:p>2.30E+04</text:p>
          </table:table-cell>
          <table:table-cell table:number-columns-repeated="2" office:value-type="float" office:value="0.00131011009216" calcext:value-type="float">
            <text:p>0.00131011009216</text:p>
          </table:table-cell>
          <table:table-cell table:number-columns-repeated="8"/>
        </table:table-row>
        <table:table-row table:style-name="ro1">
          <table:table-cell table:style-name="ce1" office:value-type="float" office:value="24001" calcext:value-type="float">
            <text:p>2.40E+04</text:p>
          </table:table-cell>
          <table:table-cell office:value-type="float" office:value="135.204999295853" calcext:value-type="float">
            <text:p>135.204999295853</text:p>
          </table:table-cell>
          <table:table-cell/>
          <table:table-cell office:value-type="float" office:value="16777215.9375" calcext:value-type="float">
            <text:p>16777215.9375</text:p>
          </table:table-cell>
          <table:table-cell office:value-type="float" office:value="16981194.2493335" calcext:value-type="float">
            <text:p>16981194.2493335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4001" calcext:value-type="float">
            <text:p>2.40E+04</text:p>
          </table:table-cell>
          <table:table-cell office:value-type="float" office:value="0.00138807296753" calcext:value-type="float">
            <text:p>0.00138807296753</text:p>
          </table:table-cell>
          <table:table-cell office:value-type="float" office:value="0.00131487846375" calcext:value-type="float">
            <text:p>0.00131487846375</text:p>
          </table:table-cell>
          <table:table-cell table:number-columns-repeated="8"/>
        </table:table-row>
        <table:table-row table:style-name="ro1">
          <table:table-cell table:style-name="ce1" office:value-type="float" office:value="25001" calcext:value-type="float">
            <text:p>2.50E+04</text:p>
          </table:table-cell>
          <table:table-cell office:value-type="float" office:value="140.838697331783" calcext:value-type="float">
            <text:p>140.838697331783</text:p>
          </table:table-cell>
          <table:table-cell/>
          <table:table-cell office:value-type="float" office:value="33554431.5" calcext:value-type="float">
            <text:p>33554431.5</text:p>
          </table:table-cell>
          <table:table-cell office:value-type="float" office:value="34013072.2912047" calcext:value-type="float">
            <text:p>34013072.2912047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5001" calcext:value-type="float">
            <text:p>2.50E+04</text:p>
          </table:table-cell>
          <table:table-cell office:value-type="float" office:value="0.00131583213806" calcext:value-type="float">
            <text:p>0.00131583213806</text:p>
          </table:table-cell>
          <table:table-cell office:value-type="float" office:value="0.00142812728882" calcext:value-type="float">
            <text:p>0.00142812728882</text:p>
          </table:table-cell>
          <table:table-cell table:number-columns-repeated="8"/>
        </table:table-row>
        <table:table-row table:style-name="ro1">
          <table:table-cell table:style-name="ce1" office:value-type="float" office:value="26001" calcext:value-type="float">
            <text:p>2.60E+04</text:p>
          </table:table-cell>
          <table:table-cell office:value-type="float" office:value="146.472395120159" calcext:value-type="float">
            <text:p>146.472395120159</text:p>
          </table:table-cell>
          <table:table-cell/>
          <table:table-cell office:value-type="float" office:value="67108863.0000001" calcext:value-type="float">
            <text:p>67108863.0000001</text:p>
          </table:table-cell>
          <table:table-cell office:value-type="float" office:value="67256879.7419981" calcext:value-type="float">
            <text:p>67256879.7419981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6001" calcext:value-type="float">
            <text:p>2.60E+04</text:p>
          </table:table-cell>
          <table:table-cell office:value-type="float" office:value="0.00131106376648" calcext:value-type="float">
            <text:p>0.00131106376648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8"/>
        </table:table-row>
        <table:table-row table:style-name="ro1">
          <table:table-cell table:style-name="ce1" office:value-type="float" office:value="27001" calcext:value-type="float">
            <text:p>2.70E+04</text:p>
          </table:table-cell>
          <table:table-cell office:value-type="float" office:value="152.106092633829" calcext:value-type="float">
            <text:p>152.106092633829</text:p>
          </table:table-cell>
          <table:table-cell/>
          <table:table-cell office:value-type="float" office:value="134217724" calcext:value-type="float">
            <text:p>134217724</text:p>
          </table:table-cell>
          <table:table-cell office:value-type="float" office:value="134665912.030326" calcext:value-type="float">
            <text:p>134665912.030326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7001" calcext:value-type="float">
            <text:p>2.70E+04</text:p>
          </table:table-cell>
          <table:table-cell office:value-type="float" office:value="0.00132703781128" calcext:value-type="float">
            <text:p>0.00132703781128</text:p>
          </table:table-cell>
          <table:table-cell office:value-type="float" office:value="0.00130391120911" calcext:value-type="float">
            <text:p>0.00130391120911</text:p>
          </table:table-cell>
          <table:table-cell table:number-columns-repeated="8"/>
        </table:table-row>
        <table:table-row table:style-name="ro1">
          <table:table-cell table:style-name="ce1" office:value-type="float" office:value="28001" calcext:value-type="float">
            <text:p>2.80E+04</text:p>
          </table:table-cell>
          <table:table-cell office:value-type="float" office:value="157.739790508298" calcext:value-type="float">
            <text:p>157.739790508298</text:p>
          </table:table-cell>
          <table:table-cell/>
          <table:table-cell office:value-type="float" office:value="268435442" calcext:value-type="float">
            <text:p>268435442</text:p>
          </table:table-cell>
          <table:table-cell office:value-type="float" office:value="270018614.856833" calcext:value-type="float">
            <text:p>270018614.856833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8001" calcext:value-type="float">
            <text:p>2.80E+04</text:p>
          </table:table-cell>
          <table:table-cell office:value-type="float" office:value="0.00131011009216" calcext:value-type="float">
            <text:p>0.00131011009216</text:p>
          </table:table-cell>
          <table:table-cell office:value-type="float" office:value="0.00133013725281" calcext:value-type="float">
            <text:p>0.00133013725281</text:p>
          </table:table-cell>
          <table:table-cell table:number-columns-repeated="8"/>
        </table:table-row>
        <table:table-row table:style-name="ro1">
          <table:table-cell table:style-name="ce1" office:value-type="float" office:value="29001" calcext:value-type="float">
            <text:p>2.90E+04</text:p>
          </table:table-cell>
          <table:table-cell office:value-type="float" office:value="163.373487998033" calcext:value-type="float">
            <text:p>163.373487998033</text:p>
          </table:table-cell>
          <table:table-cell/>
          <table:table-cell office:value-type="float" office:value="536870948.000003" calcext:value-type="float">
            <text:p>536870948.000003</text:p>
          </table:table-cell>
          <table:table-cell office:value-type="float" office:value="543232252.35286" calcext:value-type="float">
            <text:p>543232252.35286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9001" calcext:value-type="float">
            <text:p>2.90E+04</text:p>
          </table:table-cell>
          <table:table-cell office:value-type="float" office:value="0.0013120174408" calcext:value-type="float">
            <text:p>0.0013120174408</text:p>
          </table:table-cell>
          <table:table-cell office:value-type="float" office:value="0.00129413604736" calcext:value-type="float">
            <text:p>0.00129413604736</text:p>
          </table:table-cell>
          <table:table-cell table:number-columns-repeated="8"/>
        </table:table-row>
        <table:table-row table:style-name="ro1">
          <table:table-cell table:style-name="ce1" office:value-type="float" office:value="30001" calcext:value-type="float">
            <text:p>3.00E+04</text:p>
          </table:table-cell>
          <table:table-cell office:value-type="float" office:value="169.00718600148" calcext:value-type="float">
            <text:p>169.00718600148</text:p>
          </table:table-cell>
          <table:table-cell/>
          <table:table-cell office:value-type="float" office:value="1073741895.9375" calcext:value-type="float">
            <text:p>1073741895.9375</text:p>
          </table:table-cell>
          <table:table-cell office:value-type="float" office:value="1079389550.79042" calcext:value-type="float">
            <text:p>1079389550.79042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30001" calcext:value-type="float">
            <text:p>3.00E+04</text:p>
          </table:table-cell>
          <table:table-cell office:value-type="float" office:value="0.00132298469543" calcext:value-type="float">
            <text:p>0.00132298469543</text:p>
          </table:table-cell>
          <table:table-cell office:value-type="float" office:value="0.00130391120911" calcext:value-type="float">
            <text:p>0.00130391120911</text:p>
          </table:table-cell>
          <table:table-cell table:number-columns-repeated="8"/>
        </table:table-row>
        <table:table-row table:style-name="ro1">
          <table:table-cell table:style-name="ce1" office:value-type="float" office:value="31001" calcext:value-type="float">
            <text:p>3.10E+04</text:p>
          </table:table-cell>
          <table:table-cell office:value-type="float" office:value="174.640883995304" calcext:value-type="float">
            <text:p>174.640883995304</text:p>
          </table:table-cell>
          <table:table-cell/>
          <table:table-cell office:value-type="float" office:value="2147483648" calcext:value-type="float">
            <text:p>2147483648</text:p>
          </table:table-cell>
          <table:table-cell office:value-type="float" office:value="2160672799.66821" calcext:value-type="float">
            <text:p>2160672799.66821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1001" calcext:value-type="float">
            <text:p>3.10E+04</text:p>
          </table:table-cell>
          <table:table-cell office:value-type="float" office:value="0.00142598152161" calcext:value-type="float">
            <text:p>0.00142598152161</text:p>
          </table:table-cell>
          <table:table-cell office:value-type="float" office:value="0.00133585929871" calcext:value-type="float">
            <text:p>0.00133585929871</text:p>
          </table:table-cell>
          <table:table-cell table:number-columns-repeated="8"/>
        </table:table-row>
        <table:table-row table:style-name="ro1">
          <table:table-cell table:style-name="ce1" office:value-type="float" office:value="32001" calcext:value-type="float">
            <text:p>3.20E+04</text:p>
          </table:table-cell>
          <table:table-cell office:value-type="float" office:value="180.274581729744" calcext:value-type="float">
            <text:p>180.274581729744</text:p>
          </table:table-cell>
          <table:table-cell/>
          <table:table-cell office:value-type="float" office:value="4294963470.00342" calcext:value-type="float">
            <text:p>4294963470.00342</text:p>
          </table:table-cell>
          <table:table-cell office:value-type="float" office:value="4325937692.28312" calcext:value-type="float">
            <text:p>4325937692.28312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32001" calcext:value-type="float">
            <text:p>3.20E+04</text:p>
          </table:table-cell>
          <table:table-cell office:value-type="float" office:value="0.00143194198608" calcext:value-type="float">
            <text:p>0.00143194198608</text:p>
          </table:table-cell>
          <table:table-cell office:value-type="float" office:value="0.00130009651184" calcext:value-type="float">
            <text:p>0.00130009651184</text:p>
          </table:table-cell>
          <table:table-cell table:number-columns-repeated="8"/>
        </table:table-row>
        <table:table-row table:style-name="ro1">
          <table:table-cell table:style-name="ce1" office:value-type="float" office:value="33001" calcext:value-type="float">
            <text:p>3.30E+04</text:p>
          </table:table-cell>
          <table:table-cell office:value-type="float" office:value="185.908279463001" calcext:value-type="float">
            <text:p>185.908279463001</text:p>
          </table:table-cell>
          <table:table-cell/>
          <table:table-cell office:value-type="float" office:value="8589896382.16997" calcext:value-type="float">
            <text:p>8589896382.16997</text:p>
          </table:table-cell>
          <table:table-cell office:value-type="float" office:value="8646611773.99556" calcext:value-type="float">
            <text:p>8646611773.99556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33001" calcext:value-type="float">
            <text:p>3.30E+04</text:p>
          </table:table-cell>
          <table:table-cell office:value-type="float" office:value="0.00133299827576" calcext:value-type="float">
            <text:p>0.00133299827576</text:p>
          </table:table-cell>
          <table:table-cell office:value-type="float" office:value="0.00131011009216" calcext:value-type="float">
            <text:p>0.00131011009216</text:p>
          </table:table-cell>
          <table:table-cell table:number-columns-repeated="8"/>
        </table:table-row>
        <table:table-row table:style-name="ro1">
          <table:table-cell table:style-name="ce1" office:value-type="float" office:value="34001" calcext:value-type="float">
            <text:p>3.40E+04</text:p>
          </table:table-cell>
          <table:table-cell office:value-type="float" office:value="191.541977265719" calcext:value-type="float">
            <text:p>191.541977265719</text:p>
          </table:table-cell>
          <table:table-cell/>
          <table:table-cell office:value-type="float" office:value="17179775792.5077" calcext:value-type="float">
            <text:p>17179775792.5077</text:p>
          </table:table-cell>
          <table:table-cell office:value-type="float" office:value="17188393091.0956" calcext:value-type="float">
            <text:p>17188393091.095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34001" calcext:value-type="float">
            <text:p>3.40E+04</text:p>
          </table:table-cell>
          <table:table-cell office:value-type="float" office:value="0.0013120174408" calcext:value-type="float">
            <text:p>0.0013120174408</text:p>
          </table:table-cell>
          <table:table-cell office:value-type="float" office:value="0.00131988525391" calcext:value-type="float">
            <text:p>0.00131988525391</text:p>
          </table:table-cell>
          <table:table-cell table:number-columns-repeated="8"/>
        </table:table-row>
        <table:table-row table:style-name="ro1">
          <table:table-cell table:style-name="ce1" office:value-type="float" office:value="35001" calcext:value-type="float">
            <text:p>3.50E+04</text:p>
          </table:table-cell>
          <table:table-cell office:value-type="float" office:value="197.175675378036" calcext:value-type="float">
            <text:p>197.175675378036</text:p>
          </table:table-cell>
          <table:table-cell/>
          <table:table-cell office:value-type="float" office:value="34359434658.6846" calcext:value-type="float">
            <text:p>34359434658.6846</text:p>
          </table:table-cell>
          <table:table-cell office:value-type="float" office:value="34549392051.3126" calcext:value-type="float">
            <text:p>34549392051.3126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35001" calcext:value-type="float">
            <text:p>3.50E+04</text:p>
          </table:table-cell>
          <table:table-cell office:value-type="float" office:value="0.0013120174408" calcext:value-type="float">
            <text:p>0.0013120174408</text:p>
          </table:table-cell>
          <table:table-cell office:value-type="float" office:value="0.00132703781128" calcext:value-type="float">
            <text:p>0.00132703781128</text:p>
          </table:table-cell>
          <table:table-cell table:number-columns-repeated="8"/>
        </table:table-row>
        <table:table-row table:style-name="ro1">
          <table:table-cell table:style-name="ce1" office:value-type="float" office:value="36001" calcext:value-type="float">
            <text:p>3.60E+04</text:p>
          </table:table-cell>
          <table:table-cell office:value-type="float" office:value="202.809372722622" calcext:value-type="float">
            <text:p>202.809372722622</text:p>
          </table:table-cell>
          <table:table-cell/>
          <table:table-cell office:value-type="float" office:value="68719438080.0216" calcext:value-type="float">
            <text:p>68719438080.0216</text:p>
          </table:table-cell>
          <table:table-cell office:value-type="float" office:value="70287909622.7573" calcext:value-type="float">
            <text:p>70287909622.7573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36001" calcext:value-type="float">
            <text:p>3.60E+04</text:p>
          </table:table-cell>
          <table:table-cell office:value-type="float" office:value="0.00130796432495" calcext:value-type="float">
            <text:p>0.00130796432495</text:p>
          </table:table-cell>
          <table:table-cell office:value-type="float" office:value="0.00130200386047" calcext:value-type="float">
            <text:p>0.00130200386047</text:p>
          </table:table-cell>
          <table:table-cell table:number-columns-repeated="8"/>
        </table:table-row>
        <table:table-row table:style-name="ro1">
          <table:table-cell table:style-name="ce1" office:value-type="float" office:value="37001" calcext:value-type="float">
            <text:p>3.70E+04</text:p>
          </table:table-cell>
          <table:table-cell office:value-type="float" office:value="208.443070574169" calcext:value-type="float">
            <text:p>208.443070574169</text:p>
          </table:table-cell>
          <table:table-cell/>
          <table:table-cell office:value-type="float" office:value="137447604768.534" calcext:value-type="float">
            <text:p>137447604768.534</text:p>
          </table:table-cell>
          <table:table-cell office:value-type="float" office:value="138761759398.269" calcext:value-type="float">
            <text:p>138761759398.269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37001" calcext:value-type="float">
            <text:p>3.70E+04</text:p>
          </table:table-cell>
          <table:table-cell office:value-type="float" office:value="0.00141501426697" calcext:value-type="float">
            <text:p>0.00141501426697</text:p>
          </table:table-cell>
          <table:table-cell office:value-type="float" office:value="0.00131797790527" calcext:value-type="float">
            <text:p>0.00131797790527</text:p>
          </table:table-cell>
          <table:table-cell table:number-columns-repeated="8"/>
        </table:table-row>
        <table:table-row table:style-name="ro1">
          <table:table-cell table:style-name="ce1" office:value-type="float" office:value="38001" calcext:value-type="float">
            <text:p>3.80E+04</text:p>
          </table:table-cell>
          <table:table-cell office:value-type="float" office:value="214.07676873853" calcext:value-type="float">
            <text:p>214.07676873853</text:p>
          </table:table-cell>
          <table:table-cell/>
          <table:table-cell office:value-type="float" office:value="274869836012.985" calcext:value-type="float">
            <text:p>274869836012.985</text:p>
          </table:table-cell>
          <table:table-cell office:value-type="float" office:value="275121392062.706" calcext:value-type="float">
            <text:p>275121392062.706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38001" calcext:value-type="float">
            <text:p>3.80E+04</text:p>
          </table:table-cell>
          <table:table-cell office:value-type="float" office:value="0.00131893157959" calcext:value-type="float">
            <text:p>0.00131893157959</text:p>
          </table:table-cell>
          <table:table-cell office:value-type="float" office:value="0.00133800506592" calcext:value-type="float">
            <text:p>0.00133800506592</text:p>
          </table:table-cell>
          <table:table-cell table:number-columns-repeated="8"/>
        </table:table-row>
        <table:table-row table:style-name="ro1">
          <table:table-cell table:style-name="ce1" office:value-type="float" office:value="39001" calcext:value-type="float">
            <text:p>3.90E+04</text:p>
          </table:table-cell>
          <table:table-cell office:value-type="float" office:value="219.710466585842" calcext:value-type="float">
            <text:p>219.710466585842</text:p>
          </table:table-cell>
          <table:table-cell/>
          <table:table-cell office:value-type="float" office:value="549734237006.887" calcext:value-type="float">
            <text:p>549734237006.887</text:p>
          </table:table-cell>
          <table:table-cell office:value-type="float" office:value="552385579218.752" calcext:value-type="float">
            <text:p>552385579218.752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39001" calcext:value-type="float">
            <text:p>3.90E+04</text:p>
          </table:table-cell>
          <table:table-cell office:value-type="float" office:value="0.00131511688232" calcext:value-type="float">
            <text:p>0.00131511688232</text:p>
          </table:table-cell>
          <table:table-cell office:value-type="float" office:value="0.00129890441895" calcext:value-type="float">
            <text:p>0.00129890441895</text:p>
          </table:table-cell>
          <table:table-cell table:number-columns-repeated="8"/>
        </table:table-row>
        <table:table-row table:style-name="ro1">
          <table:table-cell table:style-name="ce1" office:value-type="float" office:value="40001" calcext:value-type="float">
            <text:p>4.00E+04</text:p>
          </table:table-cell>
          <table:table-cell office:value-type="float" office:value="225.344164491915" calcext:value-type="float">
            <text:p>225.344164491915</text:p>
          </table:table-cell>
          <table:table-cell/>
          <table:table-cell office:value-type="float" office:value="1099006970167.84" calcext:value-type="float">
            <text:p>1099006970167.84</text:p>
          </table:table-cell>
          <table:table-cell office:value-type="float" office:value="1105736083186.5" calcext:value-type="float">
            <text:p>1105736083186.5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40001" calcext:value-type="float">
            <text:p>4.00E+04</text:p>
          </table:table-cell>
          <table:table-cell office:value-type="float" office:value="0.00132608413696" calcext:value-type="float">
            <text:p>0.00132608413696</text:p>
          </table:table-cell>
          <table:table-cell office:value-type="float" office:value="0.00129103660583" calcext:value-type="float">
            <text:p>0.00129103660583</text:p>
          </table:table-cell>
          <table:table-cell table:number-columns-repeated="8"/>
        </table:table-row>
        <table:table-row table:style-name="ro1">
          <table:table-cell table:style-name="ce1" office:value-type="float" office:value="41001" calcext:value-type="float">
            <text:p>4.10E+04</text:p>
          </table:table-cell>
          <table:table-cell office:value-type="float" office:value="230.977862195214" calcext:value-type="float">
            <text:p>230.977862195214</text:p>
          </table:table-cell>
          <table:table-cell/>
          <table:table-cell office:value-type="float" office:value="2200030349523.04" calcext:value-type="float">
            <text:p>2200030349523.04</text:p>
          </table:table-cell>
          <table:table-cell office:value-type="float" office:value="2206565226541.14" calcext:value-type="float">
            <text:p>2206565226541.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41001" calcext:value-type="float">
            <text:p>4.10E+04</text:p>
          </table:table-cell>
          <table:table-cell office:value-type="float" office:value="0.00130701065063" calcext:value-type="float">
            <text:p>0.00130701065063</text:p>
          </table:table-cell>
          <table:table-cell office:value-type="float" office:value="0.00132417678833" calcext:value-type="float">
            <text:p>0.00132417678833</text:p>
          </table:table-cell>
          <table:table-cell table:number-columns-repeated="8"/>
        </table:table-row>
        <table:table-row table:style-name="ro1">
          <table:table-cell table:style-name="ce1" office:value-type="float" office:value="42001" calcext:value-type="float">
            <text:p>4.20E+04</text:p>
          </table:table-cell>
          <table:table-cell office:value-type="float" office:value="236.611559349636" calcext:value-type="float">
            <text:p>236.611559349636</text:p>
          </table:table-cell>
          <table:table-cell/>
          <table:table-cell office:value-type="float" office:value="4400195043840.25" calcext:value-type="float">
            <text:p>4400195043840.25</text:p>
          </table:table-cell>
          <table:table-cell office:value-type="float" office:value="4476183006455.96" calcext:value-type="float">
            <text:p>4476183006455.96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42001" calcext:value-type="float">
            <text:p>4.20E+04</text:p>
          </table:table-cell>
          <table:table-cell office:value-type="float" office:value="0.00130200386047" calcext:value-type="float">
            <text:p>0.00130200386047</text:p>
          </table:table-cell>
          <table:table-cell office:value-type="float" office:value="0.00130105018616" calcext:value-type="float">
            <text:p>0.00130105018616</text:p>
          </table:table-cell>
          <table:table-cell table:number-columns-repeated="8"/>
        </table:table-row>
        <table:table-row table:style-name="ro1">
          <table:table-cell table:style-name="ce1" office:value-type="float" office:value="43001" calcext:value-type="float">
            <text:p>4.30E+04</text:p>
          </table:table-cell>
          <table:table-cell office:value-type="float" office:value="242.245257461611" calcext:value-type="float">
            <text:p>242.245257461611</text:p>
          </table:table-cell>
          <table:table-cell/>
          <table:table-cell office:value-type="float" office:value="8781077922953.55" calcext:value-type="float">
            <text:p>8781077922953.55</text:p>
          </table:table-cell>
          <table:table-cell office:value-type="float" office:value="8821938545289.9" calcext:value-type="float">
            <text:p>8821938545289.9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43001" calcext:value-type="float">
            <text:p>4.30E+04</text:p>
          </table:table-cell>
          <table:table-cell office:value-type="float" office:value="0.00131893157959" calcext:value-type="float">
            <text:p>0.00131893157959</text:p>
          </table:table-cell>
          <table:table-cell office:value-type="float" office:value="0.00141096115112" calcext:value-type="float">
            <text:p>0.00141096115112</text:p>
          </table:table-cell>
          <table:table-cell table:number-columns-repeated="8"/>
        </table:table-row>
        <table:table-row table:style-name="ro1">
          <table:table-cell table:style-name="ce1" office:value-type="float" office:value="44001" calcext:value-type="float">
            <text:p>4.40E+04</text:p>
          </table:table-cell>
          <table:table-cell office:value-type="float" office:value="247.878955726919" calcext:value-type="float">
            <text:p>247.878955726919</text:p>
          </table:table-cell>
          <table:table-cell/>
          <table:table-cell office:value-type="float" office:value="17557893284095.5" calcext:value-type="float">
            <text:p>17557893284095.5</text:p>
          </table:table-cell>
          <table:table-cell office:value-type="float" office:value="17608483416428.8" calcext:value-type="float">
            <text:p>17608483416428.8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44001" calcext:value-type="float">
            <text:p>4.40E+04</text:p>
          </table:table-cell>
          <table:table-cell office:value-type="float" office:value="0.00130915641785" calcext:value-type="float">
            <text:p>0.00130915641785</text:p>
          </table:table-cell>
          <table:table-cell office:value-type="float" office:value="0.00133585929871" calcext:value-type="float">
            <text:p>0.00133585929871</text:p>
          </table:table-cell>
          <table:table-cell table:number-columns-repeated="8"/>
        </table:table-row>
        <table:table-row table:style-name="ro1">
          <table:table-cell table:style-name="ce1" office:value-type="float" office:value="45001" calcext:value-type="float">
            <text:p>4.50E+04</text:p>
          </table:table-cell>
          <table:table-cell office:value-type="float" office:value="253.512653482052" calcext:value-type="float">
            <text:p>253.512653482052</text:p>
          </table:table-cell>
          <table:table-cell/>
          <table:table-cell office:value-type="float" office:value="34920679291523.8" calcext:value-type="float">
            <text:p>34920679291523.8</text:p>
          </table:table-cell>
          <table:table-cell office:value-type="float" office:value="35702454272876" calcext:value-type="float">
            <text:p>35702454272876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45001" calcext:value-type="float">
            <text:p>4.50E+04</text:p>
          </table:table-cell>
          <table:table-cell office:value-type="float" office:value="0.00132584571838" calcext:value-type="float">
            <text:p>0.00132584571838</text:p>
          </table:table-cell>
          <table:table-cell office:value-type="float" office:value="0.00131320953369" calcext:value-type="float">
            <text:p>0.00131320953369</text:p>
          </table:table-cell>
          <table:table-cell table:number-columns-repeated="8"/>
        </table:table-row>
        <table:table-row table:style-name="ro1">
          <table:table-cell table:style-name="ce1" office:value-type="float" office:value="46001" calcext:value-type="float">
            <text:p>4.60E+04</text:p>
          </table:table-cell>
          <table:table-cell office:value-type="float" office:value="259.14635085169" calcext:value-type="float">
            <text:p>259.14635085169</text:p>
          </table:table-cell>
          <table:table-cell/>
          <table:table-cell office:value-type="float" office:value="69686484192011.8" calcext:value-type="float">
            <text:p>69686484192011.8</text:p>
          </table:table-cell>
          <table:table-cell office:value-type="float" office:value="71275236944900.1" calcext:value-type="float">
            <text:p>71275236944900.1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46001" calcext:value-type="float">
            <text:p>4.60E+04</text:p>
          </table:table-cell>
          <table:table-cell office:value-type="float" office:value="0.00132608413696" calcext:value-type="float">
            <text:p>0.00132608413696</text:p>
          </table:table-cell>
          <table:table-cell office:value-type="float" office:value="0.00129699707031" calcext:value-type="float">
            <text:p>0.00129699707031</text:p>
          </table:table-cell>
          <table:table-cell table:number-columns-repeated="8"/>
        </table:table-row>
        <table:table-row table:style-name="ro1">
          <table:table-cell table:style-name="ce1" office:value-type="float" office:value="47001" calcext:value-type="float">
            <text:p>4.70E+04</text:p>
          </table:table-cell>
          <table:table-cell office:value-type="float" office:value="264.780048829089" calcext:value-type="float">
            <text:p>264.780048829089</text:p>
          </table:table-cell>
          <table:table-cell/>
          <table:table-cell office:value-type="float" office:value="145876884766769" calcext:value-type="float">
            <text:p>145876884766769</text:p>
          </table:table-cell>
          <table:table-cell office:value-type="float" office:value="128674275067729" calcext:value-type="float">
            <text:p>128674275067729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47001" calcext:value-type="float">
            <text:p>4.70E+04</text:p>
          </table:table-cell>
          <table:table-cell office:value-type="float" office:value="0.00130891799927" calcext:value-type="float">
            <text:p>0.00130891799927</text:p>
          </table:table-cell>
          <table:table-cell office:value-type="float" office:value="0.00131702423096" calcext:value-type="float">
            <text:p>0.00131702423096</text:p>
          </table:table-cell>
          <table:table-cell table:number-columns-repeated="8"/>
        </table:table-row>
        <table:table-row table:style-name="ro1">
          <table:table-cell table:style-name="ce1" office:value-type="float" office:value="48001" calcext:value-type="float">
            <text:p>4.80E+04</text:p>
          </table:table-cell>
          <table:table-cell office:value-type="float" office:value="270.413746567501" calcext:value-type="float">
            <text:p>270.413746567501</text:p>
          </table:table-cell>
          <table:table-cell/>
          <table:table-cell office:value-type="float" office:value="257348550135458" calcext:value-type="float">
            <text:p>257348550135458</text:p>
          </table:table-cell>
          <table:table-cell office:value-type="float" office:value="257348550135457" calcext:value-type="float">
            <text:p>257348550135457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48001" calcext:value-type="float">
            <text:p>4.80E+04</text:p>
          </table:table-cell>
          <table:table-cell office:value-type="float" office:value="0.00131583213806" calcext:value-type="float">
            <text:p>0.00131583213806</text:p>
          </table:table-cell>
          <table:table-cell office:value-type="float" office:value="0.00129699707031" calcext:value-type="float">
            <text:p>0.00129699707031</text:p>
          </table:table-cell>
          <table:table-cell table:number-columns-repeated="8"/>
        </table:table-row>
        <table:table-row table:style-name="ro1">
          <table:table-cell table:style-name="ce1" office:value-type="float" office:value="49001" calcext:value-type="float">
            <text:p>4.90E+04</text:p>
          </table:table-cell>
          <table:table-cell office:value-type="float" office:value="276.047444757307" calcext:value-type="float">
            <text:p>276.047444757307</text:p>
          </table:table-cell>
          <table:table-cell/>
          <table:table-cell office:value-type="float" office:value="428914250225762" calcext:value-type="float">
            <text:p>428914250225762</text:p>
          </table:table-cell>
          <table:table-cell office:value-type="float" office:value="492556782828483" calcext:value-type="float">
            <text:p>492556782828483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49001" calcext:value-type="float">
            <text:p>4.90E+04</text:p>
          </table:table-cell>
          <table:table-cell office:value-type="float" office:value="0.00133109092712" calcext:value-type="float">
            <text:p>0.00133109092712</text:p>
          </table:table-cell>
          <table:table-cell office:value-type="float" office:value="0.00143003463745" calcext:value-type="float">
            <text:p>0.00143003463745</text:p>
          </table:table-cell>
          <table:table-cell table:number-columns-repeated="8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.00000000000001" calcext:value-type="float">
            <text:p>1.00000000000001</text:p>
          </table:table-cell>
          <table:table-cell office:value-type="float" office:value="0.0353774536002505" calcext:value-type="float">
            <text:p>0.035377453600251</text:p>
          </table:table-cell>
          <table:table-cell table:number-columns-repeated="4"/>
          <table:table-cell office:value-type="float" office:value="0.00133204460144" calcext:value-type="float">
            <text:p>0.00133204460144</text:p>
          </table:table-cell>
          <table:table-cell office:value-type="float" office:value="0.00131392478943" calcext:value-type="float">
            <text:p>0.0013139247894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188559964348745" calcext:value-type="float">
            <text:p>0.001885599643487</text:p>
          </table:table-cell>
          <table:table-cell table:number-columns-repeated="4"/>
          <table:table-cell office:value-type="float" office:value="0.00131106376648" calcext:value-type="float">
            <text:p>0.00131106376648</text:p>
          </table:table-cell>
          <table:table-cell office:value-type="float" office:value="0.00131297111511" calcext:value-type="float">
            <text:p>0.0013129711151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31529952602105" calcext:value-type="float">
            <text:p>0.013152995260211</text:p>
          </table:table-cell>
          <table:table-cell table:number-columns-repeated="4"/>
          <table:table-cell office:value-type="float" office:value="0.00145602226257" calcext:value-type="float">
            <text:p>0.00145602226257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9"/>
        </table:table-row>
        <table:table-row table:style-name="ro1">
          <table:table-cell office:value-type="float" office:value="7.99999999999994" calcext:value-type="float">
            <text:p>7.99999999999994</text:p>
          </table:table-cell>
          <table:table-cell office:value-type="float" office:value="0.0356877864936234" calcext:value-type="float">
            <text:p>0.035687786493623</text:p>
          </table:table-cell>
          <table:table-cell table:number-columns-repeated="4"/>
          <table:table-cell office:value-type="float" office:value="0.00238394737244" calcext:value-type="float">
            <text:p>0.00238394737244</text:p>
          </table:table-cell>
          <table:table-cell office:value-type="float" office:value="0.00189685821533" calcext:value-type="float">
            <text:p>0.00189685821533</text:p>
          </table:table-cell>
          <table:table-cell table:number-columns-repeated="9"/>
        </table:table-row>
        <table:table-row table:style-name="ro1">
          <table:table-cell office:value-type="float" office:value="15.9999999999999" calcext:value-type="float">
            <text:p>15.9999999999999</text:p>
          </table:table-cell>
          <table:table-cell office:value-type="float" office:value="0.08075736896064" calcext:value-type="float">
            <text:p>0.08075736896064</text:p>
          </table:table-cell>
          <table:table-cell table:number-columns-repeated="4"/>
          <table:table-cell office:value-type="float" office:value="0.00180888175964" calcext:value-type="float">
            <text:p>0.00180888175964</text:p>
          </table:table-cell>
          <table:table-cell office:value-type="float" office:value="0.00134611129761" calcext:value-type="float">
            <text:p>0.00134611129761</text:p>
          </table:table-cell>
          <table:table-cell table:number-columns-repeated="9"/>
        </table:table-row>
        <table:table-row table:style-name="ro1">
          <table:table-cell office:value-type="float" office:value="32.0000000000001" calcext:value-type="float">
            <text:p>32.0000000000001</text:p>
          </table:table-cell>
          <table:table-cell office:value-type="float" office:value="0.170896533894556" calcext:value-type="float">
            <text:p>0.170896533894556</text:p>
          </table:table-cell>
          <table:table-cell table:number-columns-repeated="4"/>
          <table:table-cell office:value-type="float" office:value="0.00136494636536" calcext:value-type="float">
            <text:p>0.00136494636536</text:p>
          </table:table-cell>
          <table:table-cell office:value-type="float" office:value="0.00131893157959" calcext:value-type="float">
            <text:p>0.00131893157959</text:p>
          </table:table-cell>
          <table:table-cell table:number-columns-repeated="9"/>
        </table:table-row>
        <table:table-row table:style-name="ro1">
          <table:table-cell office:value-type="float" office:value="63.9999999999994" calcext:value-type="float">
            <text:p>63.9999999999994</text:p>
          </table:table-cell>
          <table:table-cell office:value-type="float" office:value="0.351174863761862" calcext:value-type="float">
            <text:p>0.351174863761862</text:p>
          </table:table-cell>
          <table:table-cell table:number-columns-repeated="4"/>
          <table:table-cell office:value-type="float" office:value="0.0013120174408" calcext:value-type="float">
            <text:p>0.0013120174408</text:p>
          </table:table-cell>
          <table:table-cell office:value-type="float" office:value="0.00133514404297" calcext:value-type="float">
            <text:p>0.00133514404297</text:p>
          </table:table-cell>
          <table:table-cell table:number-columns-repeated="9"/>
        </table:table-row>
        <table:table-row table:style-name="ro1">
          <table:table-cell office:value-type="float" office:value="127.999999999996" calcext:value-type="float">
            <text:p>127.999999999996</text:p>
          </table:table-cell>
          <table:table-cell office:value-type="float" office:value="0.711731523498969" calcext:value-type="float">
            <text:p>0.711731523498969</text:p>
          </table:table-cell>
          <table:table-cell table:number-columns-repeated="4"/>
          <table:table-cell office:value-type="float" office:value="0.0014271736145" calcext:value-type="float">
            <text:p>0.0014271736145</text:p>
          </table:table-cell>
          <table:table-cell office:value-type="float" office:value="0.00129985809326" calcext:value-type="float">
            <text:p>0.00129985809326</text:p>
          </table:table-cell>
          <table:table-cell table:number-columns-repeated="9"/>
        </table:table-row>
        <table:table-row table:style-name="ro1">
          <table:table-cell office:value-type="float" office:value="255.999999999964" calcext:value-type="float">
            <text:p>255.999999999964</text:p>
          </table:table-cell>
          <table:table-cell office:value-type="float" office:value="1.43284484299949" calcext:value-type="float">
            <text:p>1.43284484299949</text:p>
          </table:table-cell>
          <table:table-cell table:number-columns-repeated="4"/>
          <table:table-cell office:value-type="float" office:value="0.00134706497192" calcext:value-type="float">
            <text:p>0.00134706497192</text:p>
          </table:table-cell>
          <table:table-cell office:value-type="float" office:value="0.001305103302" calcext:value-type="float">
            <text:p>0.001305103302</text:p>
          </table:table-cell>
          <table:table-cell table:number-columns-repeated="9"/>
        </table:table-row>
        <table:table-row table:style-name="ro1">
          <table:table-cell office:value-type="float" office:value="512.000000000043" calcext:value-type="float">
            <text:p>512.000000000043</text:p>
          </table:table-cell>
          <table:table-cell office:value-type="float" office:value="2.87507148196437" calcext:value-type="float">
            <text:p>2.87507148196437</text:p>
          </table:table-cell>
          <table:table-cell table:number-columns-repeated="4"/>
          <table:table-cell office:value-type="float" office:value="0.00131487846375" calcext:value-type="float">
            <text:p>0.00131487846375</text:p>
          </table:table-cell>
          <table:table-cell office:value-type="float" office:value="0.00132298469543" calcext:value-type="float">
            <text:p>0.00132298469543</text:p>
          </table:table-cell>
          <table:table-cell table:number-columns-repeated="9"/>
        </table:table-row>
        <table:table-row table:style-name="ro1">
          <table:table-cell office:value-type="float" office:value="1023.99999999998" calcext:value-type="float">
            <text:p>1023.99999999998</text:p>
          </table:table-cell>
          <table:table-cell office:value-type="float" office:value="5.75952475997497" calcext:value-type="float">
            <text:p>5.75952475997497</text:p>
          </table:table-cell>
          <table:table-cell table:number-columns-repeated="4"/>
          <table:table-cell office:value-type="float" office:value="0.00131106376648" calcext:value-type="float">
            <text:p>0.00131106376648</text:p>
          </table:table-cell>
          <table:table-cell office:value-type="float" office:value="0.00129985809326" calcext:value-type="float">
            <text:p>0.00129985809326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.5284313150185" calcext:value-type="float">
            <text:p>11.5284313150185</text:p>
          </table:table-cell>
          <table:table-cell table:number-columns-repeated="4"/>
          <table:table-cell office:value-type="float" office:value="0.0013279914856" calcext:value-type="float">
            <text:p>0.0013279914856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9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3.0662444250156" calcext:value-type="float">
            <text:p>23.0662444250156</text:p>
          </table:table-cell>
          <table:table-cell table:number-columns-repeated="4"/>
          <table:table-cell office:value-type="float" office:value="0.00130200386047" calcext:value-type="float">
            <text:p>0.00130200386047</text:p>
          </table:table-cell>
          <table:table-cell office:value-type="float" office:value="0.00132083892822" calcext:value-type="float">
            <text:p>0.00132083892822</text:p>
          </table:table-cell>
          <table:table-cell table:number-columns-repeated="9"/>
        </table:table-row>
        <table:table-row table:style-name="ro1">
          <table:table-cell office:value-type="float" office:value="8192.00000000244" calcext:value-type="float">
            <text:p>8192.00000000244</text:p>
          </table:table-cell>
          <table:table-cell office:value-type="float" office:value="46.1418706450986" calcext:value-type="float">
            <text:p>46.1418706450986</text:p>
          </table:table-cell>
          <table:table-cell table:number-columns-repeated="4"/>
          <table:table-cell office:value-type="float" office:value="0.00140690803528" calcext:value-type="float">
            <text:p>0.00140690803528</text:p>
          </table:table-cell>
          <table:table-cell office:value-type="float" office:value="0.001305103302" calcext:value-type="float">
            <text:p>0.001305103302</text:p>
          </table:table-cell>
          <table:table-cell table:number-columns-repeated="9"/>
        </table:table-row>
        <table:table-row table:style-name="ro1">
          <table:table-cell office:value-type="float" office:value="16383.9999999329" calcext:value-type="float">
            <text:p>16383.9999999329</text:p>
          </table:table-cell>
          <table:table-cell office:value-type="float" office:value="92.2931230351205" calcext:value-type="float">
            <text:p>92.2931230351205</text:p>
          </table:table-cell>
          <table:table-cell table:number-columns-repeated="4"/>
          <table:table-cell office:value-type="float" office:value="0.00133895874023" calcext:value-type="float">
            <text:p>0.00133895874023</text:p>
          </table:table-cell>
          <table:table-cell office:value-type="float" office:value="0.00129413604736" calcext:value-type="float">
            <text:p>0.00129413604736</text:p>
          </table:table-cell>
          <table:table-cell table:number-columns-repeated="9"/>
        </table:table-row>
        <table:table-row table:style-name="ro1">
          <table:table-cell office:value-type="float" office:value="32768.0000001192" calcext:value-type="float">
            <text:p>32768.0000001192</text:p>
          </table:table-cell>
          <table:table-cell office:value-type="float" office:value="184.595628258106" calcext:value-type="float">
            <text:p>184.595628258106</text:p>
          </table:table-cell>
          <table:table-cell table:number-columns-repeated="4"/>
          <table:table-cell office:value-type="float" office:value="0.00131106376648" calcext:value-type="float">
            <text:p>0.00131106376648</text:p>
          </table:table-cell>
          <table:table-cell office:value-type="float" office:value="0.00133299827576" calcext:value-type="float">
            <text:p>0.00133299827576</text:p>
          </table:table-cell>
          <table:table-cell table:number-columns-repeated="9"/>
        </table:table-row>
        <table:table-row table:style-name="ro1">
          <table:table-cell office:value-type="float" office:value="65535.9999985696" calcext:value-type="float">
            <text:p>65535.9999985696</text:p>
          </table:table-cell>
          <table:table-cell office:value-type="float" office:value="369.200638669819" calcext:value-type="float">
            <text:p>369.200638669819</text:p>
          </table:table-cell>
          <table:table-cell table:number-columns-repeated="4"/>
          <table:table-cell office:value-type="float" office:value="0.00130200386047" calcext:value-type="float">
            <text:p>0.00130200386047</text:p>
          </table:table-cell>
          <table:table-cell office:value-type="float" office:value="0.00128793716431" calcext:value-type="float">
            <text:p>0.00128793716431</text:p>
          </table:table-cell>
          <table:table-cell table:number-columns-repeated="9"/>
        </table:table-row>
        <table:table-row table:style-name="ro1">
          <table:table-cell office:value-type="float" office:value="131072.00000143" calcext:value-type="float">
            <text:p>131072.00000143</text:p>
          </table:table-cell>
          <table:table-cell office:value-type="float" office:value="738.410656225955" calcext:value-type="float">
            <text:p>738.410656225955</text:p>
          </table:table-cell>
          <table:table-cell table:number-columns-repeated="4"/>
          <table:table-cell office:value-type="float" office:value="0.00131511688232" calcext:value-type="float">
            <text:p>0.00131511688232</text:p>
          </table:table-cell>
          <table:table-cell office:value-type="float" office:value="0.00132513046265" calcext:value-type="float">
            <text:p>0.00132513046265</text:p>
          </table:table-cell>
          <table:table-cell table:number-columns-repeated="9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476.83065260173" calcext:value-type="float">
            <text:p>1476.83065260173</text:p>
          </table:table-cell>
          <table:table-cell table:number-columns-repeated="4"/>
          <table:table-cell office:value-type="float" office:value="0.0013120174408" calcext:value-type="float">
            <text:p>0.0013120174408</text:p>
          </table:table-cell>
          <table:table-cell office:value-type="float" office:value="0.00133204460144" calcext:value-type="float">
            <text:p>0.00133204460144</text:p>
          </table:table-cell>
          <table:table-cell table:number-columns-repeated="9"/>
        </table:table-row>
        <table:table-row table:style-name="ro1">
          <table:table-cell office:value-type="float" office:value="524287.999877929" calcext:value-type="float">
            <text:p>524287.999877929</text:p>
          </table:table-cell>
          <table:table-cell office:value-type="float" office:value="2953.67074889468" calcext:value-type="float">
            <text:p>2953.67074889468</text:p>
          </table:table-cell>
          <table:table-cell table:number-columns-repeated="4"/>
          <table:table-cell office:value-type="float" office:value="0.00138282775879" calcext:value-type="float">
            <text:p>0.00138282775879</text:p>
          </table:table-cell>
          <table:table-cell office:value-type="float" office:value="0.00136518478394" calcext:value-type="float">
            <text:p>0.00136518478394</text:p>
          </table:table-cell>
          <table:table-cell table:number-columns-repeated="9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907.35118407477" calcext:value-type="float">
            <text:p>5907.35118407477</text:p>
          </table:table-cell>
          <table:table-cell table:number-columns-repeated="4"/>
          <table:table-cell office:value-type="float" office:value="0.00132298469543" calcext:value-type="float">
            <text:p>0.00132298469543</text:p>
          </table:table-cell>
          <table:table-cell office:value-type="float" office:value="0.00130796432495" calcext:value-type="float">
            <text:p>0.00130796432495</text:p>
          </table:table-cell>
          <table:table-cell table:number-columns-repeated="9"/>
        </table:table-row>
        <table:table-row table:style-name="ro1">
          <table:table-cell office:value-type="float" office:value="2097152.00146484" calcext:value-type="float">
            <text:p>2097152.00146484</text:p>
          </table:table-cell>
          <table:table-cell office:value-type="float" office:value="11814.7111478844" calcext:value-type="float">
            <text:p>11814.7111478844</text:p>
          </table:table-cell>
          <table:table-cell table:number-columns-repeated="4"/>
          <table:table-cell office:value-type="float" office:value="0.00132703781128" calcext:value-type="float">
            <text:p>0.00132703781128</text:p>
          </table:table-cell>
          <table:table-cell office:value-type="float" office:value="0.00129914283752" calcext:value-type="float">
            <text:p>0.00129914283752</text:p>
          </table:table-cell>
          <table:table-cell table:number-columns-repeated="9"/>
        </table:table-row>
        <table:table-row table:style-name="ro1">
          <table:table-cell office:value-type="float" office:value="4194304.00000001" calcext:value-type="float">
            <text:p>4194304.00000001</text:p>
          </table:table-cell>
          <table:table-cell office:value-type="float" office:value="23629.4338637725" calcext:value-type="float">
            <text:p>23629.4338637725</text:p>
          </table:table-cell>
          <table:table-cell table:number-columns-repeated="4"/>
          <table:table-cell office:value-type="float" office:value="0.00130581855774" calcext:value-type="float">
            <text:p>0.00130581855774</text:p>
          </table:table-cell>
          <table:table-cell office:value-type="float" office:value="0.0013267993927" calcext:value-type="float">
            <text:p>0.0013267993927</text:p>
          </table:table-cell>
          <table:table-cell table:number-columns-repeated="9"/>
        </table:table-row>
        <table:table-row table:style-name="ro1">
          <table:table-cell office:value-type="float" office:value="8388607.98126603" calcext:value-type="float">
            <text:p>8388607.98126603</text:p>
          </table:table-cell>
          <table:table-cell office:value-type="float" office:value="47258.8722927291" calcext:value-type="float">
            <text:p>47258.8722927291</text:p>
          </table:table-cell>
          <table:table-cell table:number-columns-repeated="4"/>
          <table:table-cell table:number-columns-repeated="2" office:value-type="float" office:value="0.00131011009216" calcext:value-type="float">
            <text:p>0.00131011009216</text:p>
          </table:table-cell>
          <table:table-cell table:number-columns-repeated="9"/>
        </table:table-row>
        <table:table-row table:style-name="ro1">
          <table:table-cell office:value-type="float" office:value="16777215.9375" calcext:value-type="float">
            <text:p>16777215.9375</text:p>
          </table:table-cell>
          <table:table-cell office:value-type="float" office:value="94517.8992487602" calcext:value-type="float">
            <text:p>94517.8992487602</text:p>
          </table:table-cell>
          <table:table-cell table:number-columns-repeated="4"/>
          <table:table-cell office:value-type="float" office:value="0.00138807296753" calcext:value-type="float">
            <text:p>0.00138807296753</text:p>
          </table:table-cell>
          <table:table-cell office:value-type="float" office:value="0.00131487846375" calcext:value-type="float">
            <text:p>0.00131487846375</text:p>
          </table:table-cell>
          <table:table-cell table:number-columns-repeated="9"/>
        </table:table-row>
        <table:table-row table:style-name="ro1">
          <table:table-cell office:value-type="float" office:value="33554431.5" calcext:value-type="float">
            <text:p>33554431.5</text:p>
          </table:table-cell>
          <table:table-cell office:value-type="float" office:value="189035.493260987" calcext:value-type="float">
            <text:p>189035.493260987</text:p>
          </table:table-cell>
          <table:table-cell table:number-columns-repeated="4"/>
          <table:table-cell office:value-type="float" office:value="0.00131583213806" calcext:value-type="float">
            <text:p>0.00131583213806</text:p>
          </table:table-cell>
          <table:table-cell office:value-type="float" office:value="0.00142812728882" calcext:value-type="float">
            <text:p>0.00142812728882</text:p>
          </table:table-cell>
          <table:table-cell table:number-columns-repeated="9"/>
        </table:table-row>
        <table:table-row table:style-name="ro1">
          <table:table-cell office:value-type="float" office:value="67108863.0000001" calcext:value-type="float">
            <text:p>67108863.0000001</text:p>
          </table:table-cell>
          <table:table-cell office:value-type="float" office:value="378070.501553193" calcext:value-type="float">
            <text:p>378070.501553193</text:p>
          </table:table-cell>
          <table:table-cell table:number-columns-repeated="4"/>
          <table:table-cell office:value-type="float" office:value="0.00131106376648" calcext:value-type="float">
            <text:p>0.00131106376648</text:p>
          </table:table-cell>
          <table:table-cell office:value-type="float" office:value="0.00130701065063" calcext:value-type="float">
            <text:p>0.00130701065063</text:p>
          </table:table-cell>
          <table:table-cell table:number-columns-repeated="9"/>
        </table:table-row>
        <table:table-row table:style-name="ro1">
          <table:table-cell office:value-type="float" office:value="134217724" calcext:value-type="float">
            <text:p>134217724</text:p>
          </table:table-cell>
          <table:table-cell office:value-type="float" office:value="756139.523555338" calcext:value-type="float">
            <text:p>756139.523555338</text:p>
          </table:table-cell>
          <table:table-cell table:number-columns-repeated="4"/>
          <table:table-cell office:value-type="float" office:value="0.00132703781128" calcext:value-type="float">
            <text:p>0.00132703781128</text:p>
          </table:table-cell>
          <table:table-cell office:value-type="float" office:value="0.00130391120911" calcext:value-type="float">
            <text:p>0.00130391120911</text:p>
          </table:table-cell>
          <table:table-cell table:number-columns-repeated="9"/>
        </table:table-row>
        <table:table-row table:style-name="ro1">
          <table:table-cell office:value-type="float" office:value="268435442" calcext:value-type="float">
            <text:p>268435442</text:p>
          </table:table-cell>
          <table:table-cell office:value-type="float" office:value="1512296.49481058" calcext:value-type="float">
            <text:p>1512296.49481058</text:p>
          </table:table-cell>
          <table:table-cell table:number-columns-repeated="4"/>
          <table:table-cell office:value-type="float" office:value="0.00131011009216" calcext:value-type="float">
            <text:p>0.00131011009216</text:p>
          </table:table-cell>
          <table:table-cell office:value-type="float" office:value="0.00133013725281" calcext:value-type="float">
            <text:p>0.00133013725281</text:p>
          </table:table-cell>
          <table:table-cell table:number-columns-repeated="9"/>
        </table:table-row>
        <table:table-row table:style-name="ro1">
          <table:table-cell office:value-type="float" office:value="536870948.000003" calcext:value-type="float">
            <text:p>536870948.000003</text:p>
          </table:table-cell>
          <table:table-cell office:value-type="float" office:value="3024555.69392854" calcext:value-type="float">
            <text:p>3024555.69392854</text:p>
          </table:table-cell>
          <table:table-cell table:number-columns-repeated="4"/>
          <table:table-cell office:value-type="float" office:value="0.0013120174408" calcext:value-type="float">
            <text:p>0.0013120174408</text:p>
          </table:table-cell>
          <table:table-cell office:value-type="float" office:value="0.00129413604736" calcext:value-type="float">
            <text:p>0.00129413604736</text:p>
          </table:table-cell>
          <table:table-cell table:number-columns-repeated="9"/>
        </table:table-row>
        <table:table-row table:style-name="ro1">
          <table:table-cell office:value-type="float" office:value="1073741895.9375" calcext:value-type="float">
            <text:p>1073741895.9375</text:p>
          </table:table-cell>
          <table:table-cell office:value-type="float" office:value="6049504.61745" calcext:value-type="float">
            <text:p>6049504.61745</text:p>
          </table:table-cell>
          <table:table-cell table:number-columns-repeated="4"/>
          <table:table-cell office:value-type="float" office:value="0.00132298469543" calcext:value-type="float">
            <text:p>0.00132298469543</text:p>
          </table:table-cell>
          <table:table-cell office:value-type="float" office:value="0.00130391120911" calcext:value-type="float">
            <text:p>0.00130391120911</text:p>
          </table:table-cell>
          <table:table-cell table:number-columns-repeated="9"/>
        </table:table-row>
        <table:table-row table:style-name="ro1">
          <table:table-cell office:value-type="float" office:value="2147483648" calcext:value-type="float">
            <text:p>2147483648</text:p>
          </table:table-cell>
          <table:table-cell office:value-type="float" office:value="12099269.5833223" calcext:value-type="float">
            <text:p>12099269.5833223</text:p>
          </table:table-cell>
          <table:table-cell table:number-columns-repeated="4"/>
          <table:table-cell office:value-type="float" office:value="0.00142598152161" calcext:value-type="float">
            <text:p>0.00142598152161</text:p>
          </table:table-cell>
          <table:table-cell office:value-type="float" office:value="0.00133585929871" calcext:value-type="float">
            <text:p>0.00133585929871</text:p>
          </table:table-cell>
          <table:table-cell table:number-columns-repeated="9"/>
        </table:table-row>
        <table:table-row table:style-name="ro1">
          <table:table-cell office:value-type="float" office:value="4294963470.00342" calcext:value-type="float">
            <text:p>4294963470.00342</text:p>
          </table:table-cell>
          <table:table-cell office:value-type="float" office:value="24192360.465209" calcext:value-type="float">
            <text:p>24192360.465209</text:p>
          </table:table-cell>
          <table:table-cell table:number-columns-repeated="4"/>
          <table:table-cell office:value-type="float" office:value="0.00143194198608" calcext:value-type="float">
            <text:p>0.00143194198608</text:p>
          </table:table-cell>
          <table:table-cell office:value-type="float" office:value="0.00130009651184" calcext:value-type="float">
            <text:p>0.00130009651184</text:p>
          </table:table-cell>
          <table:table-cell table:number-columns-repeated="9"/>
        </table:table-row>
        <table:table-row table:style-name="ro1">
          <table:table-cell office:value-type="float" office:value="8589896382.16997" calcext:value-type="float">
            <text:p>8589896382.16997</text:p>
          </table:table-cell>
          <table:table-cell office:value-type="float" office:value="48396641.5741558" calcext:value-type="float">
            <text:p>48396641.5741558</text:p>
          </table:table-cell>
          <table:table-cell table:number-columns-repeated="4"/>
          <table:table-cell office:value-type="float" office:value="0.00133299827576" calcext:value-type="float">
            <text:p>0.00133299827576</text:p>
          </table:table-cell>
          <table:table-cell office:value-type="float" office:value="0.00131011009216" calcext:value-type="float">
            <text:p>0.00131011009216</text:p>
          </table:table-cell>
          <table:table-cell table:number-columns-repeated="9"/>
        </table:table-row>
        <table:table-row table:style-name="ro1">
          <table:table-cell office:value-type="float" office:value="17179775792.5077" calcext:value-type="float">
            <text:p>17179775792.5077</text:p>
          </table:table-cell>
          <table:table-cell office:value-type="float" office:value="96853919.0067024" calcext:value-type="float">
            <text:p>96853919.0067024</text:p>
          </table:table-cell>
          <table:table-cell table:number-columns-repeated="4"/>
          <table:table-cell office:value-type="float" office:value="0.0013120174408" calcext:value-type="float">
            <text:p>0.0013120174408</text:p>
          </table:table-cell>
          <table:table-cell office:value-type="float" office:value="0.00131988525391" calcext:value-type="float">
            <text:p>0.00131988525391</text:p>
          </table:table-cell>
          <table:table-cell table:number-columns-repeated="9"/>
        </table:table-row>
        <table:table-row table:style-name="ro1">
          <table:table-cell office:value-type="float" office:value="34359434658.6846" calcext:value-type="float">
            <text:p>34359434658.6846</text:p>
          </table:table-cell>
          <table:table-cell office:value-type="float" office:value="193424565.262848" calcext:value-type="float">
            <text:p>193424565.262848</text:p>
          </table:table-cell>
          <table:table-cell table:number-columns-repeated="4"/>
          <table:table-cell office:value-type="float" office:value="0.0013120174408" calcext:value-type="float">
            <text:p>0.0013120174408</text:p>
          </table:table-cell>
          <table:table-cell office:value-type="float" office:value="0.00132703781128" calcext:value-type="float">
            <text:p>0.00132703781128</text:p>
          </table:table-cell>
          <table:table-cell table:number-columns-repeated="9"/>
        </table:table-row>
        <table:table-row table:style-name="ro1">
          <table:table-cell office:value-type="float" office:value="68719438080.0216" calcext:value-type="float">
            <text:p>68719438080.0216</text:p>
          </table:table-cell>
          <table:table-cell office:value-type="float" office:value="388043112.034233" calcext:value-type="float">
            <text:p>388043112.034233</text:p>
          </table:table-cell>
          <table:table-cell table:number-columns-repeated="4"/>
          <table:table-cell office:value-type="float" office:value="0.00130796432495" calcext:value-type="float">
            <text:p>0.00130796432495</text:p>
          </table:table-cell>
          <table:table-cell office:value-type="float" office:value="0.00130200386047" calcext:value-type="float">
            <text:p>0.00130200386047</text:p>
          </table:table-cell>
          <table:table-cell table:number-columns-repeated="9"/>
        </table:table-row>
        <table:table-row table:style-name="ro1">
          <table:table-cell office:value-type="float" office:value="137447604768.534" calcext:value-type="float">
            <text:p>137447604768.534</text:p>
          </table:table-cell>
          <table:table-cell office:value-type="float" office:value="775290914.111053" calcext:value-type="float">
            <text:p>775290914.111053</text:p>
          </table:table-cell>
          <table:table-cell table:number-columns-repeated="4"/>
          <table:table-cell office:value-type="float" office:value="0.00141501426697" calcext:value-type="float">
            <text:p>0.00141501426697</text:p>
          </table:table-cell>
          <table:table-cell office:value-type="float" office:value="0.00131797790527" calcext:value-type="float">
            <text:p>0.00131797790527</text:p>
          </table:table-cell>
          <table:table-cell table:number-columns-repeated="9"/>
        </table:table-row>
        <table:table-row table:style-name="ro1">
          <table:table-cell office:value-type="float" office:value="274869836012.985" calcext:value-type="float">
            <text:p>274869836012.985</text:p>
          </table:table-cell>
          <table:table-cell office:value-type="float" office:value="1554221955.70136" calcext:value-type="float">
            <text:p>1554221955.70136</text:p>
          </table:table-cell>
          <table:table-cell table:number-columns-repeated="4"/>
          <table:table-cell office:value-type="float" office:value="0.00131893157959" calcext:value-type="float">
            <text:p>0.00131893157959</text:p>
          </table:table-cell>
          <table:table-cell office:value-type="float" office:value="0.00133800506592" calcext:value-type="float">
            <text:p>0.00133800506592</text:p>
          </table:table-cell>
          <table:table-cell table:number-columns-repeated="9"/>
        </table:table-row>
        <table:table-row table:style-name="ro1">
          <table:table-cell office:value-type="float" office:value="549734237006.887" calcext:value-type="float">
            <text:p>549734237006.887</text:p>
          </table:table-cell>
          <table:table-cell office:value-type="float" office:value="3005028265.43591" calcext:value-type="float">
            <text:p>3005028265.43591</text:p>
          </table:table-cell>
          <table:table-cell table:number-columns-repeated="4"/>
          <table:table-cell office:value-type="float" office:value="0.00131511688232" calcext:value-type="float">
            <text:p>0.00131511688232</text:p>
          </table:table-cell>
          <table:table-cell office:value-type="float" office:value="0.00129890441895" calcext:value-type="float">
            <text:p>0.00129890441895</text:p>
          </table:table-cell>
          <table:table-cell table:number-columns-repeated="9"/>
        </table:table-row>
        <table:table-row table:style-name="ro1">
          <table:table-cell office:value-type="float" office:value="1099006970167.84" calcext:value-type="float">
            <text:p>1099006970167.84</text:p>
          </table:table-cell>
          <table:table-cell office:value-type="float" office:value="6105590935.63989" calcext:value-type="float">
            <text:p>6105590935.63989</text:p>
          </table:table-cell>
          <table:table-cell table:number-columns-repeated="4"/>
          <table:table-cell office:value-type="float" office:value="0.00132608413696" calcext:value-type="float">
            <text:p>0.00132608413696</text:p>
          </table:table-cell>
          <table:table-cell office:value-type="float" office:value="0.00129103660583" calcext:value-type="float">
            <text:p>0.00129103660583</text:p>
          </table:table-cell>
          <table:table-cell table:number-columns-repeated="9"/>
        </table:table-row>
        <table:table-row table:style-name="ro1">
          <table:table-cell office:value-type="float" office:value="2200030349523.04" calcext:value-type="float">
            <text:p>2200030349523.04</text:p>
          </table:table-cell>
          <table:table-cell office:value-type="float" office:value="13062702419.0396" calcext:value-type="float">
            <text:p>13062702419.0396</text:p>
          </table:table-cell>
          <table:table-cell table:number-columns-repeated="4"/>
          <table:table-cell office:value-type="float" office:value="0.00130701065063" calcext:value-type="float">
            <text:p>0.00130701065063</text:p>
          </table:table-cell>
          <table:table-cell office:value-type="float" office:value="0.00132417678833" calcext:value-type="float">
            <text:p>0.00132417678833</text:p>
          </table:table-cell>
          <table:table-cell table:number-columns-repeated="9"/>
        </table:table-row>
        <table:table-row table:style-name="ro1">
          <table:table-cell office:value-type="float" office:value="4400195043840.25" calcext:value-type="float">
            <text:p>4400195043840.25</text:p>
          </table:table-cell>
          <table:table-cell office:value-type="float" office:value="25353700276.0303" calcext:value-type="float">
            <text:p>25353700276.0303</text:p>
          </table:table-cell>
          <table:table-cell table:number-columns-repeated="4"/>
          <table:table-cell office:value-type="float" office:value="0.00130200386047" calcext:value-type="float">
            <text:p>0.00130200386047</text:p>
          </table:table-cell>
          <table:table-cell office:value-type="float" office:value="0.00130105018616" calcext:value-type="float">
            <text:p>0.00130105018616</text:p>
          </table:table-cell>
          <table:table-cell table:number-columns-repeated="9"/>
        </table:table-row>
        <table:table-row table:style-name="ro1">
          <table:table-cell office:value-type="float" office:value="8781077922953.55" calcext:value-type="float">
            <text:p>8781077922953.55</text:p>
          </table:table-cell>
          <table:table-cell office:value-type="float" office:value="71302650220.1328" calcext:value-type="float">
            <text:p>71302650220.1328</text:p>
          </table:table-cell>
          <table:table-cell table:number-columns-repeated="4"/>
          <table:table-cell office:value-type="float" office:value="0.00131893157959" calcext:value-type="float">
            <text:p>0.00131893157959</text:p>
          </table:table-cell>
          <table:table-cell office:value-type="float" office:value="0.00141096115112" calcext:value-type="float">
            <text:p>0.00141096115112</text:p>
          </table:table-cell>
          <table:table-cell table:number-columns-repeated="9"/>
        </table:table-row>
        <table:table-row table:style-name="ro1">
          <table:table-cell office:value-type="float" office:value="17557893284095.5" calcext:value-type="float">
            <text:p>17557893284095.5</text:p>
          </table:table-cell>
          <table:table-cell office:value-type="float" office:value="94721075135.1426" calcext:value-type="float">
            <text:p>94721075135.1426</text:p>
          </table:table-cell>
          <table:table-cell table:number-columns-repeated="4"/>
          <table:table-cell office:value-type="float" office:value="0.00130915641785" calcext:value-type="float">
            <text:p>0.00130915641785</text:p>
          </table:table-cell>
          <table:table-cell office:value-type="float" office:value="0.00133585929871" calcext:value-type="float">
            <text:p>0.00133585929871</text:p>
          </table:table-cell>
          <table:table-cell table:number-columns-repeated="9"/>
        </table:table-row>
        <table:table-row table:style-name="ro1">
          <table:table-cell office:value-type="float" office:value="34920679291523.8" calcext:value-type="float">
            <text:p>34920679291523.8</text:p>
          </table:table-cell>
          <table:table-cell office:value-type="float" office:value="175032340619.375" calcext:value-type="float">
            <text:p>175032340619.375</text:p>
          </table:table-cell>
          <table:table-cell table:number-columns-repeated="4"/>
          <table:table-cell office:value-type="float" office:value="0.00132584571838" calcext:value-type="float">
            <text:p>0.00132584571838</text:p>
          </table:table-cell>
          <table:table-cell office:value-type="float" office:value="0.00131320953369" calcext:value-type="float">
            <text:p>0.00131320953369</text:p>
          </table:table-cell>
          <table:table-cell table:number-columns-repeated="9"/>
        </table:table-row>
        <table:table-row table:style-name="ro1">
          <table:table-cell office:value-type="float" office:value="69686484192011.8" calcext:value-type="float">
            <text:p>69686484192011.8</text:p>
          </table:table-cell>
          <table:table-cell office:value-type="float" office:value="1220303978513.57" calcext:value-type="float">
            <text:p>1220303978513.57</text:p>
          </table:table-cell>
          <table:table-cell table:number-columns-repeated="4"/>
          <table:table-cell office:value-type="float" office:value="0.00132608413696" calcext:value-type="float">
            <text:p>0.00132608413696</text:p>
          </table:table-cell>
          <table:table-cell office:value-type="float" office:value="0.00129699707031" calcext:value-type="float">
            <text:p>0.00129699707031</text:p>
          </table:table-cell>
          <table:table-cell table:number-columns-repeated="9"/>
        </table:table-row>
        <table:table-row table:style-name="ro1">
          <table:table-cell office:value-type="float" office:value="145876884766769" calcext:value-type="float">
            <text:p>145876884766769</text:p>
          </table:table-cell>
          <table:table-cell office:value-type="float" office:value="4921726674785.84" calcext:value-type="float">
            <text:p>4921726674785.84</text:p>
          </table:table-cell>
          <table:table-cell table:number-columns-repeated="4"/>
          <table:table-cell office:value-type="float" office:value="0.00130891799927" calcext:value-type="float">
            <text:p>0.00130891799927</text:p>
          </table:table-cell>
          <table:table-cell office:value-type="float" office:value="0.00131702423096" calcext:value-type="float">
            <text:p>0.00131702423096</text:p>
          </table:table-cell>
          <table:table-cell table:number-columns-repeated="9"/>
        </table:table-row>
        <table:table-row table:style-name="ro1">
          <table:table-cell office:value-type="float" office:value="257348550135458" calcext:value-type="float">
            <text:p>257348550135458</text:p>
          </table:table-cell>
          <table:table-cell office:value-type="float" office:value="11261814522057.1" calcext:value-type="float">
            <text:p>11261814522057.1</text:p>
          </table:table-cell>
          <table:table-cell table:number-columns-repeated="4"/>
          <table:table-cell office:value-type="float" office:value="0.00131583213806" calcext:value-type="float">
            <text:p>0.00131583213806</text:p>
          </table:table-cell>
          <table:table-cell office:value-type="float" office:value="0.00129699707031" calcext:value-type="float">
            <text:p>0.00129699707031</text:p>
          </table:table-cell>
          <table:table-cell table:number-columns-repeated="9"/>
        </table:table-row>
        <table:table-row table:style-name="ro1">
          <table:table-cell office:value-type="float" office:value="428914250225762" calcext:value-type="float">
            <text:p>428914250225762</text:p>
          </table:table-cell>
          <table:table-cell office:value-type="float" office:value="17761017675907.9" calcext:value-type="float">
            <text:p>17761017675907.9</text:p>
          </table:table-cell>
          <table:table-cell table:number-columns-repeated="4"/>
          <table:table-cell office:value-type="float" office:value="0.00133109092712" calcext:value-type="float">
            <text:p>0.00133109092712</text:p>
          </table:table-cell>
          <table:table-cell office:value-type="float" office:value="0.00143003463745" calcext:value-type="float">
            <text:p>0.00143003463745</text:p>
          </table:table-cell>
          <table:table-cell table:number-columns-repeated="9"/>
        </table:table-row>
        <table:table-row table:style-name="ro1" table:number-rows-repeated="8">
          <table:table-cell table:number-columns-repeated="17"/>
        </table:table-row>
        <table:table-row table:style-name="ro1">
          <table:table-cell office:value-type="string" calcext:value-type="string">
            <text:p>max eigen valu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epsilon</text:p>
          </table:table-cell>
          <table:table-cell table:number-columns-repeated="14"/>
        </table:table-row>
        <table:table-row table:style-name="ro1">
          <table:table-cell table:style-name="ce1" office:value-type="float" office:value="1" calcext:value-type="float">
            <text:p>1.00E+00</text:p>
          </table:table-cell>
          <table:table-cell office:value-type="float" office:value="1.03537745360026" calcext:value-type="float">
            <text:p>1.03537745360026</text:p>
          </table:table-cell>
          <table:table-cell office:value-type="float" office:value="0.0353774536002505" calcext:value-type="float">
            <text:p>0.035377453600251</text:p>
          </table:table-cell>
          <table:table-cell table:number-columns-repeated="14"/>
        </table:table-row>
        <table:table-row table:style-name="ro1">
          <table:table-cell table:style-name="ce1" office:value-type="float" office:value="1000.99999999989" calcext:value-type="float">
            <text:p>1.00E+03</text:p>
          </table:table-cell>
          <table:table-cell office:value-type="float" office:value="1006.62994971038" calcext:value-type="float">
            <text:p>1006.62994971038</text:p>
          </table:table-cell>
          <table:table-cell office:value-type="float" office:value="5.62994971049568" calcext:value-type="float">
            <text:p>5.62994971049568</text:p>
          </table:table-cell>
          <table:table-cell table:number-columns-repeated="14"/>
        </table:table-row>
        <table:table-row table:style-name="ro1">
          <table:table-cell table:style-name="ce1" office:value-type="float" office:value="2000.99999999946" calcext:value-type="float">
            <text:p>2.00E+03</text:p>
          </table:table-cell>
          <table:table-cell office:value-type="float" office:value="2012.26364751892" calcext:value-type="float">
            <text:p>2012.26364751892</text:p>
          </table:table-cell>
          <table:table-cell office:value-type="float" office:value="11.2636475194654" calcext:value-type="float">
            <text:p>11.2636475194654</text:p>
          </table:table-cell>
          <table:table-cell table:number-columns-repeated="14"/>
        </table:table-row>
        <table:table-row table:style-name="ro1">
          <table:table-cell table:style-name="ce1" office:value-type="float" office:value="3001.00000000289" calcext:value-type="float">
            <text:p>3.00E+03</text:p>
          </table:table-cell>
          <table:table-cell office:value-type="float" office:value="3017.89734532677" calcext:value-type="float">
            <text:p>3017.89734532677</text:p>
          </table:table-cell>
          <table:table-cell office:value-type="float" office:value="16.8973453238837" calcext:value-type="float">
            <text:p>16.8973453238837</text:p>
          </table:table-cell>
          <table:table-cell table:number-columns-repeated="14"/>
        </table:table-row>
        <table:table-row table:style-name="ro1">
          <table:table-cell table:style-name="ce1" office:value-type="float" office:value="4001.00000000001" calcext:value-type="float">
            <text:p>4.00E+03</text:p>
          </table:table-cell>
          <table:table-cell office:value-type="float" office:value="4023.53104313326" calcext:value-type="float">
            <text:p>4023.53104313326</text:p>
          </table:table-cell>
          <table:table-cell office:value-type="float" office:value="22.531043133245" calcext:value-type="float">
            <text:p>22.531043133245</text:p>
          </table:table-cell>
          <table:table-cell table:number-columns-repeated="14"/>
        </table:table-row>
        <table:table-row table:style-name="ro1">
          <table:table-cell table:style-name="ce1" office:value-type="float" office:value="5000.99999999942" calcext:value-type="float">
            <text:p>5.00E+03</text:p>
          </table:table-cell>
          <table:table-cell office:value-type="float" office:value="5029.16474093953" calcext:value-type="float">
            <text:p>5029.16474093953</text:p>
          </table:table-cell>
          <table:table-cell office:value-type="float" office:value="28.1647409401057" calcext:value-type="float">
            <text:p>28.1647409401057</text:p>
          </table:table-cell>
          <table:table-cell table:number-columns-repeated="14"/>
        </table:table-row>
        <table:table-row table:style-name="ro1">
          <table:table-cell table:style-name="ce1" office:value-type="float" office:value="6000.99999999727" calcext:value-type="float">
            <text:p>6.00E+03</text:p>
          </table:table-cell>
          <table:table-cell office:value-type="float" office:value="6034.7984387493" calcext:value-type="float">
            <text:p>6034.7984387493</text:p>
          </table:table-cell>
          <table:table-cell office:value-type="float" office:value="33.7984387520301" calcext:value-type="float">
            <text:p>33.7984387520301</text:p>
          </table:table-cell>
          <table:table-cell table:number-columns-repeated="14"/>
        </table:table-row>
        <table:table-row table:style-name="ro1">
          <table:table-cell table:style-name="ce1" office:value-type="float" office:value="7001" calcext:value-type="float">
            <text:p>7.00E+03</text:p>
          </table:table-cell>
          <table:table-cell office:value-type="float" office:value="7040.43213656004" calcext:value-type="float">
            <text:p>7040.43213656004</text:p>
          </table:table-cell>
          <table:table-cell office:value-type="float" office:value="39.432136560039" calcext:value-type="float">
            <text:p>39.432136560039</text:p>
          </table:table-cell>
          <table:table-cell table:number-columns-repeated="14"/>
        </table:table-row>
        <table:table-row table:style-name="ro1">
          <table:table-cell table:style-name="ce1" office:value-type="float" office:value="8001.00000000364" calcext:value-type="float">
            <text:p>8.00E+03</text:p>
          </table:table-cell>
          <table:table-cell office:value-type="float" office:value="8046.06583438305" calcext:value-type="float">
            <text:p>8046.06583438305</text:p>
          </table:table-cell>
          <table:table-cell office:value-type="float" office:value="45.0658343794066" calcext:value-type="float">
            <text:p>45.0658343794066</text:p>
          </table:table-cell>
          <table:table-cell table:number-columns-repeated="14"/>
        </table:table-row>
        <table:table-row table:style-name="ro1">
          <table:table-cell table:style-name="ce1" office:value-type="float" office:value="9000.99999999693" calcext:value-type="float">
            <text:p>9.00E+03</text:p>
          </table:table-cell>
          <table:table-cell office:value-type="float" office:value="9051.6995321684" calcext:value-type="float">
            <text:p>9051.6995321684</text:p>
          </table:table-cell>
          <table:table-cell office:value-type="float" office:value="50.6995321714749" calcext:value-type="float">
            <text:p>50.6995321714749</text:p>
          </table:table-cell>
          <table:table-cell table:number-columns-repeated="14"/>
        </table:table-row>
        <table:table-row table:style-name="ro1">
          <table:table-cell table:style-name="ce1" office:value-type="float" office:value="10000.9999999898" calcext:value-type="float">
            <text:p>1.00E+04</text:p>
          </table:table-cell>
          <table:table-cell office:value-type="float" office:value="10057.3332299942" calcext:value-type="float">
            <text:p>10057.3332299942</text:p>
          </table:table-cell>
          <table:table-cell office:value-type="float" office:value="56.3332300044003" calcext:value-type="float">
            <text:p>56.3332300044003</text:p>
          </table:table-cell>
          <table:table-cell table:number-columns-repeated="14"/>
        </table:table-row>
        <table:table-row table:style-name="ro1">
          <table:table-cell table:style-name="ce1" office:value-type="float" office:value="11000.9999999925" calcext:value-type="float">
            <text:p>1.10E+04</text:p>
          </table:table-cell>
          <table:table-cell office:value-type="float" office:value="11062.9669277971" calcext:value-type="float">
            <text:p>11062.9669277971</text:p>
          </table:table-cell>
          <table:table-cell office:value-type="float" office:value="61.9669278046204" calcext:value-type="float">
            <text:p>61.9669278046204</text:p>
          </table:table-cell>
          <table:table-cell table:number-columns-repeated="14"/>
        </table:table-row>
        <table:table-row table:style-name="ro1">
          <table:table-cell table:style-name="ce1" office:value-type="float" office:value="12000.9999999755" calcext:value-type="float">
            <text:p>1.20E+04</text:p>
          </table:table-cell>
          <table:table-cell office:value-type="float" office:value="12068.6006255574" calcext:value-type="float">
            <text:p>12068.6006255574</text:p>
          </table:table-cell>
          <table:table-cell office:value-type="float" office:value="67.6006255819793" calcext:value-type="float">
            <text:p>67.6006255819793</text:p>
          </table:table-cell>
          <table:table-cell table:number-columns-repeated="14"/>
        </table:table-row>
        <table:table-row table:style-name="ro1">
          <table:table-cell table:style-name="ce1" office:value-type="float" office:value="13001" calcext:value-type="float">
            <text:p>1.30E+04</text:p>
          </table:table-cell>
          <table:table-cell office:value-type="float" office:value="13074.2343234429" calcext:value-type="float">
            <text:p>13074.2343234429</text:p>
          </table:table-cell>
          <table:table-cell office:value-type="float" office:value="73.2343234428281" calcext:value-type="float">
            <text:p>73.2343234428281</text:p>
          </table:table-cell>
          <table:table-cell table:number-columns-repeated="14"/>
        </table:table-row>
        <table:table-row table:style-name="ro1">
          <table:table-cell table:style-name="ce1" office:value-type="float" office:value="14000.9999999698" calcext:value-type="float">
            <text:p>1.40E+04</text:p>
          </table:table-cell>
          <table:table-cell office:value-type="float" office:value="14079.8680212054" calcext:value-type="float">
            <text:p>14079.8680212054</text:p>
          </table:table-cell>
          <table:table-cell office:value-type="float" office:value="78.8680212355939" calcext:value-type="float">
            <text:p>78.8680212355939</text:p>
          </table:table-cell>
          <table:table-cell table:number-columns-repeated="14"/>
        </table:table-row>
        <table:table-row table:style-name="ro1">
          <table:table-cell table:style-name="ce1" office:value-type="float" office:value="15001.0000000136" calcext:value-type="float">
            <text:p>1.50E+04</text:p>
          </table:table-cell>
          <table:table-cell office:value-type="float" office:value="15085.5017190519" calcext:value-type="float">
            <text:p>15085.5017190519</text:p>
          </table:table-cell>
          <table:table-cell office:value-type="float" office:value="84.501719038306" calcext:value-type="float">
            <text:p>84.501719038306</text:p>
          </table:table-cell>
          <table:table-cell table:number-columns-repeated="14"/>
        </table:table-row>
        <table:table-row table:style-name="ro1">
          <table:table-cell table:style-name="ce1" office:value-type="float" office:value="16000.9999999473" calcext:value-type="float">
            <text:p>1.60E+04</text:p>
          </table:table-cell>
          <table:table-cell office:value-type="float" office:value="16091.1354168735" calcext:value-type="float">
            <text:p>16091.1354168735</text:p>
          </table:table-cell>
          <table:table-cell office:value-type="float" office:value="90.1354169262504" calcext:value-type="float">
            <text:p>90.1354169262504</text:p>
          </table:table-cell>
          <table:table-cell table:number-columns-repeated="14"/>
        </table:table-row>
        <table:table-row table:style-name="ro1">
          <table:table-cell table:style-name="ce1" office:value-type="float" office:value="17000.9999999382" calcext:value-type="float">
            <text:p>1.70E+04</text:p>
          </table:table-cell>
          <table:table-cell office:value-type="float" office:value="17096.7691145689" calcext:value-type="float">
            <text:p>17096.7691145689</text:p>
          </table:table-cell>
          <table:table-cell office:value-type="float" office:value="95.769114630697" calcext:value-type="float">
            <text:p>95.769114630697</text:p>
          </table:table-cell>
          <table:table-cell table:number-columns-repeated="14"/>
        </table:table-row>
        <table:table-row table:style-name="ro1">
          <table:table-cell table:style-name="ce1" office:value-type="float" office:value="18001.0000000655" calcext:value-type="float">
            <text:p>1.80E+04</text:p>
          </table:table-cell>
          <table:table-cell office:value-type="float" office:value="18102.4028125281" calcext:value-type="float">
            <text:p>18102.4028125281</text:p>
          </table:table-cell>
          <table:table-cell office:value-type="float" office:value="101.402812462587" calcext:value-type="float">
            <text:p>101.402812462587</text:p>
          </table:table-cell>
          <table:table-cell table:number-columns-repeated="14"/>
        </table:table-row>
        <table:table-row table:style-name="ro1">
          <table:table-cell table:style-name="ce1" office:value-type="float" office:value="19000.9999999309" calcext:value-type="float">
            <text:p>1.90E+04</text:p>
          </table:table-cell>
          <table:table-cell office:value-type="float" office:value="19108.0365102073" calcext:value-type="float">
            <text:p>19108.0365102073</text:p>
          </table:table-cell>
          <table:table-cell office:value-type="float" office:value="107.036510276466" calcext:value-type="float">
            <text:p>107.036510276466</text:p>
          </table:table-cell>
          <table:table-cell table:number-columns-repeated="14"/>
        </table:table-row>
        <table:table-row table:style-name="ro1">
          <table:table-cell table:style-name="ce1" office:value-type="float" office:value="20001.0000000727" calcext:value-type="float">
            <text:p>2.00E+04</text:p>
          </table:table-cell>
          <table:table-cell office:value-type="float" office:value="20113.6702080128" calcext:value-type="float">
            <text:p>20113.6702080128</text:p>
          </table:table-cell>
          <table:table-cell office:value-type="float" office:value="112.670207940158" calcext:value-type="float">
            <text:p>112.670207940158</text:p>
          </table:table-cell>
          <table:table-cell table:number-columns-repeated="14"/>
        </table:table-row>
        <table:table-row table:style-name="ro1">
          <table:table-cell table:style-name="ce1" office:value-type="float" office:value="21001.0000000001" calcext:value-type="float">
            <text:p>2.10E+04</text:p>
          </table:table-cell>
          <table:table-cell office:value-type="float" office:value="21119.3039058184" calcext:value-type="float">
            <text:p>21119.3039058184</text:p>
          </table:table-cell>
          <table:table-cell office:value-type="float" office:value="118.303905818375" calcext:value-type="float">
            <text:p>118.303905818375</text:p>
          </table:table-cell>
          <table:table-cell table:number-columns-repeated="14"/>
        </table:table-row>
        <table:table-row table:style-name="ro1">
          <table:table-cell table:style-name="ce1" office:value-type="float" office:value="22000.9999998399" calcext:value-type="float">
            <text:p>2.20E+04</text:p>
          </table:table-cell>
          <table:table-cell office:value-type="float" office:value="22124.9376037252" calcext:value-type="float">
            <text:p>22124.9376037252</text:p>
          </table:table-cell>
          <table:table-cell office:value-type="float" office:value="123.937603885297" calcext:value-type="float">
            <text:p>123.937603885297</text:p>
          </table:table-cell>
          <table:table-cell table:number-columns-repeated="14"/>
        </table:table-row>
        <table:table-row table:style-name="ro1">
          <table:table-cell table:style-name="ce1" office:value-type="float" office:value="23001.0000000209" calcext:value-type="float">
            <text:p>2.30E+04</text:p>
          </table:table-cell>
          <table:table-cell office:value-type="float" office:value="23130.5713015301" calcext:value-type="float">
            <text:p>23130.5713015301</text:p>
          </table:table-cell>
          <table:table-cell office:value-type="float" office:value="129.571301509164" calcext:value-type="float">
            <text:p>129.571301509164</text:p>
          </table:table-cell>
          <table:table-cell table:number-columns-repeated="14"/>
        </table:table-row>
        <table:table-row table:style-name="ro1">
          <table:table-cell table:style-name="ce1" office:value-type="float" office:value="24000.9999999945" calcext:value-type="float">
            <text:p>2.40E+04</text:p>
          </table:table-cell>
          <table:table-cell office:value-type="float" office:value="24136.2049992904" calcext:value-type="float">
            <text:p>24136.2049992904</text:p>
          </table:table-cell>
          <table:table-cell office:value-type="float" office:value="135.204999295853" calcext:value-type="float">
            <text:p>135.204999295853</text:p>
          </table:table-cell>
          <table:table-cell table:number-columns-repeated="14"/>
        </table:table-row>
        <table:table-row table:style-name="ro1">
          <table:table-cell table:style-name="ce1" office:value-type="float" office:value="25000.9999998181" calcext:value-type="float">
            <text:p>2.50E+04</text:p>
          </table:table-cell>
          <table:table-cell office:value-type="float" office:value="25141.8386971499" calcext:value-type="float">
            <text:p>25141.8386971499</text:p>
          </table:table-cell>
          <table:table-cell office:value-type="float" office:value="140.838697331783" calcext:value-type="float">
            <text:p>140.838697331783</text:p>
          </table:table-cell>
          <table:table-cell table:number-columns-repeated="14"/>
        </table:table-row>
        <table:table-row table:style-name="ro1">
          <table:table-cell table:style-name="ce1" office:value-type="float" office:value="26000.9999999054" calcext:value-type="float">
            <text:p>2.60E+04</text:p>
          </table:table-cell>
          <table:table-cell office:value-type="float" office:value="26147.4723950256" calcext:value-type="float">
            <text:p>26147.4723950256</text:p>
          </table:table-cell>
          <table:table-cell office:value-type="float" office:value="146.472395120159" calcext:value-type="float">
            <text:p>146.472395120159</text:p>
          </table:table-cell>
          <table:table-cell table:number-columns-repeated="14"/>
        </table:table-row>
        <table:table-row table:style-name="ro1">
          <table:table-cell table:style-name="ce1" office:value-type="float" office:value="27001.0000000491" calcext:value-type="float">
            <text:p>2.70E+04</text:p>
          </table:table-cell>
          <table:table-cell office:value-type="float" office:value="27153.106092683" calcext:value-type="float">
            <text:p>27153.106092683</text:p>
          </table:table-cell>
          <table:table-cell office:value-type="float" office:value="152.106092633829" calcext:value-type="float">
            <text:p>152.106092633829</text:p>
          </table:table-cell>
          <table:table-cell table:number-columns-repeated="14"/>
        </table:table-row>
        <table:table-row table:style-name="ro1">
          <table:table-cell table:style-name="ce1" office:value-type="float" office:value="28000.9999999491" calcext:value-type="float">
            <text:p>2.80E+04</text:p>
          </table:table-cell>
          <table:table-cell office:value-type="float" office:value="28158.7397904574" calcext:value-type="float">
            <text:p>28158.7397904574</text:p>
          </table:table-cell>
          <table:table-cell office:value-type="float" office:value="157.739790508298" calcext:value-type="float">
            <text:p>157.739790508298</text:p>
          </table:table-cell>
          <table:table-cell table:number-columns-repeated="14"/>
        </table:table-row>
        <table:table-row table:style-name="ro1">
          <table:table-cell table:style-name="ce1" office:value-type="float" office:value="29001.0000001582" calcext:value-type="float">
            <text:p>2.90E+04</text:p>
          </table:table-cell>
          <table:table-cell office:value-type="float" office:value="29164.3734881562" calcext:value-type="float">
            <text:p>29164.3734881562</text:p>
          </table:table-cell>
          <table:table-cell office:value-type="float" office:value="163.373487998033" calcext:value-type="float">
            <text:p>163.373487998033</text:p>
          </table:table-cell>
          <table:table-cell table:number-columns-repeated="14"/>
        </table:table-row>
        <table:table-row table:style-name="ro1">
          <table:table-cell table:style-name="ce1" office:value-type="float" office:value="30001.0000001774" calcext:value-type="float">
            <text:p>3.00E+04</text:p>
          </table:table-cell>
          <table:table-cell office:value-type="float" office:value="30170.0071861788" calcext:value-type="float">
            <text:p>30170.0071861788</text:p>
          </table:table-cell>
          <table:table-cell office:value-type="float" office:value="169.00718600148" calcext:value-type="float">
            <text:p>169.00718600148</text:p>
          </table:table-cell>
          <table:table-cell table:number-columns-repeated="14"/>
        </table:table-row>
        <table:table-row table:style-name="ro1">
          <table:table-cell table:style-name="ce1" office:value-type="float" office:value="31001" calcext:value-type="float">
            <text:p>3.10E+04</text:p>
          </table:table-cell>
          <table:table-cell office:value-type="float" office:value="31175.6408839953" calcext:value-type="float">
            <text:p>31175.6408839953</text:p>
          </table:table-cell>
          <table:table-cell office:value-type="float" office:value="174.640883995304" calcext:value-type="float">
            <text:p>174.640883995304</text:p>
          </table:table-cell>
          <table:table-cell table:number-columns-repeated="14"/>
        </table:table-row>
        <table:table-row table:style-name="ro1">
          <table:table-cell table:style-name="ce1" office:value-type="float" office:value="32000.9999998837" calcext:value-type="float">
            <text:p>3.20E+04</text:p>
          </table:table-cell>
          <table:table-cell office:value-type="float" office:value="32181.2745816134" calcext:value-type="float">
            <text:p>32181.2745816134</text:p>
          </table:table-cell>
          <table:table-cell office:value-type="float" office:value="180.274581729744" calcext:value-type="float">
            <text:p>180.274581729744</text:p>
          </table:table-cell>
          <table:table-cell table:number-columns-repeated="14"/>
        </table:table-row>
        <table:table-row table:style-name="ro1">
          <table:table-cell table:style-name="ce1" office:value-type="float" office:value="33001.0000000525" calcext:value-type="float">
            <text:p>3.30E+04</text:p>
          </table:table-cell>
          <table:table-cell office:value-type="float" office:value="33186.9082795155" calcext:value-type="float">
            <text:p>33186.9082795155</text:p>
          </table:table-cell>
          <table:table-cell office:value-type="float" office:value="185.908279463001" calcext:value-type="float">
            <text:p>185.908279463001</text:p>
          </table:table-cell>
          <table:table-cell table:number-columns-repeated="14"/>
        </table:table-row>
        <table:table-row table:style-name="ro1">
          <table:table-cell table:style-name="ce1" office:value-type="float" office:value="34000.9999998686" calcext:value-type="float">
            <text:p>3.40E+04</text:p>
          </table:table-cell>
          <table:table-cell office:value-type="float" office:value="34192.5419771343" calcext:value-type="float">
            <text:p>34192.5419771343</text:p>
          </table:table-cell>
          <table:table-cell office:value-type="float" office:value="191.541977265719" calcext:value-type="float">
            <text:p>191.541977265719</text:p>
          </table:table-cell>
          <table:table-cell table:number-columns-repeated="14"/>
        </table:table-row>
        <table:table-row table:style-name="ro1">
          <table:table-cell table:style-name="ce1" office:value-type="float" office:value="35001.000000008" calcext:value-type="float">
            <text:p>3.50E+04</text:p>
          </table:table-cell>
          <table:table-cell office:value-type="float" office:value="35198.175675386" calcext:value-type="float">
            <text:p>35198.175675386</text:p>
          </table:table-cell>
          <table:table-cell office:value-type="float" office:value="197.175675378036" calcext:value-type="float">
            <text:p>197.175675378036</text:p>
          </table:table-cell>
          <table:table-cell table:number-columns-repeated="14"/>
        </table:table-row>
        <table:table-row table:style-name="ro1">
          <table:table-cell table:style-name="ce1" office:value-type="float" office:value="36001.0000002621" calcext:value-type="float">
            <text:p>3.60E+04</text:p>
          </table:table-cell>
          <table:table-cell office:value-type="float" office:value="36203.8093729847" calcext:value-type="float">
            <text:p>36203.8093729847</text:p>
          </table:table-cell>
          <table:table-cell office:value-type="float" office:value="202.809372722622" calcext:value-type="float">
            <text:p>202.809372722622</text:p>
          </table:table-cell>
          <table:table-cell table:number-columns-repeated="14"/>
        </table:table-row>
        <table:table-row table:style-name="ro1">
          <table:table-cell table:style-name="ce1" office:value-type="float" office:value="37001.0000002692" calcext:value-type="float">
            <text:p>3.70E+04</text:p>
          </table:table-cell>
          <table:table-cell office:value-type="float" office:value="37209.4430708434" calcext:value-type="float">
            <text:p>37209.4430708434</text:p>
          </table:table-cell>
          <table:table-cell office:value-type="float" office:value="208.443070574169" calcext:value-type="float">
            <text:p>208.443070574169</text:p>
          </table:table-cell>
          <table:table-cell table:number-columns-repeated="14"/>
        </table:table-row>
        <table:table-row table:style-name="ro1">
          <table:table-cell table:style-name="ce1" office:value-type="float" office:value="38000.9999998617" calcext:value-type="float">
            <text:p>3.80E+04</text:p>
          </table:table-cell>
          <table:table-cell office:value-type="float" office:value="38215.0767686003" calcext:value-type="float">
            <text:p>38215.0767686003</text:p>
          </table:table-cell>
          <table:table-cell office:value-type="float" office:value="214.07676873853" calcext:value-type="float">
            <text:p>214.07676873853</text:p>
          </table:table-cell>
          <table:table-cell table:number-columns-repeated="14"/>
        </table:table-row>
        <table:table-row table:style-name="ro1">
          <table:table-cell table:style-name="ce1" office:value-type="float" office:value="39000.9999998404" calcext:value-type="float">
            <text:p>3.90E+04</text:p>
          </table:table-cell>
          <table:table-cell office:value-type="float" office:value="39220.7104664262" calcext:value-type="float">
            <text:p>39220.7104664262</text:p>
          </table:table-cell>
          <table:table-cell office:value-type="float" office:value="219.710466585842" calcext:value-type="float">
            <text:p>219.710466585842</text:p>
          </table:table-cell>
          <table:table-cell table:number-columns-repeated="14"/>
        </table:table-row>
        <table:table-row table:style-name="ro1">
          <table:table-cell table:style-name="ce1" office:value-type="float" office:value="40000.9999999999" calcext:value-type="float">
            <text:p>4.00E+04</text:p>
          </table:table-cell>
          <table:table-cell office:value-type="float" office:value="40226.3441644918" calcext:value-type="float">
            <text:p>40226.3441644918</text:p>
          </table:table-cell>
          <table:table-cell office:value-type="float" office:value="225.344164491915" calcext:value-type="float">
            <text:p>225.344164491915</text:p>
          </table:table-cell>
          <table:table-cell table:number-columns-repeated="14"/>
        </table:table-row>
        <table:table-row table:style-name="ro1">
          <table:table-cell table:style-name="ce1" office:value-type="float" office:value="41001.0000001492" calcext:value-type="float">
            <text:p>4.10E+04</text:p>
          </table:table-cell>
          <table:table-cell office:value-type="float" office:value="41231.9778623444" calcext:value-type="float">
            <text:p>41231.9778623444</text:p>
          </table:table-cell>
          <table:table-cell office:value-type="float" office:value="230.977862195214" calcext:value-type="float">
            <text:p>230.977862195214</text:p>
          </table:table-cell>
          <table:table-cell table:number-columns-repeated="14"/>
        </table:table-row>
        <table:table-row table:style-name="ro1">
          <table:table-cell table:style-name="ce1" office:value-type="float" office:value="42001.0000000765" calcext:value-type="float">
            <text:p>4.20E+04</text:p>
          </table:table-cell>
          <table:table-cell office:value-type="float" office:value="42237.6115594261" calcext:value-type="float">
            <text:p>42237.6115594261</text:p>
          </table:table-cell>
          <table:table-cell office:value-type="float" office:value="236.611559349636" calcext:value-type="float">
            <text:p>236.611559349636</text:p>
          </table:table-cell>
          <table:table-cell table:number-columns-repeated="14"/>
        </table:table-row>
        <table:table-row table:style-name="ro1">
          <table:table-cell table:style-name="ce1" office:value-type="float" office:value="43001" calcext:value-type="float">
            <text:p>4.30E+04</text:p>
          </table:table-cell>
          <table:table-cell office:value-type="float" office:value="43243.2452574616" calcext:value-type="float">
            <text:p>43243.2452574616</text:p>
          </table:table-cell>
          <table:table-cell office:value-type="float" office:value="242.245257461611" calcext:value-type="float">
            <text:p>242.245257461611</text:p>
          </table:table-cell>
          <table:table-cell table:number-columns-repeated="14"/>
        </table:table-row>
        <table:table-row table:style-name="ro1">
          <table:table-cell table:style-name="ce1" office:value-type="float" office:value="44000.9999996597" calcext:value-type="float">
            <text:p>4.40E+04</text:p>
          </table:table-cell>
          <table:table-cell office:value-type="float" office:value="44248.8789553866" calcext:value-type="float">
            <text:p>44248.8789553866</text:p>
          </table:table-cell>
          <table:table-cell office:value-type="float" office:value="247.878955726919" calcext:value-type="float">
            <text:p>247.878955726919</text:p>
          </table:table-cell>
          <table:table-cell table:number-columns-repeated="14"/>
        </table:table-row>
        <table:table-row table:style-name="ro1">
          <table:table-cell table:style-name="ce1" office:value-type="float" office:value="45000.9999999181" calcext:value-type="float">
            <text:p>4.50E+04</text:p>
          </table:table-cell>
          <table:table-cell office:value-type="float" office:value="45254.5126534001" calcext:value-type="float">
            <text:p>45254.5126534001</text:p>
          </table:table-cell>
          <table:table-cell office:value-type="float" office:value="253.512653482052" calcext:value-type="float">
            <text:p>253.512653482052</text:p>
          </table:table-cell>
          <table:table-cell table:number-columns-repeated="14"/>
        </table:table-row>
        <table:table-row table:style-name="ro1">
          <table:table-cell table:style-name="ce1" office:value-type="float" office:value="46001" calcext:value-type="float">
            <text:p>4.60E+04</text:p>
          </table:table-cell>
          <table:table-cell office:value-type="float" office:value="46260.1463508516" calcext:value-type="float">
            <text:p>46260.1463508516</text:p>
          </table:table-cell>
          <table:table-cell office:value-type="float" office:value="259.14635085169" calcext:value-type="float">
            <text:p>259.14635085169</text:p>
          </table:table-cell>
          <table:table-cell table:number-columns-repeated="14"/>
        </table:table-row>
        <table:table-row table:style-name="ro1">
          <table:table-cell table:style-name="ce1" office:value-type="float" office:value="47001.0000001068" calcext:value-type="float">
            <text:p>4.70E+04</text:p>
          </table:table-cell>
          <table:table-cell office:value-type="float" office:value="47265.7800489359" calcext:value-type="float">
            <text:p>47265.7800489359</text:p>
          </table:table-cell>
          <table:table-cell office:value-type="float" office:value="264.780048829089" calcext:value-type="float">
            <text:p>264.780048829089</text:p>
          </table:table-cell>
          <table:table-cell table:number-columns-repeated="14"/>
        </table:table-row>
        <table:table-row table:style-name="ro1">
          <table:table-cell table:style-name="ce1" office:value-type="float" office:value="48000.9999999127" calcext:value-type="float">
            <text:p>4.80E+04</text:p>
          </table:table-cell>
          <table:table-cell office:value-type="float" office:value="48271.4137464802" calcext:value-type="float">
            <text:p>48271.4137464802</text:p>
          </table:table-cell>
          <table:table-cell office:value-type="float" office:value="270.413746567501" calcext:value-type="float">
            <text:p>270.413746567501</text:p>
          </table:table-cell>
          <table:table-cell table:number-columns-repeated="14"/>
        </table:table-row>
        <table:table-row table:style-name="ro1">
          <table:table-cell table:style-name="ce1" office:value-type="float" office:value="49000.9999999999" calcext:value-type="float">
            <text:p>4.90E+04</text:p>
          </table:table-cell>
          <table:table-cell office:value-type="float" office:value="49277.0474447572" calcext:value-type="float">
            <text:p>49277.0474447572</text:p>
          </table:table-cell>
          <table:table-cell office:value-type="float" office:value="276.047444757307" calcext:value-type="float">
            <text:p>276.047444757307</text:p>
          </table:table-cell>
          <table:table-cell table:number-columns-repeated="14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3537745360026" calcext:value-type="float">
            <text:p>1.03537745360026</text:p>
          </table:table-cell>
          <table:table-cell office:value-type="float" office:value="0.0353774536002505" calcext:value-type="float">
            <text:p>0.035377453600251</text:p>
          </table:table-cell>
          <table:table-cell table:number-columns-repeated="14"/>
        </table:table-row>
        <table:table-row table:style-name="ro1">
          <table:table-cell office:value-type="float" office:value="1000.99999999989" calcext:value-type="float">
            <text:p>1000.99999999989</text:p>
          </table:table-cell>
          <table:table-cell office:value-type="float" office:value="1006.62994971038" calcext:value-type="float">
            <text:p>1006.62994971038</text:p>
          </table:table-cell>
          <table:table-cell office:value-type="float" office:value="5.62994971049568" calcext:value-type="float">
            <text:p>5.62994971049568</text:p>
          </table:table-cell>
          <table:table-cell table:number-columns-repeated="14"/>
        </table:table-row>
        <table:table-row table:style-name="ro1">
          <table:table-cell office:value-type="float" office:value="2000.99999999946" calcext:value-type="float">
            <text:p>2000.99999999946</text:p>
          </table:table-cell>
          <table:table-cell office:value-type="float" office:value="2012.26364751892" calcext:value-type="float">
            <text:p>2012.26364751892</text:p>
          </table:table-cell>
          <table:table-cell office:value-type="float" office:value="11.2636475194654" calcext:value-type="float">
            <text:p>11.2636475194654</text:p>
          </table:table-cell>
          <table:table-cell table:number-columns-repeated="14"/>
        </table:table-row>
        <table:table-row table:style-name="ro1">
          <table:table-cell office:value-type="float" office:value="3001.00000000289" calcext:value-type="float">
            <text:p>3001.00000000289</text:p>
          </table:table-cell>
          <table:table-cell office:value-type="float" office:value="3017.89734532677" calcext:value-type="float">
            <text:p>3017.89734532677</text:p>
          </table:table-cell>
          <table:table-cell office:value-type="float" office:value="16.8973453238837" calcext:value-type="float">
            <text:p>16.8973453238837</text:p>
          </table:table-cell>
          <table:table-cell table:number-columns-repeated="14"/>
        </table:table-row>
        <table:table-row table:style-name="ro1">
          <table:table-cell office:value-type="float" office:value="4001.00000000001" calcext:value-type="float">
            <text:p>4001.00000000001</text:p>
          </table:table-cell>
          <table:table-cell office:value-type="float" office:value="4023.53104313326" calcext:value-type="float">
            <text:p>4023.53104313326</text:p>
          </table:table-cell>
          <table:table-cell office:value-type="float" office:value="22.531043133245" calcext:value-type="float">
            <text:p>22.531043133245</text:p>
          </table:table-cell>
          <table:table-cell table:number-columns-repeated="6"/>
          <table:table-cell office:value-type="string" calcext:value-type="string">
            <text:p>Well-conditioned</text:p>
          </table:table-cell>
          <table:table-cell office:value-type="float" office:value="19.9999999999999" calcext:value-type="float">
            <text:p>19.9999999999999</text:p>
          </table:table-cell>
          <table:table-cell office:value-type="float" office:value="20.1032921601939" calcext:value-type="float">
            <text:p>20.1032921601939</text:p>
          </table:table-cell>
          <table:table-cell office:value-type="float" office:value="-0.103292160193934" calcext:value-type="float">
            <text:p>-0.103292160193934</text:p>
          </table:table-cell>
          <table:table-cell office:value-type="float" office:value="2.0581349647302" calcext:value-type="float">
            <text:p>2.0581349647302</text:p>
          </table:table-cell>
          <table:table-cell office:value-type="float" office:value="2.06233469477467" calcext:value-type="float">
            <text:p>2.06233469477467</text:p>
          </table:table-cell>
          <table:table-cell office:value-type="float" office:value="0.00158286094666" calcext:value-type="float">
            <text:p>0.00158286094666</text:p>
          </table:table-cell>
          <table:table-cell office:value-type="float" office:value="0.00152707099915" calcext:value-type="float">
            <text:p>0.00152707099915</text:p>
          </table:table-cell>
        </table:table-row>
        <table:table-row table:style-name="ro1">
          <table:table-cell office:value-type="float" office:value="5000.99999999942" calcext:value-type="float">
            <text:p>5000.99999999942</text:p>
          </table:table-cell>
          <table:table-cell office:value-type="float" office:value="5029.16474093953" calcext:value-type="float">
            <text:p>5029.16474093953</text:p>
          </table:table-cell>
          <table:table-cell office:value-type="float" office:value="28.1647409401057" calcext:value-type="float">
            <text:p>28.1647409401057</text:p>
          </table:table-cell>
          <table:table-cell table:number-columns-repeated="6"/>
          <table:table-cell office:value-type="string" calcext:value-type="string">
            <text:p>Ill-conditioned</text:p>
          </table:table-cell>
          <table:table-cell office:value-type="float" office:value="10000000000" calcext:value-type="float">
            <text:p>10000000000</text:p>
          </table:table-cell>
          <table:table-cell table:style-name="ce2" office:value-type="float" office:value="10056333202.534" calcext:value-type="float">
            <text:p>10056333202.534</text:p>
          </table:table-cell>
          <table:table-cell table:style-name="ce2" office:value-type="string" calcext:value-type="string">
            <text:p><text:span text:style-name="T1">-56333202.53394699</text:span></text:p>
          </table:table-cell>
          <table:table-cell office:value-type="string" calcext:value-type="string">
            <text:p>32204.226395675254 32294.813171429054</text:p>
          </table:table-cell>
          <table:table-cell table:number-columns-repeated="2"/>
          <table:table-cell office:value-type="string" calcext:value-type="string">
            <text:p>0.00127696990967 0.00130081176758</text:p>
          </table:table-cell>
        </table:table-row>
        <table:table-row table:style-name="ro1">
          <table:table-cell office:value-type="float" office:value="6000.99999999727" calcext:value-type="float">
            <text:p>6000.99999999727</text:p>
          </table:table-cell>
          <table:table-cell office:value-type="float" office:value="6034.7984387493" calcext:value-type="float">
            <text:p>6034.7984387493</text:p>
          </table:table-cell>
          <table:table-cell office:value-type="float" office:value="33.7984387520301" calcext:value-type="float">
            <text:p>33.7984387520301</text:p>
          </table:table-cell>
          <table:table-cell table:number-columns-repeated="14"/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float" office:value="7040.43213656004" calcext:value-type="float">
            <text:p>7040.43213656004</text:p>
          </table:table-cell>
          <table:table-cell office:value-type="float" office:value="39.432136560039" calcext:value-type="float">
            <text:p>39.432136560039</text:p>
          </table:table-cell>
          <table:table-cell table:number-columns-repeated="14"/>
        </table:table-row>
        <table:table-row table:style-name="ro1">
          <table:table-cell office:value-type="float" office:value="8001.00000000364" calcext:value-type="float">
            <text:p>8001.00000000364</text:p>
          </table:table-cell>
          <table:table-cell office:value-type="float" office:value="8046.06583438305" calcext:value-type="float">
            <text:p>8046.06583438305</text:p>
          </table:table-cell>
          <table:table-cell office:value-type="float" office:value="45.0658343794066" calcext:value-type="float">
            <text:p>45.0658343794066</text:p>
          </table:table-cell>
          <table:table-cell table:number-columns-repeated="14"/>
        </table:table-row>
        <table:table-row table:style-name="ro1">
          <table:table-cell office:value-type="float" office:value="9000.99999999693" calcext:value-type="float">
            <text:p>9000.99999999693</text:p>
          </table:table-cell>
          <table:table-cell office:value-type="float" office:value="9051.6995321684" calcext:value-type="float">
            <text:p>9051.6995321684</text:p>
          </table:table-cell>
          <table:table-cell office:value-type="float" office:value="50.6995321714749" calcext:value-type="float">
            <text:p>50.6995321714749</text:p>
          </table:table-cell>
          <table:table-cell table:number-columns-repeated="7"/>
          <table:table-cell office:value-type="float" office:value="0.00140786170959" calcext:value-type="float">
            <text:p>0.00140786170959</text:p>
          </table:table-cell>
          <table:table-cell office:value-type="float" office:value="0.00133681297302" calcext:value-type="float">
            <text:p>0.00133681297302</text:p>
          </table:table-cell>
          <table:table-cell table:number-columns-repeated="5"/>
        </table:table-row>
        <table:table-row table:style-name="ro1">
          <table:table-cell office:value-type="float" office:value="10000.9999999898" calcext:value-type="float">
            <text:p>10000.9999999898</text:p>
          </table:table-cell>
          <table:table-cell office:value-type="float" office:value="10057.3332299942" calcext:value-type="float">
            <text:p>10057.3332299942</text:p>
          </table:table-cell>
          <table:table-cell office:value-type="float" office:value="56.3332300044003" calcext:value-type="float">
            <text:p>56.3332300044003</text:p>
          </table:table-cell>
          <table:table-cell table:number-columns-repeated="14"/>
        </table:table-row>
        <table:table-row table:style-name="ro1">
          <table:table-cell office:value-type="float" office:value="11000.9999999925" calcext:value-type="float">
            <text:p>11000.9999999925</text:p>
          </table:table-cell>
          <table:table-cell office:value-type="float" office:value="11062.9669277971" calcext:value-type="float">
            <text:p>11062.9669277971</text:p>
          </table:table-cell>
          <table:table-cell office:value-type="float" office:value="61.9669278046204" calcext:value-type="float">
            <text:p>61.9669278046204</text:p>
          </table:table-cell>
          <table:table-cell table:number-columns-repeated="14"/>
        </table:table-row>
        <table:table-row table:style-name="ro1">
          <table:table-cell office:value-type="float" office:value="12000.9999999755" calcext:value-type="float">
            <text:p>12000.9999999755</text:p>
          </table:table-cell>
          <table:table-cell office:value-type="float" office:value="12068.6006255574" calcext:value-type="float">
            <text:p>12068.6006255574</text:p>
          </table:table-cell>
          <table:table-cell office:value-type="float" office:value="67.6006255819793" calcext:value-type="float">
            <text:p>67.6006255819793</text:p>
          </table:table-cell>
          <table:table-cell table:number-columns-repeated="14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3074.2343234429" calcext:value-type="float">
            <text:p>13074.2343234429</text:p>
          </table:table-cell>
          <table:table-cell office:value-type="float" office:value="73.2343234428281" calcext:value-type="float">
            <text:p>73.2343234428281</text:p>
          </table:table-cell>
          <table:table-cell table:number-columns-repeated="14"/>
        </table:table-row>
        <table:table-row table:style-name="ro1">
          <table:table-cell office:value-type="float" office:value="14000.9999999698" calcext:value-type="float">
            <text:p>14000.9999999698</text:p>
          </table:table-cell>
          <table:table-cell office:value-type="float" office:value="14079.8680212054" calcext:value-type="float">
            <text:p>14079.8680212054</text:p>
          </table:table-cell>
          <table:table-cell office:value-type="float" office:value="78.8680212355939" calcext:value-type="float">
            <text:p>78.8680212355939</text:p>
          </table:table-cell>
          <table:table-cell table:number-columns-repeated="14"/>
        </table:table-row>
        <table:table-row table:style-name="ro1">
          <table:table-cell office:value-type="float" office:value="15001.0000000136" calcext:value-type="float">
            <text:p>15001.0000000136</text:p>
          </table:table-cell>
          <table:table-cell office:value-type="float" office:value="15085.5017190519" calcext:value-type="float">
            <text:p>15085.5017190519</text:p>
          </table:table-cell>
          <table:table-cell office:value-type="float" office:value="84.501719038306" calcext:value-type="float">
            <text:p>84.501719038306</text:p>
          </table:table-cell>
          <table:table-cell table:number-columns-repeated="14"/>
        </table:table-row>
        <table:table-row table:style-name="ro1">
          <table:table-cell office:value-type="float" office:value="16000.9999999473" calcext:value-type="float">
            <text:p>16000.9999999473</text:p>
          </table:table-cell>
          <table:table-cell office:value-type="float" office:value="16091.1354168735" calcext:value-type="float">
            <text:p>16091.1354168735</text:p>
          </table:table-cell>
          <table:table-cell office:value-type="float" office:value="90.1354169262504" calcext:value-type="float">
            <text:p>90.1354169262504</text:p>
          </table:table-cell>
          <table:table-cell table:number-columns-repeated="14"/>
        </table:table-row>
        <table:table-row table:style-name="ro1">
          <table:table-cell office:value-type="float" office:value="17000.9999999382" calcext:value-type="float">
            <text:p>17000.9999999382</text:p>
          </table:table-cell>
          <table:table-cell office:value-type="float" office:value="17096.7691145689" calcext:value-type="float">
            <text:p>17096.7691145689</text:p>
          </table:table-cell>
          <table:table-cell office:value-type="float" office:value="95.769114630697" calcext:value-type="float">
            <text:p>95.769114630697</text:p>
          </table:table-cell>
          <table:table-cell table:number-columns-repeated="14"/>
        </table:table-row>
        <table:table-row table:style-name="ro1">
          <table:table-cell office:value-type="float" office:value="18001.0000000655" calcext:value-type="float">
            <text:p>18001.0000000655</text:p>
          </table:table-cell>
          <table:table-cell office:value-type="float" office:value="18102.4028125281" calcext:value-type="float">
            <text:p>18102.4028125281</text:p>
          </table:table-cell>
          <table:table-cell office:value-type="float" office:value="101.402812462587" calcext:value-type="float">
            <text:p>101.402812462587</text:p>
          </table:table-cell>
          <table:table-cell table:number-columns-repeated="14"/>
        </table:table-row>
        <table:table-row table:style-name="ro1">
          <table:table-cell office:value-type="float" office:value="19000.9999999309" calcext:value-type="float">
            <text:p>19000.9999999309</text:p>
          </table:table-cell>
          <table:table-cell office:value-type="float" office:value="19108.0365102073" calcext:value-type="float">
            <text:p>19108.0365102073</text:p>
          </table:table-cell>
          <table:table-cell office:value-type="float" office:value="107.036510276466" calcext:value-type="float">
            <text:p>107.036510276466</text:p>
          </table:table-cell>
          <table:table-cell table:number-columns-repeated="14"/>
        </table:table-row>
        <table:table-row table:style-name="ro1">
          <table:table-cell office:value-type="float" office:value="20001.0000000727" calcext:value-type="float">
            <text:p>20001.0000000727</text:p>
          </table:table-cell>
          <table:table-cell office:value-type="float" office:value="20113.6702080128" calcext:value-type="float">
            <text:p>20113.6702080128</text:p>
          </table:table-cell>
          <table:table-cell office:value-type="float" office:value="112.670207940158" calcext:value-type="float">
            <text:p>112.670207940158</text:p>
          </table:table-cell>
          <table:table-cell table:number-columns-repeated="14"/>
        </table:table-row>
        <table:table-row table:style-name="ro1">
          <table:table-cell office:value-type="float" office:value="21001.0000000001" calcext:value-type="float">
            <text:p>21001.0000000001</text:p>
          </table:table-cell>
          <table:table-cell office:value-type="float" office:value="21119.3039058184" calcext:value-type="float">
            <text:p>21119.3039058184</text:p>
          </table:table-cell>
          <table:table-cell office:value-type="float" office:value="118.303905818375" calcext:value-type="float">
            <text:p>118.303905818375</text:p>
          </table:table-cell>
          <table:table-cell table:number-columns-repeated="14"/>
        </table:table-row>
        <table:table-row table:style-name="ro1">
          <table:table-cell office:value-type="float" office:value="22000.9999998399" calcext:value-type="float">
            <text:p>22000.9999998399</text:p>
          </table:table-cell>
          <table:table-cell office:value-type="float" office:value="22124.9376037252" calcext:value-type="float">
            <text:p>22124.9376037252</text:p>
          </table:table-cell>
          <table:table-cell office:value-type="float" office:value="123.937603885297" calcext:value-type="float">
            <text:p>123.937603885297</text:p>
          </table:table-cell>
          <table:table-cell table:number-columns-repeated="14"/>
        </table:table-row>
        <table:table-row table:style-name="ro1">
          <table:table-cell office:value-type="float" office:value="23001.0000000209" calcext:value-type="float">
            <text:p>23001.0000000209</text:p>
          </table:table-cell>
          <table:table-cell office:value-type="float" office:value="23130.5713015301" calcext:value-type="float">
            <text:p>23130.5713015301</text:p>
          </table:table-cell>
          <table:table-cell office:value-type="float" office:value="129.571301509164" calcext:value-type="float">
            <text:p>129.571301509164</text:p>
          </table:table-cell>
          <table:table-cell table:number-columns-repeated="14"/>
        </table:table-row>
        <table:table-row table:style-name="ro1">
          <table:table-cell office:value-type="float" office:value="24000.9999999945" calcext:value-type="float">
            <text:p>24000.9999999945</text:p>
          </table:table-cell>
          <table:table-cell office:value-type="float" office:value="24136.2049992904" calcext:value-type="float">
            <text:p>24136.2049992904</text:p>
          </table:table-cell>
          <table:table-cell office:value-type="float" office:value="135.204999295853" calcext:value-type="float">
            <text:p>135.204999295853</text:p>
          </table:table-cell>
          <table:table-cell table:number-columns-repeated="14"/>
        </table:table-row>
        <table:table-row table:style-name="ro1">
          <table:table-cell office:value-type="float" office:value="25000.9999998181" calcext:value-type="float">
            <text:p>25000.9999998181</text:p>
          </table:table-cell>
          <table:table-cell office:value-type="float" office:value="25141.8386971499" calcext:value-type="float">
            <text:p>25141.8386971499</text:p>
          </table:table-cell>
          <table:table-cell office:value-type="float" office:value="140.838697331783" calcext:value-type="float">
            <text:p>140.838697331783</text:p>
          </table:table-cell>
          <table:table-cell table:number-columns-repeated="14"/>
        </table:table-row>
        <table:table-row table:style-name="ro1">
          <table:table-cell office:value-type="float" office:value="26000.9999999054" calcext:value-type="float">
            <text:p>26000.9999999054</text:p>
          </table:table-cell>
          <table:table-cell office:value-type="float" office:value="26147.4723950256" calcext:value-type="float">
            <text:p>26147.4723950256</text:p>
          </table:table-cell>
          <table:table-cell office:value-type="float" office:value="146.472395120159" calcext:value-type="float">
            <text:p>146.472395120159</text:p>
          </table:table-cell>
          <table:table-cell table:number-columns-repeated="14"/>
        </table:table-row>
        <table:table-row table:style-name="ro1">
          <table:table-cell office:value-type="float" office:value="27001.0000000491" calcext:value-type="float">
            <text:p>27001.0000000491</text:p>
          </table:table-cell>
          <table:table-cell office:value-type="float" office:value="27153.106092683" calcext:value-type="float">
            <text:p>27153.106092683</text:p>
          </table:table-cell>
          <table:table-cell office:value-type="float" office:value="152.106092633829" calcext:value-type="float">
            <text:p>152.106092633829</text:p>
          </table:table-cell>
          <table:table-cell table:number-columns-repeated="14"/>
        </table:table-row>
        <table:table-row table:style-name="ro1">
          <table:table-cell office:value-type="float" office:value="28000.9999999491" calcext:value-type="float">
            <text:p>28000.9999999491</text:p>
          </table:table-cell>
          <table:table-cell office:value-type="float" office:value="28158.7397904574" calcext:value-type="float">
            <text:p>28158.7397904574</text:p>
          </table:table-cell>
          <table:table-cell office:value-type="float" office:value="157.739790508298" calcext:value-type="float">
            <text:p>157.739790508298</text:p>
          </table:table-cell>
          <table:table-cell table:number-columns-repeated="14"/>
        </table:table-row>
        <table:table-row table:style-name="ro1">
          <table:table-cell office:value-type="float" office:value="29001.0000001582" calcext:value-type="float">
            <text:p>29001.0000001582</text:p>
          </table:table-cell>
          <table:table-cell office:value-type="float" office:value="29164.3734881562" calcext:value-type="float">
            <text:p>29164.3734881562</text:p>
          </table:table-cell>
          <table:table-cell office:value-type="float" office:value="163.373487998033" calcext:value-type="float">
            <text:p>163.373487998033</text:p>
          </table:table-cell>
          <table:table-cell table:number-columns-repeated="14"/>
        </table:table-row>
        <table:table-row table:style-name="ro1">
          <table:table-cell office:value-type="float" office:value="30001.0000001774" calcext:value-type="float">
            <text:p>30001.0000001774</text:p>
          </table:table-cell>
          <table:table-cell office:value-type="float" office:value="30170.0071861788" calcext:value-type="float">
            <text:p>30170.0071861788</text:p>
          </table:table-cell>
          <table:table-cell office:value-type="float" office:value="169.00718600148" calcext:value-type="float">
            <text:p>169.00718600148</text:p>
          </table:table-cell>
          <table:table-cell table:number-columns-repeated="14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31175.6408839953" calcext:value-type="float">
            <text:p>31175.6408839953</text:p>
          </table:table-cell>
          <table:table-cell office:value-type="float" office:value="174.640883995304" calcext:value-type="float">
            <text:p>174.640883995304</text:p>
          </table:table-cell>
          <table:table-cell table:number-columns-repeated="14"/>
        </table:table-row>
        <table:table-row table:style-name="ro1">
          <table:table-cell office:value-type="float" office:value="32000.9999998837" calcext:value-type="float">
            <text:p>32000.9999998837</text:p>
          </table:table-cell>
          <table:table-cell office:value-type="float" office:value="32181.2745816134" calcext:value-type="float">
            <text:p>32181.2745816134</text:p>
          </table:table-cell>
          <table:table-cell office:value-type="float" office:value="180.274581729744" calcext:value-type="float">
            <text:p>180.274581729744</text:p>
          </table:table-cell>
          <table:table-cell table:number-columns-repeated="14"/>
        </table:table-row>
        <table:table-row table:style-name="ro1">
          <table:table-cell office:value-type="float" office:value="33001.0000000525" calcext:value-type="float">
            <text:p>33001.0000000525</text:p>
          </table:table-cell>
          <table:table-cell office:value-type="float" office:value="33186.9082795155" calcext:value-type="float">
            <text:p>33186.9082795155</text:p>
          </table:table-cell>
          <table:table-cell office:value-type="float" office:value="185.908279463001" calcext:value-type="float">
            <text:p>185.908279463001</text:p>
          </table:table-cell>
          <table:table-cell table:number-columns-repeated="14"/>
        </table:table-row>
        <table:table-row table:style-name="ro1">
          <table:table-cell office:value-type="float" office:value="34000.9999998686" calcext:value-type="float">
            <text:p>34000.9999998686</text:p>
          </table:table-cell>
          <table:table-cell office:value-type="float" office:value="34192.5419771343" calcext:value-type="float">
            <text:p>34192.5419771343</text:p>
          </table:table-cell>
          <table:table-cell office:value-type="float" office:value="191.541977265719" calcext:value-type="float">
            <text:p>191.541977265719</text:p>
          </table:table-cell>
          <table:table-cell table:number-columns-repeated="14"/>
        </table:table-row>
        <table:table-row table:style-name="ro1">
          <table:table-cell office:value-type="float" office:value="35001.000000008" calcext:value-type="float">
            <text:p>35001.000000008</text:p>
          </table:table-cell>
          <table:table-cell office:value-type="float" office:value="35198.175675386" calcext:value-type="float">
            <text:p>35198.175675386</text:p>
          </table:table-cell>
          <table:table-cell office:value-type="float" office:value="197.175675378036" calcext:value-type="float">
            <text:p>197.175675378036</text:p>
          </table:table-cell>
          <table:table-cell table:number-columns-repeated="14"/>
        </table:table-row>
        <table:table-row table:style-name="ro1">
          <table:table-cell office:value-type="float" office:value="36001.0000002621" calcext:value-type="float">
            <text:p>36001.0000002621</text:p>
          </table:table-cell>
          <table:table-cell office:value-type="float" office:value="36203.8093729847" calcext:value-type="float">
            <text:p>36203.8093729847</text:p>
          </table:table-cell>
          <table:table-cell office:value-type="float" office:value="202.809372722622" calcext:value-type="float">
            <text:p>202.809372722622</text:p>
          </table:table-cell>
          <table:table-cell table:number-columns-repeated="14"/>
        </table:table-row>
        <table:table-row table:style-name="ro1">
          <table:table-cell office:value-type="float" office:value="37001.0000002692" calcext:value-type="float">
            <text:p>37001.0000002692</text:p>
          </table:table-cell>
          <table:table-cell office:value-type="float" office:value="37209.4430708434" calcext:value-type="float">
            <text:p>37209.4430708434</text:p>
          </table:table-cell>
          <table:table-cell office:value-type="float" office:value="208.443070574169" calcext:value-type="float">
            <text:p>208.443070574169</text:p>
          </table:table-cell>
          <table:table-cell table:number-columns-repeated="14"/>
        </table:table-row>
        <table:table-row table:style-name="ro1">
          <table:table-cell office:value-type="float" office:value="38000.9999998617" calcext:value-type="float">
            <text:p>38000.9999998617</text:p>
          </table:table-cell>
          <table:table-cell office:value-type="float" office:value="38215.0767686003" calcext:value-type="float">
            <text:p>38215.0767686003</text:p>
          </table:table-cell>
          <table:table-cell office:value-type="float" office:value="214.07676873853" calcext:value-type="float">
            <text:p>214.07676873853</text:p>
          </table:table-cell>
          <table:table-cell table:number-columns-repeated="14"/>
        </table:table-row>
        <table:table-row table:style-name="ro1">
          <table:table-cell office:value-type="float" office:value="39000.9999998404" calcext:value-type="float">
            <text:p>39000.9999998404</text:p>
          </table:table-cell>
          <table:table-cell office:value-type="float" office:value="39220.7104664262" calcext:value-type="float">
            <text:p>39220.7104664262</text:p>
          </table:table-cell>
          <table:table-cell office:value-type="float" office:value="219.710466585842" calcext:value-type="float">
            <text:p>219.710466585842</text:p>
          </table:table-cell>
          <table:table-cell table:number-columns-repeated="14"/>
        </table:table-row>
        <table:table-row table:style-name="ro1">
          <table:table-cell office:value-type="float" office:value="40000.9999999999" calcext:value-type="float">
            <text:p>40000.9999999999</text:p>
          </table:table-cell>
          <table:table-cell office:value-type="float" office:value="40226.3441644918" calcext:value-type="float">
            <text:p>40226.3441644918</text:p>
          </table:table-cell>
          <table:table-cell office:value-type="float" office:value="225.344164491915" calcext:value-type="float">
            <text:p>225.344164491915</text:p>
          </table:table-cell>
          <table:table-cell table:number-columns-repeated="14"/>
        </table:table-row>
        <table:table-row table:style-name="ro1">
          <table:table-cell office:value-type="float" office:value="41001.0000001492" calcext:value-type="float">
            <text:p>41001.0000001492</text:p>
          </table:table-cell>
          <table:table-cell office:value-type="float" office:value="41231.9778623444" calcext:value-type="float">
            <text:p>41231.9778623444</text:p>
          </table:table-cell>
          <table:table-cell office:value-type="float" office:value="230.977862195214" calcext:value-type="float">
            <text:p>230.977862195214</text:p>
          </table:table-cell>
          <table:table-cell table:number-columns-repeated="14"/>
        </table:table-row>
        <table:table-row table:style-name="ro1">
          <table:table-cell office:value-type="float" office:value="42001.0000000765" calcext:value-type="float">
            <text:p>42001.0000000765</text:p>
          </table:table-cell>
          <table:table-cell office:value-type="float" office:value="42237.6115594261" calcext:value-type="float">
            <text:p>42237.6115594261</text:p>
          </table:table-cell>
          <table:table-cell office:value-type="float" office:value="236.611559349636" calcext:value-type="float">
            <text:p>236.611559349636</text:p>
          </table:table-cell>
          <table:table-cell table:number-columns-repeated="14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43243.2452574616" calcext:value-type="float">
            <text:p>43243.2452574616</text:p>
          </table:table-cell>
          <table:table-cell office:value-type="float" office:value="242.245257461611" calcext:value-type="float">
            <text:p>242.245257461611</text:p>
          </table:table-cell>
          <table:table-cell table:number-columns-repeated="14"/>
        </table:table-row>
        <table:table-row table:style-name="ro1">
          <table:table-cell office:value-type="float" office:value="44000.9999996597" calcext:value-type="float">
            <text:p>44000.9999996597</text:p>
          </table:table-cell>
          <table:table-cell office:value-type="float" office:value="44248.8789553866" calcext:value-type="float">
            <text:p>44248.8789553866</text:p>
          </table:table-cell>
          <table:table-cell office:value-type="float" office:value="247.878955726919" calcext:value-type="float">
            <text:p>247.878955726919</text:p>
          </table:table-cell>
          <table:table-cell table:number-columns-repeated="6"/>
          <table:table-cell office:value-type="string" calcext:value-type="string">
            <text:p>Condition B</text:p>
          </table:table-cell>
          <table:table-cell office:value-type="string" calcext:value-type="string">
            <text:p>Condition B_epsilon</text:p>
          </table:table-cell>
          <table:table-cell office:value-type="string" calcext:value-type="string">
            <text:p>Difference </text:p>
          </table:table-cell>
          <table:table-cell office:value-type="string" calcext:value-type="string">
            <text:p>Condition R</text:p>
          </table:table-cell>
          <table:table-cell office:value-type="string" calcext:value-type="string">
            <text:p>Condition R_epsilon</text:p>
          </table:table-cell>
          <table:table-cell office:value-type="string" calcext:value-type="string">
            <text:p>Time Cholesky B</text:p>
          </table:table-cell>
          <table:table-cell office:value-type="string" calcext:value-type="string">
            <text:p>Time Cholesky B_epsilon</text:p>
          </table:table-cell>
          <table:table-cell/>
        </table:table-row>
        <table:table-row table:style-name="ro1">
          <table:table-cell office:value-type="float" office:value="45000.9999999181" calcext:value-type="float">
            <text:p>45000.9999999181</text:p>
          </table:table-cell>
          <table:table-cell office:value-type="float" office:value="45254.5126534001" calcext:value-type="float">
            <text:p>45254.5126534001</text:p>
          </table:table-cell>
          <table:table-cell office:value-type="float" office:value="253.512653482052" calcext:value-type="float">
            <text:p>253.512653482052</text:p>
          </table:table-cell>
          <table:table-cell table:number-columns-repeated="5"/>
          <table:table-cell office:value-type="string" calcext:value-type="string">
            <text:p>Well-conditioned</text:p>
          </table:table-cell>
          <table:table-cell office:value-type="float" office:value="19.9999" calcext:value-type="float">
            <text:p>19.9999</text:p>
          </table:table-cell>
          <table:table-cell office:value-type="float" office:value="20.1032921601939" calcext:value-type="float">
            <text:p>20.1032921601939</text:p>
          </table:table-cell>
          <table:table-cell office:value-type="float" office:value="-0.103292160193934" calcext:value-type="float">
            <text:p>-0.103292160193934</text:p>
          </table:table-cell>
          <table:table-cell office:value-type="float" office:value="2.0581349647302" calcext:value-type="float">
            <text:p>2.0581349647302</text:p>
          </table:table-cell>
          <table:table-cell office:value-type="float" office:value="2.06233469477467" calcext:value-type="float">
            <text:p>2.06233469477467</text:p>
          </table:table-cell>
          <table:table-cell office:value-type="float" office:value="0.00158286094666" calcext:value-type="float">
            <text:p>0.00158286094666</text:p>
          </table:table-cell>
          <table:table-cell office:value-type="float" office:value="0.00152707099915" calcext:value-type="float">
            <text:p>0.00152707099915</text:p>
          </table:table-cell>
          <table:table-cell/>
        </table:table-row>
        <table:table-row table:style-name="ro1">
          <table:table-cell office:value-type="float" office:value="46001" calcext:value-type="float">
            <text:p>46001</text:p>
          </table:table-cell>
          <table:table-cell office:value-type="float" office:value="46260.1463508516" calcext:value-type="float">
            <text:p>46260.1463508516</text:p>
          </table:table-cell>
          <table:table-cell office:value-type="float" office:value="259.14635085169" calcext:value-type="float">
            <text:p>259.14635085169</text:p>
          </table:table-cell>
          <table:table-cell table:number-columns-repeated="5"/>
          <table:table-cell office:value-type="string" calcext:value-type="string">
            <text:p>Ill-conditioned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0056333202.534" calcext:value-type="float">
            <text:p>10056333202.534</text:p>
          </table:table-cell>
          <table:table-cell office:value-type="float" office:value="-56333202.533947" calcext:value-type="float">
            <text:p>-56333202.533947</text:p>
          </table:table-cell>
          <table:table-cell office:value-type="float" office:value="32204.2263956753" calcext:value-type="float">
            <text:p>32204.2263956753</text:p>
          </table:table-cell>
          <table:table-cell office:value-type="float" office:value="32294.8131714291" calcext:value-type="float">
            <text:p>32294.8131714291</text:p>
          </table:table-cell>
          <table:table-cell office:value-type="float" office:value="0.00127696990967" calcext:value-type="float">
            <text:p>0.00127696990967</text:p>
          </table:table-cell>
          <table:table-cell office:value-type="float" office:value="0.00130081176758" calcext:value-type="float">
            <text:p>0.00130081176758</text:p>
          </table:table-cell>
          <table:table-cell/>
        </table:table-row>
        <table:table-row table:style-name="ro1">
          <table:table-cell office:value-type="float" office:value="47001.0000001068" calcext:value-type="float">
            <text:p>47001.0000001068</text:p>
          </table:table-cell>
          <table:table-cell office:value-type="float" office:value="47265.7800489359" calcext:value-type="float">
            <text:p>47265.7800489359</text:p>
          </table:table-cell>
          <table:table-cell office:value-type="float" office:value="264.780048829089" calcext:value-type="float">
            <text:p>264.780048829089</text:p>
          </table:table-cell>
          <table:table-cell table:number-columns-repeated="14"/>
        </table:table-row>
        <table:table-row table:style-name="ro1">
          <table:table-cell office:value-type="float" office:value="48000.9999999127" calcext:value-type="float">
            <text:p>48000.9999999127</text:p>
          </table:table-cell>
          <table:table-cell office:value-type="float" office:value="48271.4137464802" calcext:value-type="float">
            <text:p>48271.4137464802</text:p>
          </table:table-cell>
          <table:table-cell office:value-type="float" office:value="270.413746567501" calcext:value-type="float">
            <text:p>270.413746567501</text:p>
          </table:table-cell>
          <table:table-cell table:number-columns-repeated="14"/>
        </table:table-row>
        <table:table-row table:style-name="ro1">
          <table:table-cell office:value-type="float" office:value="49000.9999999999" calcext:value-type="float">
            <text:p>49000.9999999999</text:p>
          </table:table-cell>
          <table:table-cell office:value-type="float" office:value="49277.0474447572" calcext:value-type="float">
            <text:p>49277.0474447572</text:p>
          </table:table-cell>
          <table:table-cell office:value-type="float" office:value="276.047444757307" calcext:value-type="float">
            <text:p>276.047444757307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9"/>
          <table:table-cell office:value-type="string" calcext:value-type="string">
            <text:p>Well-conditioned</text:p>
          </table:table-cell>
          <table:table-cell office:value-type="string" calcext:value-type="string">
            <text:p>Ill-conditioned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ondition B</text:p>
          </table:table-cell>
          <table:table-cell office:value-type="float" office:value="19.9999" calcext:value-type="float">
            <text:p>19.9999</text:p>
          </table:table-cell>
          <table:table-cell office:value-type="float" office:value="10000000000" calcext:value-type="float">
            <text:p>100000000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ondition B_epsilon</text:p>
          </table:table-cell>
          <table:table-cell office:value-type="float" office:value="20.1032921601939" calcext:value-type="float">
            <text:p>20.1032921601939</text:p>
          </table:table-cell>
          <table:table-cell office:value-type="float" office:value="10056333202.534" calcext:value-type="float">
            <text:p>10056333202.534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Difference </text:p>
          </table:table-cell>
          <table:table-cell office:value-type="float" office:value="-0.103292160193934" calcext:value-type="float">
            <text:p>-0.103292160193934</text:p>
          </table:table-cell>
          <table:table-cell office:value-type="float" office:value="-56333202.533947" calcext:value-type="float">
            <text:p>-56333202.53394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ondition R</text:p>
          </table:table-cell>
          <table:table-cell office:value-type="float" office:value="2.0581349647302" calcext:value-type="float">
            <text:p>2.0581349647302</text:p>
          </table:table-cell>
          <table:table-cell office:value-type="float" office:value="32204.2263956753" calcext:value-type="float">
            <text:p>32204.226395675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Condition R_epsilon</text:p>
          </table:table-cell>
          <table:table-cell office:value-type="float" office:value="2.06233469477467" calcext:value-type="float">
            <text:p>2.06233469477467</text:p>
          </table:table-cell>
          <table:table-cell office:value-type="float" office:value="32294.8131714291" calcext:value-type="float">
            <text:p>32294.8131714291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ime Cholesky B</text:p>
          </table:table-cell>
          <table:table-cell office:value-type="float" office:value="0.00158286094666" calcext:value-type="float">
            <text:p>0.00158286094666</text:p>
          </table:table-cell>
          <table:table-cell office:value-type="float" office:value="0.00127696990967" calcext:value-type="float">
            <text:p>0.00127696990967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ime Cholesky B_epsilon</text:p>
          </table:table-cell>
          <table:table-cell office:value-type="float" office:value="0.00152707099915" calcext:value-type="float">
            <text:p>0.00152707099915</text:p>
          </table:table-cell>
          <table:table-cell office:value-type="float" office:value="0.00130081176758" calcext:value-type="float">
            <text:p>0.00130081176758</text:p>
          </table:table-cell>
          <table:table-cell table:number-columns-repeated="6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office:value-type="string" calcext:value-type="string">
            <text:p>Cholesky B implementation</text:p>
          </table:table-cell>
          <table:table-cell office:value-type="string" calcext:value-type="string">
            <text:p>Cholesky B_epsilon implementation</text:p>
          </table:table-cell>
          <table:table-cell office:value-type="string" calcext:value-type="string">
            <text:p>Cholesky B scipy</text:p>
          </table:table-cell>
          <table:table-cell office:value-type="string" calcext:value-type="string">
            <text:p>Cholesky B_epsilon scipy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.00E+00</text:p>
          </table:table-cell>
          <table:table-cell office:value-type="float" office:value="0.00131797790527" calcext:value-type="float">
            <text:p>0.00131797790527</text:p>
          </table:table-cell>
          <table:table-cell office:value-type="float" office:value="0.0012731552124" calcext:value-type="float">
            <text:p>0.0012731552124</text:p>
          </table:table-cell>
          <table:table-cell office:value-type="float" office:value="0.000144004821777" calcext:value-type="float">
            <text:p>0.000144004821777</text:p>
          </table:table-cell>
          <table:table-cell table:style-name="ce1" office:value-type="float" office:value="0.0000319480895996" calcext:value-type="float">
            <text:p>3.19E-05</text:p>
          </table:table-cell>
          <table:table-cell table:number-columns-repeated="12"/>
        </table:table-row>
        <table:table-row table:style-name="ro1">
          <table:table-cell table:style-name="ce1" office:value-type="float" office:value="1000.99999999989" calcext:value-type="float">
            <text:p>1.00E+03</text:p>
          </table:table-cell>
          <table:table-cell office:value-type="float" office:value="0.0012788772583" calcext:value-type="float">
            <text:p>0.0012788772583</text:p>
          </table:table-cell>
          <table:table-cell office:value-type="float" office:value="0.00125598907471" calcext:value-type="float">
            <text:p>0.00125598907471</text:p>
          </table:table-cell>
          <table:table-cell table:style-name="ce1" office:value-type="float" office:value="0.0000360012054443" calcext:value-type="float">
            <text:p>3.60E-05</text:p>
          </table:table-cell>
          <table:table-cell table:style-name="ce1" office:value-type="float" office:value="0.0000369548797607" calcext:value-type="float">
            <text:p>3.70E-05</text:p>
          </table:table-cell>
          <table:table-cell table:number-columns-repeated="12"/>
        </table:table-row>
        <table:table-row table:style-name="ro1">
          <table:table-cell table:style-name="ce1" office:value-type="float" office:value="2000.99999999946" calcext:value-type="float">
            <text:p>2.00E+03</text:p>
          </table:table-cell>
          <table:table-cell office:value-type="float" office:value="0.0013108253479" calcext:value-type="float">
            <text:p>0.0013108253479</text:p>
          </table:table-cell>
          <table:table-cell office:value-type="float" office:value="0.00126314163208" calcext:value-type="float">
            <text:p>0.00126314163208</text:p>
          </table:table-cell>
          <table:table-cell table:style-name="ce1" office:value-type="float" office:value="0.0000360012054443" calcext:value-type="float">
            <text:p>3.60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3001.00000000289" calcext:value-type="float">
            <text:p>3.00E+03</text:p>
          </table:table-cell>
          <table:table-cell office:value-type="float" office:value="0.00125503540039" calcext:value-type="float">
            <text:p>0.00125503540039</text:p>
          </table:table-cell>
          <table:table-cell office:value-type="float" office:value="0.0012538433075" calcext:value-type="float">
            <text:p>0.0012538433075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001.00000000001" calcext:value-type="float">
            <text:p>4.00E+03</text:p>
          </table:table-cell>
          <table:table-cell office:value-type="float" office:value="0.00130295753479" calcext:value-type="float">
            <text:p>0.00130295753479</text:p>
          </table:table-cell>
          <table:table-cell office:value-type="float" office:value="0.00126504898071" calcext:value-type="float">
            <text:p>0.00126504898071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5000.99999999942" calcext:value-type="float">
            <text:p>5.00E+03</text:p>
          </table:table-cell>
          <table:table-cell office:value-type="float" office:value="0.00129580497742" calcext:value-type="float">
            <text:p>0.00129580497742</text:p>
          </table:table-cell>
          <table:table-cell office:value-type="float" office:value="0.00164580345154" calcext:value-type="float">
            <text:p>0.00164580345154</text:p>
          </table:table-cell>
          <table:table-cell table:style-name="ce1" office:value-type="float" office:value="0.0000550746917725" calcext:value-type="float">
            <text:p>5.51E-05</text:p>
          </table:table-cell>
          <table:table-cell table:style-name="ce1" office:value-type="float" office:value="0.0000309944152832" calcext:value-type="float">
            <text:p>3.10E-05</text:p>
          </table:table-cell>
          <table:table-cell table:number-columns-repeated="12"/>
        </table:table-row>
        <table:table-row table:style-name="ro1">
          <table:table-cell table:style-name="ce1" office:value-type="float" office:value="6000.99999999727" calcext:value-type="float">
            <text:p>6.00E+03</text:p>
          </table:table-cell>
          <table:table-cell office:value-type="float" office:value="0.00130176544189" calcext:value-type="float">
            <text:p>0.00130176544189</text:p>
          </table:table-cell>
          <table:table-cell office:value-type="float" office:value="0.00124597549438" calcext:value-type="float">
            <text:p>0.00124597549438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7001" calcext:value-type="float">
            <text:p>7.00E+03</text:p>
          </table:table-cell>
          <table:table-cell office:value-type="float" office:value="0.00124907493591" calcext:value-type="float">
            <text:p>0.00124907493591</text:p>
          </table:table-cell>
          <table:table-cell office:value-type="float" office:value="0.00126600265503" calcext:value-type="float">
            <text:p>0.00126600265503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288486480713" calcext:value-type="float">
            <text:p>2.88E-05</text:p>
          </table:table-cell>
          <table:table-cell table:number-columns-repeated="12"/>
        </table:table-row>
        <table:table-row table:style-name="ro1">
          <table:table-cell table:style-name="ce1" office:value-type="float" office:value="8001.00000000364" calcext:value-type="float">
            <text:p>8.00E+03</text:p>
          </table:table-cell>
          <table:table-cell office:value-type="float" office:value="0.00126194953918" calcext:value-type="float">
            <text:p>0.00126194953918</text:p>
          </table:table-cell>
          <table:table-cell office:value-type="float" office:value="0.00124502182007" calcext:value-type="float">
            <text:p>0.00124502182007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298023223877" calcext:value-type="float">
            <text:p>2.98E-05</text:p>
          </table:table-cell>
          <table:table-cell table:number-columns-repeated="12"/>
        </table:table-row>
        <table:table-row table:style-name="ro1">
          <table:table-cell table:style-name="ce1" office:value-type="float" office:value="9000.99999999693" calcext:value-type="float">
            <text:p>9.00E+03</text:p>
          </table:table-cell>
          <table:table-cell office:value-type="float" office:value="0.00128507614136" calcext:value-type="float">
            <text:p>0.00128507614136</text:p>
          </table:table-cell>
          <table:table-cell office:value-type="float" office:value="0.00124502182007" calcext:value-type="float">
            <text:p>0.00124502182007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10000.9999999898" calcext:value-type="float">
            <text:p>1.00E+04</text:p>
          </table:table-cell>
          <table:table-cell office:value-type="float" office:value="0.00126194953918" calcext:value-type="float">
            <text:p>0.00126194953918</text:p>
          </table:table-cell>
          <table:table-cell office:value-type="float" office:value="0.00126791000366" calcext:value-type="float">
            <text:p>0.00126791000366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1000.9999999925" calcext:value-type="float">
            <text:p>1.10E+04</text:p>
          </table:table-cell>
          <table:table-cell office:value-type="float" office:value="0.00161504745483" calcext:value-type="float">
            <text:p>0.00161504745483</text:p>
          </table:table-cell>
          <table:table-cell office:value-type="float" office:value="0.00127220153809" calcext:value-type="float">
            <text:p>0.00127220153809</text:p>
          </table:table-cell>
          <table:table-cell table:style-name="ce1" office:value-type="float" office:value="0.0000460147857666" calcext:value-type="float">
            <text:p>4.60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2000.9999999755" calcext:value-type="float">
            <text:p>1.20E+04</text:p>
          </table:table-cell>
          <table:table-cell office:value-type="float" office:value="0.00127816200256" calcext:value-type="float">
            <text:p>0.00127816200256</text:p>
          </table:table-cell>
          <table:table-cell office:value-type="float" office:value="0.00127696990967" calcext:value-type="float">
            <text:p>0.00127696990967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3001" calcext:value-type="float">
            <text:p>1.30E+04</text:p>
          </table:table-cell>
          <table:table-cell office:value-type="float" office:value="0.00128984451294" calcext:value-type="float">
            <text:p>0.00128984451294</text:p>
          </table:table-cell>
          <table:table-cell office:value-type="float" office:value="0.00127291679382" calcext:value-type="float">
            <text:p>0.00127291679382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4000.9999999698" calcext:value-type="float">
            <text:p>1.40E+04</text:p>
          </table:table-cell>
          <table:table-cell office:value-type="float" office:value="0.00127792358398" calcext:value-type="float">
            <text:p>0.00127792358398</text:p>
          </table:table-cell>
          <table:table-cell office:value-type="float" office:value="0.00125503540039" calcext:value-type="float">
            <text:p>0.00125503540039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5001.0000000136" calcext:value-type="float">
            <text:p>1.50E+04</text:p>
          </table:table-cell>
          <table:table-cell office:value-type="float" office:value="0.00128698348999" calcext:value-type="float">
            <text:p>0.00128698348999</text:p>
          </table:table-cell>
          <table:table-cell office:value-type="float" office:value="0.00125503540039" calcext:value-type="float">
            <text:p>0.00125503540039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6000.9999999473" calcext:value-type="float">
            <text:p>1.60E+04</text:p>
          </table:table-cell>
          <table:table-cell office:value-type="float" office:value="0.00126814842224" calcext:value-type="float">
            <text:p>0.00126814842224</text:p>
          </table:table-cell>
          <table:table-cell office:value-type="float" office:value="0.00126910209656" calcext:value-type="float">
            <text:p>0.00126910209656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7000.9999999382" calcext:value-type="float">
            <text:p>1.70E+04</text:p>
          </table:table-cell>
          <table:table-cell office:value-type="float" office:value="0.0012629032135" calcext:value-type="float">
            <text:p>0.0012629032135</text:p>
          </table:table-cell>
          <table:table-cell office:value-type="float" office:value="0.00124502182007" calcext:value-type="float">
            <text:p>0.00124502182007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18001.0000000655" calcext:value-type="float">
            <text:p>1.80E+04</text:p>
          </table:table-cell>
          <table:table-cell office:value-type="float" office:value="0.00127410888672" calcext:value-type="float">
            <text:p>0.00127410888672</text:p>
          </table:table-cell>
          <table:table-cell office:value-type="float" office:value="0.00139904022217" calcext:value-type="float">
            <text:p>0.00139904022217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19000.9999999309" calcext:value-type="float">
            <text:p>1.90E+04</text:p>
          </table:table-cell>
          <table:table-cell office:value-type="float" office:value="0.00126099586487" calcext:value-type="float">
            <text:p>0.00126099586487</text:p>
          </table:table-cell>
          <table:table-cell office:value-type="float" office:value="0.0013370513916" calcext:value-type="float">
            <text:p>0.0013370513916</text:p>
          </table:table-cell>
          <table:table-cell table:style-name="ce1" office:value-type="float" office:value="0.0000360012054443" calcext:value-type="float">
            <text:p>3.60E-05</text:p>
          </table:table-cell>
          <table:table-cell table:style-name="ce1" office:value-type="float" office:value="0.0000298023223877" calcext:value-type="float">
            <text:p>2.98E-05</text:p>
          </table:table-cell>
          <table:table-cell table:number-columns-repeated="12"/>
        </table:table-row>
        <table:table-row table:style-name="ro1">
          <table:table-cell table:style-name="ce1" office:value-type="float" office:value="20001.0000000727" calcext:value-type="float">
            <text:p>2.00E+04</text:p>
          </table:table-cell>
          <table:table-cell office:value-type="float" office:value="0.00129795074463" calcext:value-type="float">
            <text:p>0.00129795074463</text:p>
          </table:table-cell>
          <table:table-cell office:value-type="float" office:value="0.00129389762878" calcext:value-type="float">
            <text:p>0.00129389762878</text:p>
          </table:table-cell>
          <table:table-cell table:style-name="ce1" office:value-type="float" office:value="0.0000360012054443" calcext:value-type="float">
            <text:p>3.60E-05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number-columns-repeated="12"/>
        </table:table-row>
        <table:table-row table:style-name="ro1">
          <table:table-cell table:style-name="ce1" office:value-type="float" office:value="21001.0000000001" calcext:value-type="float">
            <text:p>2.10E+04</text:p>
          </table:table-cell>
          <table:table-cell office:value-type="float" office:value="0.00125789642334" calcext:value-type="float">
            <text:p>0.00125789642334</text:p>
          </table:table-cell>
          <table:table-cell office:value-type="float" office:value="0.00124311447144" calcext:value-type="float">
            <text:p>0.00124311447144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288486480713" calcext:value-type="float">
            <text:p>2.88E-05</text:p>
          </table:table-cell>
          <table:table-cell table:number-columns-repeated="12"/>
        </table:table-row>
        <table:table-row table:style-name="ro1">
          <table:table-cell table:style-name="ce1" office:value-type="float" office:value="22000.9999998399" calcext:value-type="float">
            <text:p>2.20E+04</text:p>
          </table:table-cell>
          <table:table-cell office:value-type="float" office:value="0.00128483772278" calcext:value-type="float">
            <text:p>0.00128483772278</text:p>
          </table:table-cell>
          <table:table-cell office:value-type="float" office:value="0.00124621391296" calcext:value-type="float">
            <text:p>0.00124621391296</text:p>
          </table:table-cell>
          <table:table-cell table:style-name="ce1" office:value-type="float" office:value="0.0000338554382324" calcext:value-type="float">
            <text:p>3.3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23001.0000000209" calcext:value-type="float">
            <text:p>2.30E+04</text:p>
          </table:table-cell>
          <table:table-cell office:value-type="float" office:value="0.0012571811676" calcext:value-type="float">
            <text:p>0.0012571811676</text:p>
          </table:table-cell>
          <table:table-cell office:value-type="float" office:value="0.00125598907471" calcext:value-type="float">
            <text:p>0.00125598907471</text:p>
          </table:table-cell>
          <table:table-cell table:style-name="ce1" office:value-type="float" office:value="0.0000319480895996" calcext:value-type="float">
            <text:p>3.1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24000.9999999945" calcext:value-type="float">
            <text:p>2.40E+04</text:p>
          </table:table-cell>
          <table:table-cell office:value-type="float" office:value="0.00125312805176" calcext:value-type="float">
            <text:p>0.00125312805176</text:p>
          </table:table-cell>
          <table:table-cell office:value-type="float" office:value="0.00144100189209" calcext:value-type="float">
            <text:p>0.00144100189209</text:p>
          </table:table-cell>
          <table:table-cell table:style-name="ce1" office:value-type="float" office:value="0.0000481605529785" calcext:value-type="float">
            <text:p>4.82E-05</text:p>
          </table:table-cell>
          <table:table-cell table:style-name="ce1" office:value-type="float" office:value="0.0000388622283936" calcext:value-type="float">
            <text:p>3.89E-05</text:p>
          </table:table-cell>
          <table:table-cell table:number-columns-repeated="12"/>
        </table:table-row>
        <table:table-row table:style-name="ro1">
          <table:table-cell table:style-name="ce1" office:value-type="float" office:value="25000.9999998181" calcext:value-type="float">
            <text:p>2.50E+04</text:p>
          </table:table-cell>
          <table:table-cell office:value-type="float" office:value="0.00139713287354" calcext:value-type="float">
            <text:p>0.00139713287354</text:p>
          </table:table-cell>
          <table:table-cell office:value-type="float" office:value="0.0012469291687" calcext:value-type="float">
            <text:p>0.0012469291687</text:p>
          </table:table-cell>
          <table:table-cell table:style-name="ce1" office:value-type="float" office:value="0.000042200088501" calcext:value-type="float">
            <text:p>4.22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26000.9999999054" calcext:value-type="float">
            <text:p>2.60E+04</text:p>
          </table:table-cell>
          <table:table-cell office:value-type="float" office:value="0.00128602981567" calcext:value-type="float">
            <text:p>0.00128602981567</text:p>
          </table:table-cell>
          <table:table-cell office:value-type="float" office:value="0.00125813484192" calcext:value-type="float">
            <text:p>0.00125813484192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298023223877" calcext:value-type="float">
            <text:p>2.98E-05</text:p>
          </table:table-cell>
          <table:table-cell table:number-columns-repeated="12"/>
        </table:table-row>
        <table:table-row table:style-name="ro1">
          <table:table-cell table:style-name="ce1" office:value-type="float" office:value="27001.0000000491" calcext:value-type="float">
            <text:p>2.70E+04</text:p>
          </table:table-cell>
          <table:table-cell office:value-type="float" office:value="0.00126600265503" calcext:value-type="float">
            <text:p>0.00126600265503</text:p>
          </table:table-cell>
          <table:table-cell office:value-type="float" office:value="0.00125694274902" calcext:value-type="float">
            <text:p>0.00125694274902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28000.9999999491" calcext:value-type="float">
            <text:p>2.80E+04</text:p>
          </table:table-cell>
          <table:table-cell office:value-type="float" office:value="0.00127482414246" calcext:value-type="float">
            <text:p>0.00127482414246</text:p>
          </table:table-cell>
          <table:table-cell office:value-type="float" office:value="0.00124907493591" calcext:value-type="float">
            <text:p>0.00124907493591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29001.0000001582" calcext:value-type="float">
            <text:p>2.90E+04</text:p>
          </table:table-cell>
          <table:table-cell office:value-type="float" office:value="0.00126600265503" calcext:value-type="float">
            <text:p>0.00126600265503</text:p>
          </table:table-cell>
          <table:table-cell office:value-type="float" office:value="0.00126099586487" calcext:value-type="float">
            <text:p>0.00126099586487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30001.0000001774" calcext:value-type="float">
            <text:p>3.00E+04</text:p>
          </table:table-cell>
          <table:table-cell office:value-type="float" office:value="0.00126004219055" calcext:value-type="float">
            <text:p>0.00126004219055</text:p>
          </table:table-cell>
          <table:table-cell office:value-type="float" office:value="0.0012469291687" calcext:value-type="float">
            <text:p>0.0012469291687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31001" calcext:value-type="float">
            <text:p>3.10E+04</text:p>
          </table:table-cell>
          <table:table-cell office:value-type="float" office:value="0.00142884254456" calcext:value-type="float">
            <text:p>0.00142884254456</text:p>
          </table:table-cell>
          <table:table-cell office:value-type="float" office:value="0.00125980377197" calcext:value-type="float">
            <text:p>0.00125980377197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9944152832" calcext:value-type="float">
            <text:p>3.10E-05</text:p>
          </table:table-cell>
          <table:table-cell table:number-columns-repeated="12"/>
        </table:table-row>
        <table:table-row table:style-name="ro1">
          <table:table-cell table:style-name="ce1" office:value-type="float" office:value="32000.9999998837" calcext:value-type="float">
            <text:p>3.20E+04</text:p>
          </table:table-cell>
          <table:table-cell office:value-type="float" office:value="0.00126600265503" calcext:value-type="float">
            <text:p>0.00126600265503</text:p>
          </table:table-cell>
          <table:table-cell office:value-type="float" office:value="0.00131392478943" calcext:value-type="float">
            <text:p>0.00131392478943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33001.0000000525" calcext:value-type="float">
            <text:p>3.30E+04</text:p>
          </table:table-cell>
          <table:table-cell office:value-type="float" office:value="0.00127196311951" calcext:value-type="float">
            <text:p>0.00127196311951</text:p>
          </table:table-cell>
          <table:table-cell office:value-type="float" office:value="0.0012538433075" calcext:value-type="float">
            <text:p>0.0012538433075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290870666504" calcext:value-type="float">
            <text:p>2.91E-05</text:p>
          </table:table-cell>
          <table:table-cell table:number-columns-repeated="12"/>
        </table:table-row>
        <table:table-row table:style-name="ro1">
          <table:table-cell table:style-name="ce1" office:value-type="float" office:value="34000.9999998686" calcext:value-type="float">
            <text:p>3.40E+04</text:p>
          </table:table-cell>
          <table:table-cell office:value-type="float" office:value="0.0012800693512" calcext:value-type="float">
            <text:p>0.0012800693512</text:p>
          </table:table-cell>
          <table:table-cell office:value-type="float" office:value="0.00124406814575" calcext:value-type="float">
            <text:p>0.00124406814575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35000.9999996847" calcext:value-type="float">
            <text:p>3.50E+04</text:p>
          </table:table-cell>
          <table:table-cell office:value-type="float" office:value="0.00126695632935" calcext:value-type="float">
            <text:p>0.00126695632935</text:p>
          </table:table-cell>
          <table:table-cell office:value-type="float" office:value="0.00146698951721" calcext:value-type="float">
            <text:p>0.00146698951721</text:p>
          </table:table-cell>
          <table:table-cell table:style-name="ce1" office:value-type="float" office:value="0.0000481605529785" calcext:value-type="float">
            <text:p>4.82E-05</text:p>
          </table:table-cell>
          <table:table-cell table:style-name="ce1" office:value-type="float" office:value="0.0000391006469727" calcext:value-type="float">
            <text:p>3.91E-05</text:p>
          </table:table-cell>
          <table:table-cell table:number-columns-repeated="12"/>
        </table:table-row>
        <table:table-row table:style-name="ro1">
          <table:table-cell table:style-name="ce1" office:value-type="float" office:value="36000.9999995009" calcext:value-type="float">
            <text:p>3.60E+04</text:p>
          </table:table-cell>
          <table:table-cell office:value-type="float" office:value="0.00146389007568" calcext:value-type="float">
            <text:p>0.00146389007568</text:p>
          </table:table-cell>
          <table:table-cell office:value-type="float" office:value="0.0012469291687" calcext:value-type="float">
            <text:p>0.0012469291687</text:p>
          </table:table-cell>
          <table:table-cell table:style-name="ce1" office:value-type="float" office:value="0.000046968460083" calcext:value-type="float">
            <text:p>4.70E-05</text:p>
          </table:table-cell>
          <table:table-cell table:style-name="ce1" office:value-type="float" office:value="0.0000309944152832" calcext:value-type="float">
            <text:p>3.10E-05</text:p>
          </table:table-cell>
          <table:table-cell table:number-columns-repeated="12"/>
        </table:table-row>
        <table:table-row table:style-name="ro1">
          <table:table-cell table:style-name="ce1" office:value-type="float" office:value="37000.999999317" calcext:value-type="float">
            <text:p>3.70E+04</text:p>
          </table:table-cell>
          <table:table-cell office:value-type="float" office:value="0.00127601623535" calcext:value-type="float">
            <text:p>0.00127601623535</text:p>
          </table:table-cell>
          <table:table-cell office:value-type="float" office:value="0.00127196311951" calcext:value-type="float">
            <text:p>0.00127196311951</text:p>
          </table:table-cell>
          <table:table-cell table:style-name="ce1" office:value-type="float" office:value="0.0000338554382324" calcext:value-type="float">
            <text:p>3.3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38000.9999991331" calcext:value-type="float">
            <text:p>3.80E+04</text:p>
          </table:table-cell>
          <table:table-cell office:value-type="float" office:value="0.00130605697632" calcext:value-type="float">
            <text:p>0.00130605697632</text:p>
          </table:table-cell>
          <table:table-cell office:value-type="float" office:value="0.00124192237854" calcext:value-type="float">
            <text:p>0.00124192237854</text:p>
          </table:table-cell>
          <table:table-cell table:style-name="ce1" office:value-type="float" office:value="0.0000338554382324" calcext:value-type="float">
            <text:p>3.3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39000.9999989493" calcext:value-type="float">
            <text:p>3.90E+04</text:p>
          </table:table-cell>
          <table:table-cell office:value-type="float" office:value="0.00129413604736" calcext:value-type="float">
            <text:p>0.00129413604736</text:p>
          </table:table-cell>
          <table:table-cell office:value-type="float" office:value="0.00128507614136" calcext:value-type="float">
            <text:p>0.00128507614136</text:p>
          </table:table-cell>
          <table:table-cell table:style-name="ce1" office:value-type="float" office:value="0.0000369548797607" calcext:value-type="float">
            <text:p>3.70E-05</text:p>
          </table:table-cell>
          <table:table-cell table:style-name="ce1" office:value-type="float" office:value="0.0000309944152832" calcext:value-type="float">
            <text:p>3.10E-05</text:p>
          </table:table-cell>
          <table:table-cell table:number-columns-repeated="12"/>
        </table:table-row>
        <table:table-row table:style-name="ro1">
          <table:table-cell table:style-name="ce1" office:value-type="float" office:value="40000.9999987654" calcext:value-type="float">
            <text:p>4.00E+04</text:p>
          </table:table-cell>
          <table:table-cell office:value-type="float" office:value="0.00126886367798" calcext:value-type="float">
            <text:p>0.00126886367798</text:p>
          </table:table-cell>
          <table:table-cell office:value-type="float" office:value="0.00125980377197" calcext:value-type="float">
            <text:p>0.00125980377197</text:p>
          </table:table-cell>
          <table:table-cell table:style-name="ce1" office:value-type="float" office:value="0.0000338554382324" calcext:value-type="float">
            <text:p>3.3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1000.9999985815" calcext:value-type="float">
            <text:p>4.10E+04</text:p>
          </table:table-cell>
          <table:table-cell office:value-type="float" office:value="0.00129103660583" calcext:value-type="float">
            <text:p>0.00129103660583</text:p>
          </table:table-cell>
          <table:table-cell office:value-type="float" office:value="0.0012481212616" calcext:value-type="float">
            <text:p>0.0012481212616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2000.9999983976" calcext:value-type="float">
            <text:p>4.20E+04</text:p>
          </table:table-cell>
          <table:table-cell office:value-type="float" office:value="0.00127601623535" calcext:value-type="float">
            <text:p>0.00127601623535</text:p>
          </table:table-cell>
          <table:table-cell office:value-type="float" office:value="0.00127696990967" calcext:value-type="float">
            <text:p>0.00127696990967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3000.9999982138" calcext:value-type="float">
            <text:p>4.30E+04</text:p>
          </table:table-cell>
          <table:table-cell office:value-type="float" office:value="0.00129199028015" calcext:value-type="float">
            <text:p>0.00129199028015</text:p>
          </table:table-cell>
          <table:table-cell office:value-type="float" office:value="0.00124096870422" calcext:value-type="float">
            <text:p>0.00124096870422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4000.9999980299" calcext:value-type="float">
            <text:p>4.40E+04</text:p>
          </table:table-cell>
          <table:table-cell office:value-type="float" office:value="0.00128102302551" calcext:value-type="float">
            <text:p>0.00128102302551</text:p>
          </table:table-cell>
          <table:table-cell office:value-type="float" office:value="0.00125217437744" calcext:value-type="float">
            <text:p>0.00125217437744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298023223877" calcext:value-type="float">
            <text:p>2.98E-05</text:p>
          </table:table-cell>
          <table:table-cell table:number-columns-repeated="12"/>
        </table:table-row>
        <table:table-row table:style-name="ro1">
          <table:table-cell table:style-name="ce1" office:value-type="float" office:value="45000.999997846" calcext:value-type="float">
            <text:p>4.50E+04</text:p>
          </table:table-cell>
          <table:table-cell office:value-type="float" office:value="0.00125408172607" calcext:value-type="float">
            <text:p>0.00125408172607</text:p>
          </table:table-cell>
          <table:table-cell office:value-type="float" office:value="0.0012629032135" calcext:value-type="float">
            <text:p>0.0012629032135</text:p>
          </table:table-cell>
          <table:table-cell table:style-name="ce1" office:value-type="float" office:value="0.0000331401824951" calcext:value-type="float">
            <text:p>3.3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46000.9999976622" calcext:value-type="float">
            <text:p>4.60E+04</text:p>
          </table:table-cell>
          <table:table-cell office:value-type="float" office:value="0.00125193595886" calcext:value-type="float">
            <text:p>0.00125193595886</text:p>
          </table:table-cell>
          <table:table-cell office:value-type="float" office:value="0.00123810768127" calcext:value-type="float">
            <text:p>0.00123810768127</text:p>
          </table:table-cell>
          <table:table-cell table:style-name="ce1" office:value-type="float" office:value="0.000032901763916" calcext:value-type="float">
            <text:p>3.29E-05</text:p>
          </table:table-cell>
          <table:table-cell table:style-name="ce1" office:value-type="float" office:value="0.0000288486480713" calcext:value-type="float">
            <text:p>2.88E-05</text:p>
          </table:table-cell>
          <table:table-cell table:number-columns-repeated="12"/>
        </table:table-row>
        <table:table-row table:style-name="ro1">
          <table:table-cell table:style-name="ce1" office:value-type="float" office:value="47000.9999974783" calcext:value-type="float">
            <text:p>4.70E+04</text:p>
          </table:table-cell>
          <table:table-cell office:value-type="float" office:value="0.00152611732483" calcext:value-type="float">
            <text:p>0.00152611732483</text:p>
          </table:table-cell>
          <table:table-cell office:value-type="float" office:value="0.00169396400452" calcext:value-type="float">
            <text:p>0.00169396400452</text:p>
          </table:table-cell>
          <table:table-cell table:style-name="ce1" office:value-type="float" office:value="0.0000760555267334" calcext:value-type="float">
            <text:p>7.61E-05</text:p>
          </table:table-cell>
          <table:table-cell table:style-name="ce1" office:value-type="float" office:value="0.0000319480895996" calcext:value-type="float">
            <text:p>3.19E-05</text:p>
          </table:table-cell>
          <table:table-cell table:number-columns-repeated="12"/>
        </table:table-row>
        <table:table-row table:style-name="ro1">
          <table:table-cell table:style-name="ce1" office:value-type="float" office:value="48000.9999972944" calcext:value-type="float">
            <text:p>4.80E+04</text:p>
          </table:table-cell>
          <table:table-cell office:value-type="float" office:value="0.00129699707031" calcext:value-type="float">
            <text:p>0.00129699707031</text:p>
          </table:table-cell>
          <table:table-cell office:value-type="float" office:value="0.0012800693512" calcext:value-type="float">
            <text:p>0.0012800693512</text:p>
          </table:table-cell>
          <table:table-cell table:style-name="ce1" office:value-type="float" office:value="0.0000360012054443" calcext:value-type="float">
            <text:p>3.60E-05</text:p>
          </table:table-cell>
          <table:table-cell table:style-name="ce1" office:value-type="float" office:value="0.0000309944152832" calcext:value-type="float">
            <text:p>3.10E-05</text:p>
          </table:table-cell>
          <table:table-cell table:number-columns-repeated="12"/>
        </table:table-row>
        <table:table-row table:style-name="ro1">
          <table:table-cell table:style-name="ce1" office:value-type="float" office:value="49000.9999971105" calcext:value-type="float">
            <text:p>4.90E+04</text:p>
          </table:table-cell>
          <table:table-cell office:value-type="float" office:value="0.00128102302551" calcext:value-type="float">
            <text:p>0.00128102302551</text:p>
          </table:table-cell>
          <table:table-cell office:value-type="float" office:value="0.00131702423096" calcext:value-type="float">
            <text:p>0.00131702423096</text:p>
          </table:table-cell>
          <table:table-cell table:style-name="ce1" office:value-type="float" office:value="0.00003981590271" calcext:value-type="float">
            <text:p>3.98E-05</text:p>
          </table:table-cell>
          <table:table-cell table:style-name="ce1" office:value-type="float" office:value="0.0000298023223877" calcext:value-type="float">
            <text:p>2.98E-05</text:p>
          </table:table-cell>
          <table:table-cell table:number-columns-repeated="12"/>
        </table:table-row>
        <table:table-row table:style-name="ro1">
          <table:table-cell table:style-name="ce1" office:value-type="float" office:value="50000.9999969267" calcext:value-type="float">
            <text:p>5.00E+04</text:p>
          </table:table-cell>
          <table:table-cell office:value-type="float" office:value="0.00126004219055" calcext:value-type="float">
            <text:p>0.00126004219055</text:p>
          </table:table-cell>
          <table:table-cell office:value-type="float" office:value="0.00128102302551" calcext:value-type="float">
            <text:p>0.00128102302551</text:p>
          </table:table-cell>
          <table:table-cell table:style-name="ce1" office:value-type="float" office:value="0.0000350475311279" calcext:value-type="float">
            <text:p>3.50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>
          <table:table-cell table:style-name="ce1" office:value-type="float" office:value="51000.9999967428" calcext:value-type="float">
            <text:p>5.10E+04</text:p>
          </table:table-cell>
          <table:table-cell office:value-type="float" office:value="0.00127696990967" calcext:value-type="float">
            <text:p>0.00127696990967</text:p>
          </table:table-cell>
          <table:table-cell office:value-type="float" office:value="0.00123691558838" calcext:value-type="float">
            <text:p>0.00123691558838</text:p>
          </table:table-cell>
          <table:table-cell table:style-name="ce1" office:value-type="float" office:value="0.0000340938568115" calcext:value-type="float">
            <text:p>3.41E-05</text:p>
          </table:table-cell>
          <table:table-cell table:style-name="ce1" office:value-type="float" office:value="0.0000300407409668" calcext:value-type="float">
            <text:p>3.00E-05</text:p>
          </table:table-cell>
          <table:table-cell table:number-columns-repeated="12"/>
        </table:table-row>
        <table:table-row table:style-name="ro1" table:number-rows-repeated="24">
          <table:table-cell table:number-columns-repeated="17"/>
        </table:table-row>
        <table:table-row table:style-name="ro1">
          <table:table-cell table:number-columns-repeated="8"/>
          <table:table-cell office:value-type="string" calcext:value-type="string">
            <text:p>Beta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3:24:00.382939091</meta:creation-date>
    <dc:date>2019-09-11T17:18:40.386473197</dc:date>
    <meta:editing-duration>PT33M15S</meta:editing-duration>
    <meta:editing-cycles>1</meta:editing-cycles>
    <meta:document-statistic meta:table-count="1" meta:cell-count="1236" meta:object-count="4"/>
    <meta:generator>LibreOffice/6.0.4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6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445cm" svg:height="20.5cm" xlink:href=".." xlink:type="simple" chart:class="chart:line" chart:style-name="ch1">
        <chart:title svg:x="10.606cm" svg:y="0.546cm" chart:style-name="ch2">
          <text:p>Difference of condition number between real and perturbed </text:p>
        </chart:title>
        <chart:plot-area chart:style-name="ch3" table:cell-range-address="Sheet1.A1:Sheet1.B51" chart:data-source-has-labels="both" svg:x="2.742cm" svg:y="1.702cm" svg:width="28.705cm" svg:height="16.819cm">
          <chartooo:coordinate-region svg:x="3.932cm" svg:y="1.902cm" svg:width="27.515cm" svg:height="15.041cm"/>
          <chart:axis chart:dimension="x" chart:name="primary-x" chart:style-name="ch4" chartooo:axis-type="auto">
            <chartooo:date-scale/>
            <chart:title svg:x="13.923cm" svg:y="18.932cm" chart:style-name="ch5">
              <text:p>Based condition number</text:p>
            </chart:title>
            <chart:categories table:cell-range-address="Sheet1.A2:Sheet1.A51"/>
          </chart:axis>
          <chart:axis chart:dimension="y" chart:name="primary-y" chart:style-name="ch6">
            <chart:title svg:x="1.067cm" svg:y="11.51cm" chart:style-name="ch7">
              <text:p>Difference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erenc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0.0353774536002505">
                <text:p>0.0353774536002505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5.62994971049568">
                <text:p>5.62994971049568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1.2636475194654">
                <text:p>11.2636475194654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16.8973453238837">
                <text:p>16.8973453238837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22.531043133245">
                <text:p>22.531043133245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28.1647409401057">
                <text:p>28.1647409401057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33.7984387520301">
                <text:p>33.7984387520301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39.432136560039">
                <text:p>39.432136560039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45.0658343794066">
                <text:p>45.0658343794066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50.6995321714749">
                <text:p>50.6995321714749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56.3332300044003">
                <text:p>56.3332300044003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61.9669278046204">
                <text:p>61.9669278046204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67.6006255819793">
                <text:p>67.6006255819793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73.2343234428281">
                <text:p>73.2343234428281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78.8680212355939">
                <text:p>78.8680212355939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84.501719038306">
                <text:p>84.501719038306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90.1354169262504">
                <text:p>90.1354169262504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95.769114630697">
                <text:p>95.769114630697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101.402812462587">
                <text:p>101.402812462587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107.036510276466">
                <text:p>107.036510276466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112.670207940158">
                <text:p>112.670207940158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118.303905818375">
                <text:p>118.303905818375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123.937603885297">
                <text:p>123.937603885297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129.571301509164">
                <text:p>129.571301509164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135.204999295853">
                <text:p>135.204999295853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140.838697331783">
                <text:p>140.838697331783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146.472395120159">
                <text:p>146.472395120159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152.106092633829">
                <text:p>152.106092633829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157.739790508298">
                <text:p>157.739790508298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163.373487998033">
                <text:p>163.373487998033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169.00718600148">
                <text:p>169.00718600148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174.640883995304">
                <text:p>174.640883995304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180.274581729744">
                <text:p>180.274581729744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185.908279463001">
                <text:p>185.908279463001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191.541977265719">
                <text:p>191.541977265719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197.175675378036">
                <text:p>197.175675378036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202.809372722622">
                <text:p>202.809372722622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208.443070574169">
                <text:p>208.443070574169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214.07676873853">
                <text:p>214.07676873853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219.710466585842">
                <text:p>219.710466585842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225.344164491915">
                <text:p>225.344164491915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230.977862195214">
                <text:p>230.977862195214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236.611559349636">
                <text:p>236.611559349636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242.245257461611">
                <text:p>242.245257461611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47.878955726919">
                <text:p>247.878955726919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253.512653482052">
                <text:p>253.512653482052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259.14635085169">
                <text:p>259.14635085169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264.780048829089">
                <text:p>264.780048829089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270.413746567501">
                <text:p>270.413746567501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276.047444757307">
                <text:p>276.047444757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4.603cm" svg:height="16.451cm" xlink:href=".." xlink:type="simple" chart:class="chart:line" chart:style-name="ch1">
        <chart:title svg:x="14.665cm" svg:y="0.465cm" chart:style-name="ch2">
          <text:p>Time vs condition number</text:p>
        </chart:title>
        <chart:legend chart:legend-position="end" svg:x="31.751cm" svg:y="7.677cm" style:legend-expansion="high" chart:style-name="ch3"/>
        <chart:plot-area chart:style-name="ch4" table:cell-range-address="Sheet1.G1:Sheet1.I51" chart:data-source-has-labels="both" svg:x="1.703cm" svg:y="1.573cm" svg:width="29.356cm" svg:height="13.568cm">
          <chartooo:coordinate-region svg:x="2.986cm" svg:y="1.573cm" svg:width="27.933cm" svg:height="11.791cm"/>
          <chart:axis chart:dimension="x" chart:name="primary-x" chart:style-name="ch5" chartooo:axis-type="auto">
            <chartooo:date-scale/>
            <chart:title svg:x="14.564cm" svg:y="15.47cm" chart:style-name="ch6">
              <text:p>Based condition number</text:p>
            </chart:title>
            <chart:categories table:cell-range-address="Sheet1.G2:Sheet1.G51"/>
          </chart:axis>
          <chart:axis chart:dimension="y" chart:name="primary-y" chart:style-name="ch7">
            <chart:title svg:x="0.451cm" svg:y="9.182cm" chart:style-name="ch8">
              <text:p>Time (seg)</text:p>
            </chart:title>
            <chart:grid chart:style-name="ch9" chart:class="major"/>
          </chart:axis>
          <chart:series chart:style-name="ch10" chart:values-cell-range-address="Sheet1.H2:Sheet1.H51" chart:label-cell-address="Sheet1.H1:Sheet1.H1" chart:class="chart:line">
            <chart:data-point chart:repeated="50"/>
          </chart:series>
          <chart:series chart:style-name="ch11" chart:values-cell-range-address="Sheet1.I2:Sheet1.I51" chart:label-cell-address="Sheet1.I1:Sheet1.I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</text:p>
                <draw:g>
                  <svg:desc>Sheet1.H1:Sheet1.H1</svg:desc>
                </draw:g>
              </table:table-cell>
              <table:table-cell office:value-type="string">
                <text:p>B_epsilon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2:Sheet1.G51</svg:desc>
                </draw:g>
              </table:table-cell>
              <table:table-cell office:value-type="float" office:value="0.00133204460144">
                <text:p>0.00133204460144</text:p>
                <draw:g>
                  <svg:desc>Sheet1.H2:Sheet1.H51</svg:desc>
                </draw:g>
              </table:table-cell>
              <table:table-cell office:value-type="float" office:value="0.00131392478943">
                <text:p>0.00131392478943</text:p>
                <draw:g>
                  <svg:desc>Sheet1.I2:Sheet1.I51</svg:desc>
                </draw:g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0.00131106376648">
                <text:p>0.00131106376648</text:p>
              </table:table-cell>
              <table:table-cell office:value-type="float" office:value="0.00131297111511">
                <text:p>0.0013129711151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0145602226257">
                <text:p>0.00145602226257</text:p>
              </table:table-cell>
              <table:table-cell office:value-type="float" office:value="0.00130701065063">
                <text:p>0.00130701065063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0.00238394737244">
                <text:p>0.00238394737244</text:p>
              </table:table-cell>
              <table:table-cell office:value-type="float" office:value="0.00189685821533">
                <text:p>0.00189685821533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0.00180888175964">
                <text:p>0.00180888175964</text:p>
              </table:table-cell>
              <table:table-cell office:value-type="float" office:value="0.00134611129761">
                <text:p>0.00134611129761</text:p>
              </table:table-cell>
            </table:table-row>
            <table:table-row>
              <table:table-cell office:value-type="float" office:value="5001">
                <text:p>5001</text:p>
              </table:table-cell>
              <table:table-cell office:value-type="float" office:value="0.00136494636536">
                <text:p>0.00136494636536</text:p>
              </table:table-cell>
              <table:table-cell office:value-type="float" office:value="0.00131893157959">
                <text:p>0.00131893157959</text:p>
              </table:table-cell>
            </table:table-row>
            <table:table-row>
              <table:table-cell office:value-type="float" office:value="6001">
                <text:p>6001</text:p>
              </table:table-cell>
              <table:table-cell office:value-type="float" office:value="0.0013120174408">
                <text:p>0.0013120174408</text:p>
              </table:table-cell>
              <table:table-cell office:value-type="float" office:value="0.00133514404297">
                <text:p>0.00133514404297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0.0014271736145">
                <text:p>0.0014271736145</text:p>
              </table:table-cell>
              <table:table-cell office:value-type="float" office:value="0.00129985809326">
                <text:p>0.00129985809326</text:p>
              </table:table-cell>
            </table:table-row>
            <table:table-row>
              <table:table-cell office:value-type="float" office:value="8001">
                <text:p>8001</text:p>
              </table:table-cell>
              <table:table-cell office:value-type="float" office:value="0.00134706497192">
                <text:p>0.00134706497192</text:p>
              </table:table-cell>
              <table:table-cell office:value-type="float" office:value="0.001305103302">
                <text:p>0.001305103302</text:p>
              </table:table-cell>
            </table:table-row>
            <table:table-row>
              <table:table-cell office:value-type="float" office:value="9001">
                <text:p>9001</text:p>
              </table:table-cell>
              <table:table-cell office:value-type="float" office:value="0.00131487846375">
                <text:p>0.00131487846375</text:p>
              </table:table-cell>
              <table:table-cell office:value-type="float" office:value="0.00132298469543">
                <text:p>0.00132298469543</text:p>
              </table:table-cell>
            </table:table-row>
            <table:table-row>
              <table:table-cell office:value-type="float" office:value="10001">
                <text:p>10001</text:p>
              </table:table-cell>
              <table:table-cell office:value-type="float" office:value="0.00131106376648">
                <text:p>0.00131106376648</text:p>
              </table:table-cell>
              <table:table-cell office:value-type="float" office:value="0.00129985809326">
                <text:p>0.00129985809326</text:p>
              </table:table-cell>
            </table:table-row>
            <table:table-row>
              <table:table-cell office:value-type="float" office:value="11001">
                <text:p>11001</text:p>
              </table:table-cell>
              <table:table-cell office:value-type="float" office:value="0.0013279914856">
                <text:p>0.0013279914856</text:p>
              </table:table-cell>
              <table:table-cell office:value-type="float" office:value="0.00130701065063">
                <text:p>0.00130701065063</text:p>
              </table:table-cell>
            </table:table-row>
            <table:table-row>
              <table:table-cell office:value-type="float" office:value="12001">
                <text:p>12001</text:p>
              </table:table-cell>
              <table:table-cell office:value-type="float" office:value="0.00130200386047">
                <text:p>0.00130200386047</text:p>
              </table:table-cell>
              <table:table-cell office:value-type="float" office:value="0.00132083892822">
                <text:p>0.00132083892822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0.00140690803528">
                <text:p>0.00140690803528</text:p>
              </table:table-cell>
              <table:table-cell office:value-type="float" office:value="0.001305103302">
                <text:p>0.001305103302</text:p>
              </table:table-cell>
            </table:table-row>
            <table:table-row>
              <table:table-cell office:value-type="float" office:value="14001">
                <text:p>14001</text:p>
              </table:table-cell>
              <table:table-cell office:value-type="float" office:value="0.00133895874023">
                <text:p>0.00133895874023</text:p>
              </table:table-cell>
              <table:table-cell office:value-type="float" office:value="0.00129413604736">
                <text:p>0.00129413604736</text:p>
              </table:table-cell>
            </table:table-row>
            <table:table-row>
              <table:table-cell office:value-type="float" office:value="15001">
                <text:p>15001</text:p>
              </table:table-cell>
              <table:table-cell office:value-type="float" office:value="0.00131106376648">
                <text:p>0.00131106376648</text:p>
              </table:table-cell>
              <table:table-cell office:value-type="float" office:value="0.00133299827576">
                <text:p>0.00133299827576</text:p>
              </table:table-cell>
            </table:table-row>
            <table:table-row>
              <table:table-cell office:value-type="float" office:value="16001">
                <text:p>16001</text:p>
              </table:table-cell>
              <table:table-cell office:value-type="float" office:value="0.00130200386047">
                <text:p>0.00130200386047</text:p>
              </table:table-cell>
              <table:table-cell office:value-type="float" office:value="0.00128793716431">
                <text:p>0.00128793716431</text:p>
              </table:table-cell>
            </table:table-row>
            <table:table-row>
              <table:table-cell office:value-type="float" office:value="17001">
                <text:p>17001</text:p>
              </table:table-cell>
              <table:table-cell office:value-type="float" office:value="0.00131511688232">
                <text:p>0.00131511688232</text:p>
              </table:table-cell>
              <table:table-cell office:value-type="float" office:value="0.00132513046265">
                <text:p>0.00132513046265</text:p>
              </table:table-cell>
            </table:table-row>
            <table:table-row>
              <table:table-cell office:value-type="float" office:value="18001">
                <text:p>18001</text:p>
              </table:table-cell>
              <table:table-cell office:value-type="float" office:value="0.0013120174408">
                <text:p>0.0013120174408</text:p>
              </table:table-cell>
              <table:table-cell office:value-type="float" office:value="0.00133204460144">
                <text:p>0.00133204460144</text:p>
              </table:table-cell>
            </table:table-row>
            <table:table-row>
              <table:table-cell office:value-type="float" office:value="19001">
                <text:p>19001</text:p>
              </table:table-cell>
              <table:table-cell office:value-type="float" office:value="0.00138282775879">
                <text:p>0.00138282775879</text:p>
              </table:table-cell>
              <table:table-cell office:value-type="float" office:value="0.00136518478394">
                <text:p>0.00136518478394</text:p>
              </table:table-cell>
            </table:table-row>
            <table:table-row>
              <table:table-cell office:value-type="float" office:value="20001">
                <text:p>20001</text:p>
              </table:table-cell>
              <table:table-cell office:value-type="float" office:value="0.00132298469543">
                <text:p>0.00132298469543</text:p>
              </table:table-cell>
              <table:table-cell office:value-type="float" office:value="0.00130796432495">
                <text:p>0.00130796432495</text:p>
              </table:table-cell>
            </table:table-row>
            <table:table-row>
              <table:table-cell office:value-type="float" office:value="21001">
                <text:p>21001</text:p>
              </table:table-cell>
              <table:table-cell office:value-type="float" office:value="0.00132703781128">
                <text:p>0.00132703781128</text:p>
              </table:table-cell>
              <table:table-cell office:value-type="float" office:value="0.00129914283752">
                <text:p>0.00129914283752</text:p>
              </table:table-cell>
            </table:table-row>
            <table:table-row>
              <table:table-cell office:value-type="float" office:value="22001">
                <text:p>22001</text:p>
              </table:table-cell>
              <table:table-cell office:value-type="float" office:value="0.00130581855774">
                <text:p>0.00130581855774</text:p>
              </table:table-cell>
              <table:table-cell office:value-type="float" office:value="0.0013267993927">
                <text:p>0.0013267993927</text:p>
              </table:table-cell>
            </table:table-row>
            <table:table-row>
              <table:table-cell office:value-type="float" office:value="23001">
                <text:p>23001</text:p>
              </table:table-cell>
              <table:table-cell office:value-type="float" office:value="0.00131011009216">
                <text:p>0.00131011009216</text:p>
              </table:table-cell>
              <table:table-cell office:value-type="float" office:value="0.00131011009216">
                <text:p>0.00131011009216</text:p>
              </table:table-cell>
            </table:table-row>
            <table:table-row>
              <table:table-cell office:value-type="float" office:value="24001">
                <text:p>24001</text:p>
              </table:table-cell>
              <table:table-cell office:value-type="float" office:value="0.00138807296753">
                <text:p>0.00138807296753</text:p>
              </table:table-cell>
              <table:table-cell office:value-type="float" office:value="0.00131487846375">
                <text:p>0.00131487846375</text:p>
              </table:table-cell>
            </table:table-row>
            <table:table-row>
              <table:table-cell office:value-type="float" office:value="25001">
                <text:p>25001</text:p>
              </table:table-cell>
              <table:table-cell office:value-type="float" office:value="0.00131583213806">
                <text:p>0.00131583213806</text:p>
              </table:table-cell>
              <table:table-cell office:value-type="float" office:value="0.00142812728882">
                <text:p>0.00142812728882</text:p>
              </table:table-cell>
            </table:table-row>
            <table:table-row>
              <table:table-cell office:value-type="float" office:value="26001">
                <text:p>26001</text:p>
              </table:table-cell>
              <table:table-cell office:value-type="float" office:value="0.00131106376648">
                <text:p>0.00131106376648</text:p>
              </table:table-cell>
              <table:table-cell office:value-type="float" office:value="0.00130701065063">
                <text:p>0.00130701065063</text:p>
              </table:table-cell>
            </table:table-row>
            <table:table-row>
              <table:table-cell office:value-type="float" office:value="27001">
                <text:p>27001</text:p>
              </table:table-cell>
              <table:table-cell office:value-type="float" office:value="0.00132703781128">
                <text:p>0.00132703781128</text:p>
              </table:table-cell>
              <table:table-cell office:value-type="float" office:value="0.00130391120911">
                <text:p>0.00130391120911</text:p>
              </table:table-cell>
            </table:table-row>
            <table:table-row>
              <table:table-cell office:value-type="float" office:value="28001">
                <text:p>28001</text:p>
              </table:table-cell>
              <table:table-cell office:value-type="float" office:value="0.00131011009216">
                <text:p>0.00131011009216</text:p>
              </table:table-cell>
              <table:table-cell office:value-type="float" office:value="0.00133013725281">
                <text:p>0.00133013725281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0.0013120174408">
                <text:p>0.0013120174408</text:p>
              </table:table-cell>
              <table:table-cell office:value-type="float" office:value="0.00129413604736">
                <text:p>0.00129413604736</text:p>
              </table:table-cell>
            </table:table-row>
            <table:table-row>
              <table:table-cell office:value-type="float" office:value="30001">
                <text:p>30001</text:p>
              </table:table-cell>
              <table:table-cell office:value-type="float" office:value="0.00132298469543">
                <text:p>0.00132298469543</text:p>
              </table:table-cell>
              <table:table-cell office:value-type="float" office:value="0.00130391120911">
                <text:p>0.00130391120911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0.00142598152161">
                <text:p>0.00142598152161</text:p>
              </table:table-cell>
              <table:table-cell office:value-type="float" office:value="0.00133585929871">
                <text:p>0.00133585929871</text:p>
              </table:table-cell>
            </table:table-row>
            <table:table-row>
              <table:table-cell office:value-type="float" office:value="32001">
                <text:p>32001</text:p>
              </table:table-cell>
              <table:table-cell office:value-type="float" office:value="0.00143194198608">
                <text:p>0.00143194198608</text:p>
              </table:table-cell>
              <table:table-cell office:value-type="float" office:value="0.00130009651184">
                <text:p>0.00130009651184</text:p>
              </table:table-cell>
            </table:table-row>
            <table:table-row>
              <table:table-cell office:value-type="float" office:value="33001">
                <text:p>33001</text:p>
              </table:table-cell>
              <table:table-cell office:value-type="float" office:value="0.00133299827576">
                <text:p>0.00133299827576</text:p>
              </table:table-cell>
              <table:table-cell office:value-type="float" office:value="0.00131011009216">
                <text:p>0.00131011009216</text:p>
              </table:table-cell>
            </table:table-row>
            <table:table-row>
              <table:table-cell office:value-type="float" office:value="34001">
                <text:p>34001</text:p>
              </table:table-cell>
              <table:table-cell office:value-type="float" office:value="0.0013120174408">
                <text:p>0.0013120174408</text:p>
              </table:table-cell>
              <table:table-cell office:value-type="float" office:value="0.00131988525391">
                <text:p>0.00131988525391</text:p>
              </table:table-cell>
            </table:table-row>
            <table:table-row>
              <table:table-cell office:value-type="float" office:value="35001">
                <text:p>35001</text:p>
              </table:table-cell>
              <table:table-cell office:value-type="float" office:value="0.0013120174408">
                <text:p>0.0013120174408</text:p>
              </table:table-cell>
              <table:table-cell office:value-type="float" office:value="0.00132703781128">
                <text:p>0.00132703781128</text:p>
              </table:table-cell>
            </table:table-row>
            <table:table-row>
              <table:table-cell office:value-type="float" office:value="36001">
                <text:p>36001</text:p>
              </table:table-cell>
              <table:table-cell office:value-type="float" office:value="0.00130796432495">
                <text:p>0.00130796432495</text:p>
              </table:table-cell>
              <table:table-cell office:value-type="float" office:value="0.00130200386047">
                <text:p>0.00130200386047</text:p>
              </table:table-cell>
            </table:table-row>
            <table:table-row>
              <table:table-cell office:value-type="float" office:value="37001">
                <text:p>37001</text:p>
              </table:table-cell>
              <table:table-cell office:value-type="float" office:value="0.00141501426697">
                <text:p>0.00141501426697</text:p>
              </table:table-cell>
              <table:table-cell office:value-type="float" office:value="0.00131797790527">
                <text:p>0.00131797790527</text:p>
              </table:table-cell>
            </table:table-row>
            <table:table-row>
              <table:table-cell office:value-type="float" office:value="38001">
                <text:p>38001</text:p>
              </table:table-cell>
              <table:table-cell office:value-type="float" office:value="0.00131893157959">
                <text:p>0.00131893157959</text:p>
              </table:table-cell>
              <table:table-cell office:value-type="float" office:value="0.00133800506592">
                <text:p>0.00133800506592</text:p>
              </table:table-cell>
            </table:table-row>
            <table:table-row>
              <table:table-cell office:value-type="float" office:value="39001">
                <text:p>39001</text:p>
              </table:table-cell>
              <table:table-cell office:value-type="float" office:value="0.00131511688232">
                <text:p>0.00131511688232</text:p>
              </table:table-cell>
              <table:table-cell office:value-type="float" office:value="0.00129890441895">
                <text:p>0.00129890441895</text:p>
              </table:table-cell>
            </table:table-row>
            <table:table-row>
              <table:table-cell office:value-type="float" office:value="40001">
                <text:p>40001</text:p>
              </table:table-cell>
              <table:table-cell office:value-type="float" office:value="0.00132608413696">
                <text:p>0.00132608413696</text:p>
              </table:table-cell>
              <table:table-cell office:value-type="float" office:value="0.00129103660583">
                <text:p>0.00129103660583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0.00130701065063">
                <text:p>0.00130701065063</text:p>
              </table:table-cell>
              <table:table-cell office:value-type="float" office:value="0.00132417678833">
                <text:p>0.00132417678833</text:p>
              </table:table-cell>
            </table:table-row>
            <table:table-row>
              <table:table-cell office:value-type="float" office:value="42001">
                <text:p>42001</text:p>
              </table:table-cell>
              <table:table-cell office:value-type="float" office:value="0.00130200386047">
                <text:p>0.00130200386047</text:p>
              </table:table-cell>
              <table:table-cell office:value-type="float" office:value="0.00130105018616">
                <text:p>0.00130105018616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0.00131893157959">
                <text:p>0.00131893157959</text:p>
              </table:table-cell>
              <table:table-cell office:value-type="float" office:value="0.00141096115112">
                <text:p>0.0014109611511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0130915641785">
                <text:p>0.00130915641785</text:p>
              </table:table-cell>
              <table:table-cell office:value-type="float" office:value="0.00133585929871">
                <text:p>0.00133585929871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0.00132584571838">
                <text:p>0.00132584571838</text:p>
              </table:table-cell>
              <table:table-cell office:value-type="float" office:value="0.00131320953369">
                <text:p>0.00131320953369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0.00132608413696">
                <text:p>0.00132608413696</text:p>
              </table:table-cell>
              <table:table-cell office:value-type="float" office:value="0.00129699707031">
                <text:p>0.00129699707031</text:p>
              </table:table-cell>
            </table:table-row>
            <table:table-row>
              <table:table-cell office:value-type="float" office:value="47001">
                <text:p>47001</text:p>
              </table:table-cell>
              <table:table-cell office:value-type="float" office:value="0.00130891799927">
                <text:p>0.00130891799927</text:p>
              </table:table-cell>
              <table:table-cell office:value-type="float" office:value="0.00131702423096">
                <text:p>0.00131702423096</text:p>
              </table:table-cell>
            </table:table-row>
            <table:table-row>
              <table:table-cell office:value-type="float" office:value="48001">
                <text:p>48001</text:p>
              </table:table-cell>
              <table:table-cell office:value-type="float" office:value="0.00131583213806">
                <text:p>0.00131583213806</text:p>
              </table:table-cell>
              <table:table-cell office:value-type="float" office:value="0.00129699707031">
                <text:p>0.00129699707031</text:p>
              </table:table-cell>
            </table:table-row>
            <table:table-row>
              <table:table-cell office:value-type="float" office:value="49001">
                <text:p>49001</text:p>
              </table:table-cell>
              <table:table-cell office:value-type="float" office:value="0.00133109092712">
                <text:p>0.00133109092712</text:p>
              </table:table-cell>
              <table:table-cell office:value-type="float" office:value="0.00143003463745">
                <text:p>0.00143003463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7.367cm" svg:height="26.643cm" xlink:href=".." xlink:type="simple" chart:class="chart:line" chart:style-name="ch1">
        <chart:legend chart:legend-position="end" svg:x="44.515cm" svg:y="12.773cm" style:legend-expansion="high" chart:style-name="ch2"/>
        <chart:plot-area chart:style-name="ch3" table:cell-range-address="Sheet1.A122:Sheet1.C172" chart:data-source-has-labels="both" svg:x="0.947cm" svg:y="0.532cm" svg:width="42.621cm" svg:height="25.579cm">
          <chartooo:coordinate-region svg:x="2.124cm" svg:y="0.532cm" svg:width="41.29cm" svg:height="23.802cm"/>
          <chart:axis chart:dimension="x" chart:name="primary-x" chart:style-name="ch4" chartooo:axis-type="auto">
            <chartooo:date-scale/>
            <chart:categories table:cell-range-address="Sheet1.A123:Sheet1.A1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23:Sheet1.B172" chart:label-cell-address="Sheet1.B122:Sheet1.B122" chart:class="chart:line">
            <chart:data-point chart:repeated="50"/>
          </chart:series>
          <chart:series chart:style-name="ch8" chart:values-cell-range-address="Sheet1.C123:Sheet1.C172" chart:label-cell-address="Sheet1.C122:Sheet1.C122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</text:p>
                <draw:g>
                  <svg:desc>Sheet1.B122:Sheet1.B122</svg:desc>
                </draw:g>
              </table:table-cell>
              <table:table-cell office:value-type="string">
                <text:p>B_epsilon</text:p>
                <draw:g>
                  <svg:desc>Sheet1.C122:Sheet1.C1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23:Sheet1.A172</svg:desc>
                </draw:g>
              </table:table-cell>
              <table:table-cell office:value-type="float" office:value="1.03537745360026">
                <text:p>1.03537745360026</text:p>
                <draw:g>
                  <svg:desc>Sheet1.B123:Sheet1.B172</svg:desc>
                </draw:g>
              </table:table-cell>
              <table:table-cell office:value-type="float" office:value="0.0353774536002505">
                <text:p>0.0353774536002505</text:p>
                <draw:g>
                  <svg:desc>Sheet1.C123:Sheet1.C172</svg:desc>
                </draw:g>
              </table:table-cell>
            </table:table-row>
            <table:table-row>
              <table:table-cell office:value-type="float" office:value="1000.99999999989">
                <text:p>1000.99999999989</text:p>
              </table:table-cell>
              <table:table-cell office:value-type="float" office:value="1006.62994971038">
                <text:p>1006.62994971038</text:p>
              </table:table-cell>
              <table:table-cell office:value-type="float" office:value="5.62994971049568">
                <text:p>5.62994971049568</text:p>
              </table:table-cell>
            </table:table-row>
            <table:table-row>
              <table:table-cell office:value-type="float" office:value="2000.99999999946">
                <text:p>2000.99999999946</text:p>
              </table:table-cell>
              <table:table-cell office:value-type="float" office:value="2012.26364751892">
                <text:p>2012.26364751892</text:p>
              </table:table-cell>
              <table:table-cell office:value-type="float" office:value="11.2636475194654">
                <text:p>11.2636475194654</text:p>
              </table:table-cell>
            </table:table-row>
            <table:table-row>
              <table:table-cell office:value-type="float" office:value="3001.00000000289">
                <text:p>3001.00000000289</text:p>
              </table:table-cell>
              <table:table-cell office:value-type="float" office:value="3017.89734532677">
                <text:p>3017.89734532677</text:p>
              </table:table-cell>
              <table:table-cell office:value-type="float" office:value="16.8973453238837">
                <text:p>16.8973453238837</text:p>
              </table:table-cell>
            </table:table-row>
            <table:table-row>
              <table:table-cell office:value-type="float" office:value="4001.00000000001">
                <text:p>4001.00000000001</text:p>
              </table:table-cell>
              <table:table-cell office:value-type="float" office:value="4023.53104313326">
                <text:p>4023.53104313326</text:p>
              </table:table-cell>
              <table:table-cell office:value-type="float" office:value="22.531043133245">
                <text:p>22.531043133245</text:p>
              </table:table-cell>
            </table:table-row>
            <table:table-row>
              <table:table-cell office:value-type="float" office:value="5000.99999999942">
                <text:p>5000.99999999942</text:p>
              </table:table-cell>
              <table:table-cell office:value-type="float" office:value="5029.16474093953">
                <text:p>5029.16474093953</text:p>
              </table:table-cell>
              <table:table-cell office:value-type="float" office:value="28.1647409401057">
                <text:p>28.1647409401057</text:p>
              </table:table-cell>
            </table:table-row>
            <table:table-row>
              <table:table-cell office:value-type="float" office:value="6000.99999999727">
                <text:p>6000.99999999727</text:p>
              </table:table-cell>
              <table:table-cell office:value-type="float" office:value="6034.7984387493">
                <text:p>6034.7984387493</text:p>
              </table:table-cell>
              <table:table-cell office:value-type="float" office:value="33.7984387520301">
                <text:p>33.7984387520301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7040.43213656004">
                <text:p>7040.43213656004</text:p>
              </table:table-cell>
              <table:table-cell office:value-type="float" office:value="39.432136560039">
                <text:p>39.432136560039</text:p>
              </table:table-cell>
            </table:table-row>
            <table:table-row>
              <table:table-cell office:value-type="float" office:value="8001.00000000364">
                <text:p>8001.00000000364</text:p>
              </table:table-cell>
              <table:table-cell office:value-type="float" office:value="8046.06583438305">
                <text:p>8046.06583438305</text:p>
              </table:table-cell>
              <table:table-cell office:value-type="float" office:value="45.0658343794066">
                <text:p>45.0658343794066</text:p>
              </table:table-cell>
            </table:table-row>
            <table:table-row>
              <table:table-cell office:value-type="float" office:value="9000.99999999693">
                <text:p>9000.99999999693</text:p>
              </table:table-cell>
              <table:table-cell office:value-type="float" office:value="9051.6995321684">
                <text:p>9051.6995321684</text:p>
              </table:table-cell>
              <table:table-cell office:value-type="float" office:value="50.6995321714749">
                <text:p>50.6995321714749</text:p>
              </table:table-cell>
            </table:table-row>
            <table:table-row>
              <table:table-cell office:value-type="float" office:value="10000.9999999898">
                <text:p>10000.9999999898</text:p>
              </table:table-cell>
              <table:table-cell office:value-type="float" office:value="10057.3332299942">
                <text:p>10057.3332299942</text:p>
              </table:table-cell>
              <table:table-cell office:value-type="float" office:value="56.3332300044003">
                <text:p>56.3332300044003</text:p>
              </table:table-cell>
            </table:table-row>
            <table:table-row>
              <table:table-cell office:value-type="float" office:value="11000.9999999925">
                <text:p>11000.9999999925</text:p>
              </table:table-cell>
              <table:table-cell office:value-type="float" office:value="11062.9669277971">
                <text:p>11062.9669277971</text:p>
              </table:table-cell>
              <table:table-cell office:value-type="float" office:value="61.9669278046204">
                <text:p>61.9669278046204</text:p>
              </table:table-cell>
            </table:table-row>
            <table:table-row>
              <table:table-cell office:value-type="float" office:value="12000.9999999755">
                <text:p>12000.9999999755</text:p>
              </table:table-cell>
              <table:table-cell office:value-type="float" office:value="12068.6006255574">
                <text:p>12068.6006255574</text:p>
              </table:table-cell>
              <table:table-cell office:value-type="float" office:value="67.6006255819793">
                <text:p>67.6006255819793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13074.2343234429">
                <text:p>13074.2343234429</text:p>
              </table:table-cell>
              <table:table-cell office:value-type="float" office:value="73.2343234428281">
                <text:p>73.2343234428281</text:p>
              </table:table-cell>
            </table:table-row>
            <table:table-row>
              <table:table-cell office:value-type="float" office:value="14000.9999999698">
                <text:p>14000.9999999698</text:p>
              </table:table-cell>
              <table:table-cell office:value-type="float" office:value="14079.8680212054">
                <text:p>14079.8680212054</text:p>
              </table:table-cell>
              <table:table-cell office:value-type="float" office:value="78.8680212355939">
                <text:p>78.8680212355939</text:p>
              </table:table-cell>
            </table:table-row>
            <table:table-row>
              <table:table-cell office:value-type="float" office:value="15001.0000000136">
                <text:p>15001.0000000136</text:p>
              </table:table-cell>
              <table:table-cell office:value-type="float" office:value="15085.5017190519">
                <text:p>15085.5017190519</text:p>
              </table:table-cell>
              <table:table-cell office:value-type="float" office:value="84.501719038306">
                <text:p>84.501719038306</text:p>
              </table:table-cell>
            </table:table-row>
            <table:table-row>
              <table:table-cell office:value-type="float" office:value="16000.9999999473">
                <text:p>16000.9999999473</text:p>
              </table:table-cell>
              <table:table-cell office:value-type="float" office:value="16091.1354168735">
                <text:p>16091.1354168735</text:p>
              </table:table-cell>
              <table:table-cell office:value-type="float" office:value="90.1354169262504">
                <text:p>90.1354169262504</text:p>
              </table:table-cell>
            </table:table-row>
            <table:table-row>
              <table:table-cell office:value-type="float" office:value="17000.9999999382">
                <text:p>17000.9999999382</text:p>
              </table:table-cell>
              <table:table-cell office:value-type="float" office:value="17096.7691145689">
                <text:p>17096.7691145689</text:p>
              </table:table-cell>
              <table:table-cell office:value-type="float" office:value="95.769114630697">
                <text:p>95.769114630697</text:p>
              </table:table-cell>
            </table:table-row>
            <table:table-row>
              <table:table-cell office:value-type="float" office:value="18001.0000000655">
                <text:p>18001.0000000655</text:p>
              </table:table-cell>
              <table:table-cell office:value-type="float" office:value="18102.4028125281">
                <text:p>18102.4028125281</text:p>
              </table:table-cell>
              <table:table-cell office:value-type="float" office:value="101.402812462587">
                <text:p>101.402812462587</text:p>
              </table:table-cell>
            </table:table-row>
            <table:table-row>
              <table:table-cell office:value-type="float" office:value="19000.9999999309">
                <text:p>19000.9999999309</text:p>
              </table:table-cell>
              <table:table-cell office:value-type="float" office:value="19108.0365102073">
                <text:p>19108.0365102073</text:p>
              </table:table-cell>
              <table:table-cell office:value-type="float" office:value="107.036510276466">
                <text:p>107.036510276466</text:p>
              </table:table-cell>
            </table:table-row>
            <table:table-row>
              <table:table-cell office:value-type="float" office:value="20001.0000000727">
                <text:p>20001.0000000727</text:p>
              </table:table-cell>
              <table:table-cell office:value-type="float" office:value="20113.6702080128">
                <text:p>20113.6702080128</text:p>
              </table:table-cell>
              <table:table-cell office:value-type="float" office:value="112.670207940158">
                <text:p>112.670207940158</text:p>
              </table:table-cell>
            </table:table-row>
            <table:table-row>
              <table:table-cell office:value-type="float" office:value="21001.0000000001">
                <text:p>21001.0000000001</text:p>
              </table:table-cell>
              <table:table-cell office:value-type="float" office:value="21119.3039058184">
                <text:p>21119.3039058184</text:p>
              </table:table-cell>
              <table:table-cell office:value-type="float" office:value="118.303905818375">
                <text:p>118.303905818375</text:p>
              </table:table-cell>
            </table:table-row>
            <table:table-row>
              <table:table-cell office:value-type="float" office:value="22000.9999998399">
                <text:p>22000.9999998399</text:p>
              </table:table-cell>
              <table:table-cell office:value-type="float" office:value="22124.9376037252">
                <text:p>22124.9376037252</text:p>
              </table:table-cell>
              <table:table-cell office:value-type="float" office:value="123.937603885297">
                <text:p>123.937603885297</text:p>
              </table:table-cell>
            </table:table-row>
            <table:table-row>
              <table:table-cell office:value-type="float" office:value="23001.0000000209">
                <text:p>23001.0000000209</text:p>
              </table:table-cell>
              <table:table-cell office:value-type="float" office:value="23130.5713015301">
                <text:p>23130.5713015301</text:p>
              </table:table-cell>
              <table:table-cell office:value-type="float" office:value="129.571301509164">
                <text:p>129.571301509164</text:p>
              </table:table-cell>
            </table:table-row>
            <table:table-row>
              <table:table-cell office:value-type="float" office:value="24000.9999999945">
                <text:p>24000.9999999945</text:p>
              </table:table-cell>
              <table:table-cell office:value-type="float" office:value="24136.2049992904">
                <text:p>24136.2049992904</text:p>
              </table:table-cell>
              <table:table-cell office:value-type="float" office:value="135.204999295853">
                <text:p>135.204999295853</text:p>
              </table:table-cell>
            </table:table-row>
            <table:table-row>
              <table:table-cell office:value-type="float" office:value="25000.9999998181">
                <text:p>25000.9999998181</text:p>
              </table:table-cell>
              <table:table-cell office:value-type="float" office:value="25141.8386971499">
                <text:p>25141.8386971499</text:p>
              </table:table-cell>
              <table:table-cell office:value-type="float" office:value="140.838697331783">
                <text:p>140.838697331783</text:p>
              </table:table-cell>
            </table:table-row>
            <table:table-row>
              <table:table-cell office:value-type="float" office:value="26000.9999999054">
                <text:p>26000.9999999054</text:p>
              </table:table-cell>
              <table:table-cell office:value-type="float" office:value="26147.4723950256">
                <text:p>26147.4723950256</text:p>
              </table:table-cell>
              <table:table-cell office:value-type="float" office:value="146.472395120159">
                <text:p>146.472395120159</text:p>
              </table:table-cell>
            </table:table-row>
            <table:table-row>
              <table:table-cell office:value-type="float" office:value="27001.0000000491">
                <text:p>27001.0000000491</text:p>
              </table:table-cell>
              <table:table-cell office:value-type="float" office:value="27153.106092683">
                <text:p>27153.106092683</text:p>
              </table:table-cell>
              <table:table-cell office:value-type="float" office:value="152.106092633829">
                <text:p>152.106092633829</text:p>
              </table:table-cell>
            </table:table-row>
            <table:table-row>
              <table:table-cell office:value-type="float" office:value="28000.9999999491">
                <text:p>28000.9999999491</text:p>
              </table:table-cell>
              <table:table-cell office:value-type="float" office:value="28158.7397904574">
                <text:p>28158.7397904574</text:p>
              </table:table-cell>
              <table:table-cell office:value-type="float" office:value="157.739790508298">
                <text:p>157.739790508298</text:p>
              </table:table-cell>
            </table:table-row>
            <table:table-row>
              <table:table-cell office:value-type="float" office:value="29001.0000001582">
                <text:p>29001.0000001582</text:p>
              </table:table-cell>
              <table:table-cell office:value-type="float" office:value="29164.3734881562">
                <text:p>29164.3734881562</text:p>
              </table:table-cell>
              <table:table-cell office:value-type="float" office:value="163.373487998033">
                <text:p>163.373487998033</text:p>
              </table:table-cell>
            </table:table-row>
            <table:table-row>
              <table:table-cell office:value-type="float" office:value="30001.0000001774">
                <text:p>30001.0000001774</text:p>
              </table:table-cell>
              <table:table-cell office:value-type="float" office:value="30170.0071861788">
                <text:p>30170.0071861788</text:p>
              </table:table-cell>
              <table:table-cell office:value-type="float" office:value="169.00718600148">
                <text:p>169.00718600148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31175.6408839953">
                <text:p>31175.6408839953</text:p>
              </table:table-cell>
              <table:table-cell office:value-type="float" office:value="174.640883995304">
                <text:p>174.640883995304</text:p>
              </table:table-cell>
            </table:table-row>
            <table:table-row>
              <table:table-cell office:value-type="float" office:value="32000.9999998837">
                <text:p>32000.9999998837</text:p>
              </table:table-cell>
              <table:table-cell office:value-type="float" office:value="32181.2745816134">
                <text:p>32181.2745816134</text:p>
              </table:table-cell>
              <table:table-cell office:value-type="float" office:value="180.274581729744">
                <text:p>180.274581729744</text:p>
              </table:table-cell>
            </table:table-row>
            <table:table-row>
              <table:table-cell office:value-type="float" office:value="33001.0000000525">
                <text:p>33001.0000000525</text:p>
              </table:table-cell>
              <table:table-cell office:value-type="float" office:value="33186.9082795155">
                <text:p>33186.9082795155</text:p>
              </table:table-cell>
              <table:table-cell office:value-type="float" office:value="185.908279463001">
                <text:p>185.908279463001</text:p>
              </table:table-cell>
            </table:table-row>
            <table:table-row>
              <table:table-cell office:value-type="float" office:value="34000.9999998686">
                <text:p>34000.9999998686</text:p>
              </table:table-cell>
              <table:table-cell office:value-type="float" office:value="34192.5419771343">
                <text:p>34192.5419771343</text:p>
              </table:table-cell>
              <table:table-cell office:value-type="float" office:value="191.541977265719">
                <text:p>191.541977265719</text:p>
              </table:table-cell>
            </table:table-row>
            <table:table-row>
              <table:table-cell office:value-type="float" office:value="35001.000000008">
                <text:p>35001.000000008</text:p>
              </table:table-cell>
              <table:table-cell office:value-type="float" office:value="35198.175675386">
                <text:p>35198.175675386</text:p>
              </table:table-cell>
              <table:table-cell office:value-type="float" office:value="197.175675378036">
                <text:p>197.175675378036</text:p>
              </table:table-cell>
            </table:table-row>
            <table:table-row>
              <table:table-cell office:value-type="float" office:value="36001.0000002621">
                <text:p>36001.0000002621</text:p>
              </table:table-cell>
              <table:table-cell office:value-type="float" office:value="36203.8093729847">
                <text:p>36203.8093729847</text:p>
              </table:table-cell>
              <table:table-cell office:value-type="float" office:value="202.809372722622">
                <text:p>202.809372722622</text:p>
              </table:table-cell>
            </table:table-row>
            <table:table-row>
              <table:table-cell office:value-type="float" office:value="37001.0000002692">
                <text:p>37001.0000002692</text:p>
              </table:table-cell>
              <table:table-cell office:value-type="float" office:value="37209.4430708434">
                <text:p>37209.4430708434</text:p>
              </table:table-cell>
              <table:table-cell office:value-type="float" office:value="208.443070574169">
                <text:p>208.443070574169</text:p>
              </table:table-cell>
            </table:table-row>
            <table:table-row>
              <table:table-cell office:value-type="float" office:value="38000.9999998617">
                <text:p>38000.9999998617</text:p>
              </table:table-cell>
              <table:table-cell office:value-type="float" office:value="38215.0767686003">
                <text:p>38215.0767686003</text:p>
              </table:table-cell>
              <table:table-cell office:value-type="float" office:value="214.07676873853">
                <text:p>214.07676873853</text:p>
              </table:table-cell>
            </table:table-row>
            <table:table-row>
              <table:table-cell office:value-type="float" office:value="39000.9999998404">
                <text:p>39000.9999998404</text:p>
              </table:table-cell>
              <table:table-cell office:value-type="float" office:value="39220.7104664262">
                <text:p>39220.7104664262</text:p>
              </table:table-cell>
              <table:table-cell office:value-type="float" office:value="219.710466585842">
                <text:p>219.710466585842</text:p>
              </table:table-cell>
            </table:table-row>
            <table:table-row>
              <table:table-cell office:value-type="float" office:value="40000.9999999999">
                <text:p>40000.9999999999</text:p>
              </table:table-cell>
              <table:table-cell office:value-type="float" office:value="40226.3441644918">
                <text:p>40226.3441644918</text:p>
              </table:table-cell>
              <table:table-cell office:value-type="float" office:value="225.344164491915">
                <text:p>225.344164491915</text:p>
              </table:table-cell>
            </table:table-row>
            <table:table-row>
              <table:table-cell office:value-type="float" office:value="41001.0000001492">
                <text:p>41001.0000001492</text:p>
              </table:table-cell>
              <table:table-cell office:value-type="float" office:value="41231.9778623444">
                <text:p>41231.9778623444</text:p>
              </table:table-cell>
              <table:table-cell office:value-type="float" office:value="230.977862195214">
                <text:p>230.977862195214</text:p>
              </table:table-cell>
            </table:table-row>
            <table:table-row>
              <table:table-cell office:value-type="float" office:value="42001.0000000765">
                <text:p>42001.0000000765</text:p>
              </table:table-cell>
              <table:table-cell office:value-type="float" office:value="42237.6115594261">
                <text:p>42237.6115594261</text:p>
              </table:table-cell>
              <table:table-cell office:value-type="float" office:value="236.611559349636">
                <text:p>236.611559349636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43243.2452574616">
                <text:p>43243.2452574616</text:p>
              </table:table-cell>
              <table:table-cell office:value-type="float" office:value="242.245257461611">
                <text:p>242.245257461611</text:p>
              </table:table-cell>
            </table:table-row>
            <table:table-row>
              <table:table-cell office:value-type="float" office:value="44000.9999996597">
                <text:p>44000.9999996597</text:p>
              </table:table-cell>
              <table:table-cell office:value-type="float" office:value="44248.8789553866">
                <text:p>44248.8789553866</text:p>
              </table:table-cell>
              <table:table-cell office:value-type="float" office:value="247.878955726919">
                <text:p>247.878955726919</text:p>
              </table:table-cell>
            </table:table-row>
            <table:table-row>
              <table:table-cell office:value-type="float" office:value="45000.9999999181">
                <text:p>45000.9999999181</text:p>
              </table:table-cell>
              <table:table-cell office:value-type="float" office:value="45254.5126534001">
                <text:p>45254.5126534001</text:p>
              </table:table-cell>
              <table:table-cell office:value-type="float" office:value="253.512653482052">
                <text:p>253.512653482052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46260.1463508516">
                <text:p>46260.1463508516</text:p>
              </table:table-cell>
              <table:table-cell office:value-type="float" office:value="259.14635085169">
                <text:p>259.14635085169</text:p>
              </table:table-cell>
            </table:table-row>
            <table:table-row>
              <table:table-cell office:value-type="float" office:value="47001.0000001068">
                <text:p>47001.0000001068</text:p>
              </table:table-cell>
              <table:table-cell office:value-type="float" office:value="47265.7800489359">
                <text:p>47265.7800489359</text:p>
              </table:table-cell>
              <table:table-cell office:value-type="float" office:value="264.780048829089">
                <text:p>264.780048829089</text:p>
              </table:table-cell>
            </table:table-row>
            <table:table-row>
              <table:table-cell office:value-type="float" office:value="48000.9999999127">
                <text:p>48000.9999999127</text:p>
              </table:table-cell>
              <table:table-cell office:value-type="float" office:value="48271.4137464802">
                <text:p>48271.4137464802</text:p>
              </table:table-cell>
              <table:table-cell office:value-type="float" office:value="270.413746567501">
                <text:p>270.413746567501</text:p>
              </table:table-cell>
            </table:table-row>
            <table:table-row>
              <table:table-cell office:value-type="float" office:value="49000.9999999999">
                <text:p>49000.9999999999</text:p>
              </table:table-cell>
              <table:table-cell office:value-type="float" office:value="49277.0474447572">
                <text:p>49277.0474447572</text:p>
              </table:table-cell>
              <table:table-cell office:value-type="float" office:value="276.047444757307">
                <text:p>276.0474447573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1.825cm" svg:height="24.639cm" xlink:href=".." xlink:type="simple" chart:class="chart:line" chart:style-name="ch1">
        <chart:title svg:x="23.276cm" svg:y="0.628cm" chart:style-name="ch2">
          <text:p>Time vs condition number</text:p>
        </chart:title>
        <chart:legend chart:legend-position="end" svg:x="45.004cm" svg:y="11.273cm" style:legend-expansion="high" chart:style-name="ch3"/>
        <chart:plot-area chart:style-name="ch4" table:cell-range-address="Sheet1.A262:Sheet1.E314" chart:data-source-has-labels="both" svg:x="2.047cm" svg:y="1.899cm" svg:width="41.921cm" svg:height="21.267cm">
          <chartooo:coordinate-region svg:x="3.33cm" svg:y="1.899cm" svg:width="40.497cm" svg:height="19.49cm"/>
          <chart:axis chart:dimension="x" chart:name="primary-x" chart:style-name="ch5" chartooo:axis-type="auto">
            <chartooo:date-scale/>
            <chart:title svg:x="21.19cm" svg:y="23.658cm" chart:style-name="ch6">
              <text:p>Based condition number</text:p>
            </chart:title>
            <chart:categories table:cell-range-address="Sheet1.A263:Sheet1.A314"/>
          </chart:axis>
          <chart:axis chart:dimension="y" chart:name="primary-y" chart:style-name="ch7">
            <chart:title svg:x="0.451cm" svg:y="13.357cm" chart:style-name="ch8">
              <text:p>Time (seg)</text:p>
            </chart:title>
            <chart:grid chart:style-name="ch9" chart:class="major"/>
          </chart:axis>
          <chart:series chart:style-name="ch10" chart:values-cell-range-address="Sheet1.B263:Sheet1.B314" chart:label-cell-address="Sheet1.B262:Sheet1.B262" chart:class="chart:line">
            <chart:data-point chart:repeated="52"/>
          </chart:series>
          <chart:series chart:style-name="ch11" chart:values-cell-range-address="Sheet1.C263:Sheet1.C314" chart:label-cell-address="Sheet1.C262:Sheet1.C262" chart:class="chart:line">
            <chart:data-point chart:repeated="52"/>
          </chart:series>
          <chart:series chart:style-name="ch12" chart:values-cell-range-address="Sheet1.D263:Sheet1.D314" chart:label-cell-address="Sheet1.D262:Sheet1.D262" chart:class="chart:line">
            <chart:data-point chart:repeated="52"/>
          </chart:series>
          <chart:series chart:style-name="ch13" chart:values-cell-range-address="Sheet1.E263:Sheet1.E314" chart:label-cell-address="Sheet1.E262:Sheet1.E262" chart:class="chart:line">
            <chart:data-point chart:repeated="5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olesky B implementation</text:p>
                <draw:g>
                  <svg:desc>Sheet1.B262:Sheet1.B262</svg:desc>
                </draw:g>
              </table:table-cell>
              <table:table-cell office:value-type="string">
                <text:p>Cholesky B_epsilon implementation</text:p>
                <draw:g>
                  <svg:desc>Sheet1.C262:Sheet1.C262</svg:desc>
                </draw:g>
              </table:table-cell>
              <table:table-cell office:value-type="string">
                <text:p>Cholesky B scipy</text:p>
                <draw:g>
                  <svg:desc>Sheet1.D262:Sheet1.D262</svg:desc>
                </draw:g>
              </table:table-cell>
              <table:table-cell office:value-type="string">
                <text:p>Cholesky B_epsilon scipy</text:p>
                <draw:g>
                  <svg:desc>Sheet1.E262:Sheet1.E2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63:Sheet1.A314</svg:desc>
                </draw:g>
              </table:table-cell>
              <table:table-cell office:value-type="float" office:value="0.00131797790527">
                <text:p>0.00131797790527</text:p>
                <draw:g>
                  <svg:desc>Sheet1.B263:Sheet1.B314</svg:desc>
                </draw:g>
              </table:table-cell>
              <table:table-cell office:value-type="float" office:value="0.0012731552124">
                <text:p>0.0012731552124</text:p>
                <draw:g>
                  <svg:desc>Sheet1.C263:Sheet1.C314</svg:desc>
                </draw:g>
              </table:table-cell>
              <table:table-cell office:value-type="float" office:value="0.000144004821777">
                <text:p>0.000144004821777</text:p>
                <draw:g>
                  <svg:desc>Sheet1.D263:Sheet1.D314</svg:desc>
                </draw:g>
              </table:table-cell>
              <table:table-cell office:value-type="float" office:value="0.0000319480895996">
                <text:p>0.0000319480895996</text:p>
                <draw:g>
                  <svg:desc>Sheet1.E263:Sheet1.E314</svg:desc>
                </draw:g>
              </table:table-cell>
            </table:table-row>
            <table:table-row>
              <table:table-cell office:value-type="float" office:value="1000.99999999989">
                <text:p>1000.99999999989</text:p>
              </table:table-cell>
              <table:table-cell office:value-type="float" office:value="0.0012788772583">
                <text:p>0.0012788772583</text:p>
              </table:table-cell>
              <table:table-cell office:value-type="float" office:value="0.00125598907471">
                <text:p>0.00125598907471</text:p>
              </table:table-cell>
              <table:table-cell office:value-type="float" office:value="0.0000360012054443">
                <text:p>0.0000360012054443</text:p>
              </table:table-cell>
              <table:table-cell office:value-type="float" office:value="0.0000369548797607">
                <text:p>0.0000369548797607</text:p>
              </table:table-cell>
            </table:table-row>
            <table:table-row>
              <table:table-cell office:value-type="float" office:value="2000.99999999946">
                <text:p>2000.99999999946</text:p>
              </table:table-cell>
              <table:table-cell office:value-type="float" office:value="0.0013108253479">
                <text:p>0.0013108253479</text:p>
              </table:table-cell>
              <table:table-cell office:value-type="float" office:value="0.00126314163208">
                <text:p>0.00126314163208</text:p>
              </table:table-cell>
              <table:table-cell office:value-type="float" office:value="0.0000360012054443">
                <text:p>0.0000360012054443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3001.00000000289">
                <text:p>3001.00000000289</text:p>
              </table:table-cell>
              <table:table-cell office:value-type="float" office:value="0.00125503540039">
                <text:p>0.00125503540039</text:p>
              </table:table-cell>
              <table:table-cell office:value-type="float" office:value="0.0012538433075">
                <text:p>0.0012538433075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001.00000000001">
                <text:p>4001.00000000001</text:p>
              </table:table-cell>
              <table:table-cell office:value-type="float" office:value="0.00130295753479">
                <text:p>0.00130295753479</text:p>
              </table:table-cell>
              <table:table-cell office:value-type="float" office:value="0.00126504898071">
                <text:p>0.00126504898071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5000.99999999942">
                <text:p>5000.99999999942</text:p>
              </table:table-cell>
              <table:table-cell office:value-type="float" office:value="0.00129580497742">
                <text:p>0.00129580497742</text:p>
              </table:table-cell>
              <table:table-cell office:value-type="float" office:value="0.00164580345154">
                <text:p>0.00164580345154</text:p>
              </table:table-cell>
              <table:table-cell office:value-type="float" office:value="0.0000550746917725">
                <text:p>0.0000550746917725</text:p>
              </table:table-cell>
              <table:table-cell office:value-type="float" office:value="0.0000309944152832">
                <text:p>0.0000309944152832</text:p>
              </table:table-cell>
            </table:table-row>
            <table:table-row>
              <table:table-cell office:value-type="float" office:value="6000.99999999727">
                <text:p>6000.99999999727</text:p>
              </table:table-cell>
              <table:table-cell office:value-type="float" office:value="0.00130176544189">
                <text:p>0.00130176544189</text:p>
              </table:table-cell>
              <table:table-cell office:value-type="float" office:value="0.00124597549438">
                <text:p>0.00124597549438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7001">
                <text:p>7001</text:p>
              </table:table-cell>
              <table:table-cell office:value-type="float" office:value="0.00124907493591">
                <text:p>0.00124907493591</text:p>
              </table:table-cell>
              <table:table-cell office:value-type="float" office:value="0.00126600265503">
                <text:p>0.00126600265503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288486480713">
                <text:p>0.0000288486480713</text:p>
              </table:table-cell>
            </table:table-row>
            <table:table-row>
              <table:table-cell office:value-type="float" office:value="8001.00000000364">
                <text:p>8001.00000000364</text:p>
              </table:table-cell>
              <table:table-cell office:value-type="float" office:value="0.00126194953918">
                <text:p>0.00126194953918</text:p>
              </table:table-cell>
              <table:table-cell office:value-type="float" office:value="0.00124502182007">
                <text:p>0.00124502182007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298023223877">
                <text:p>0.0000298023223877</text:p>
              </table:table-cell>
            </table:table-row>
            <table:table-row>
              <table:table-cell office:value-type="float" office:value="9000.99999999693">
                <text:p>9000.99999999693</text:p>
              </table:table-cell>
              <table:table-cell office:value-type="float" office:value="0.00128507614136">
                <text:p>0.00128507614136</text:p>
              </table:table-cell>
              <table:table-cell office:value-type="float" office:value="0.00124502182007">
                <text:p>0.00124502182007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10000.9999999898">
                <text:p>10000.9999999898</text:p>
              </table:table-cell>
              <table:table-cell office:value-type="float" office:value="0.00126194953918">
                <text:p>0.00126194953918</text:p>
              </table:table-cell>
              <table:table-cell office:value-type="float" office:value="0.00126791000366">
                <text:p>0.00126791000366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1000.9999999925">
                <text:p>11000.9999999925</text:p>
              </table:table-cell>
              <table:table-cell office:value-type="float" office:value="0.00161504745483">
                <text:p>0.00161504745483</text:p>
              </table:table-cell>
              <table:table-cell office:value-type="float" office:value="0.00127220153809">
                <text:p>0.00127220153809</text:p>
              </table:table-cell>
              <table:table-cell office:value-type="float" office:value="0.0000460147857666">
                <text:p>0.000046014785766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2000.9999999755">
                <text:p>12000.9999999755</text:p>
              </table:table-cell>
              <table:table-cell office:value-type="float" office:value="0.00127816200256">
                <text:p>0.00127816200256</text:p>
              </table:table-cell>
              <table:table-cell office:value-type="float" office:value="0.00127696990967">
                <text:p>0.00127696990967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3001">
                <text:p>13001</text:p>
              </table:table-cell>
              <table:table-cell office:value-type="float" office:value="0.00128984451294">
                <text:p>0.00128984451294</text:p>
              </table:table-cell>
              <table:table-cell office:value-type="float" office:value="0.00127291679382">
                <text:p>0.00127291679382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4000.9999999698">
                <text:p>14000.9999999698</text:p>
              </table:table-cell>
              <table:table-cell office:value-type="float" office:value="0.00127792358398">
                <text:p>0.00127792358398</text:p>
              </table:table-cell>
              <table:table-cell office:value-type="float" office:value="0.00125503540039">
                <text:p>0.00125503540039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5001.0000000136">
                <text:p>15001.0000000136</text:p>
              </table:table-cell>
              <table:table-cell office:value-type="float" office:value="0.00128698348999">
                <text:p>0.00128698348999</text:p>
              </table:table-cell>
              <table:table-cell office:value-type="float" office:value="0.00125503540039">
                <text:p>0.00125503540039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6000.9999999473">
                <text:p>16000.9999999473</text:p>
              </table:table-cell>
              <table:table-cell office:value-type="float" office:value="0.00126814842224">
                <text:p>0.00126814842224</text:p>
              </table:table-cell>
              <table:table-cell office:value-type="float" office:value="0.00126910209656">
                <text:p>0.00126910209656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7000.9999999382">
                <text:p>17000.9999999382</text:p>
              </table:table-cell>
              <table:table-cell office:value-type="float" office:value="0.0012629032135">
                <text:p>0.0012629032135</text:p>
              </table:table-cell>
              <table:table-cell office:value-type="float" office:value="0.00124502182007">
                <text:p>0.00124502182007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18001.0000000655">
                <text:p>18001.0000000655</text:p>
              </table:table-cell>
              <table:table-cell office:value-type="float" office:value="0.00127410888672">
                <text:p>0.00127410888672</text:p>
              </table:table-cell>
              <table:table-cell office:value-type="float" office:value="0.00139904022217">
                <text:p>0.00139904022217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19000.9999999309">
                <text:p>19000.9999999309</text:p>
              </table:table-cell>
              <table:table-cell office:value-type="float" office:value="0.00126099586487">
                <text:p>0.00126099586487</text:p>
              </table:table-cell>
              <table:table-cell office:value-type="float" office:value="0.0013370513916">
                <text:p>0.0013370513916</text:p>
              </table:table-cell>
              <table:table-cell office:value-type="float" office:value="0.0000360012054443">
                <text:p>0.0000360012054443</text:p>
              </table:table-cell>
              <table:table-cell office:value-type="float" office:value="0.0000298023223877">
                <text:p>0.0000298023223877</text:p>
              </table:table-cell>
            </table:table-row>
            <table:table-row>
              <table:table-cell office:value-type="float" office:value="20001.0000000727">
                <text:p>20001.0000000727</text:p>
              </table:table-cell>
              <table:table-cell office:value-type="float" office:value="0.00129795074463">
                <text:p>0.00129795074463</text:p>
              </table:table-cell>
              <table:table-cell office:value-type="float" office:value="0.00129389762878">
                <text:p>0.00129389762878</text:p>
              </table:table-cell>
              <table:table-cell office:value-type="float" office:value="0.0000360012054443">
                <text:p>0.0000360012054443</text:p>
              </table:table-cell>
              <table:table-cell office:value-type="float" office:value="0.0000350475311279">
                <text:p>0.0000350475311279</text:p>
              </table:table-cell>
            </table:table-row>
            <table:table-row>
              <table:table-cell office:value-type="float" office:value="21001.0000000001">
                <text:p>21001.0000000001</text:p>
              </table:table-cell>
              <table:table-cell office:value-type="float" office:value="0.00125789642334">
                <text:p>0.00125789642334</text:p>
              </table:table-cell>
              <table:table-cell office:value-type="float" office:value="0.00124311447144">
                <text:p>0.00124311447144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288486480713">
                <text:p>0.0000288486480713</text:p>
              </table:table-cell>
            </table:table-row>
            <table:table-row>
              <table:table-cell office:value-type="float" office:value="22000.9999998399">
                <text:p>22000.9999998399</text:p>
              </table:table-cell>
              <table:table-cell office:value-type="float" office:value="0.00128483772278">
                <text:p>0.00128483772278</text:p>
              </table:table-cell>
              <table:table-cell office:value-type="float" office:value="0.00124621391296">
                <text:p>0.00124621391296</text:p>
              </table:table-cell>
              <table:table-cell office:value-type="float" office:value="0.0000338554382324">
                <text:p>0.0000338554382324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23001.0000000209">
                <text:p>23001.0000000209</text:p>
              </table:table-cell>
              <table:table-cell office:value-type="float" office:value="0.0012571811676">
                <text:p>0.0012571811676</text:p>
              </table:table-cell>
              <table:table-cell office:value-type="float" office:value="0.00125598907471">
                <text:p>0.00125598907471</text:p>
              </table:table-cell>
              <table:table-cell office:value-type="float" office:value="0.0000319480895996">
                <text:p>0.000031948089599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24000.9999999945">
                <text:p>24000.9999999945</text:p>
              </table:table-cell>
              <table:table-cell office:value-type="float" office:value="0.00125312805176">
                <text:p>0.00125312805176</text:p>
              </table:table-cell>
              <table:table-cell office:value-type="float" office:value="0.00144100189209">
                <text:p>0.00144100189209</text:p>
              </table:table-cell>
              <table:table-cell office:value-type="float" office:value="0.0000481605529785">
                <text:p>0.0000481605529785</text:p>
              </table:table-cell>
              <table:table-cell office:value-type="float" office:value="0.0000388622283936">
                <text:p>0.0000388622283936</text:p>
              </table:table-cell>
            </table:table-row>
            <table:table-row>
              <table:table-cell office:value-type="float" office:value="25000.9999998181">
                <text:p>25000.9999998181</text:p>
              </table:table-cell>
              <table:table-cell office:value-type="float" office:value="0.00139713287354">
                <text:p>0.00139713287354</text:p>
              </table:table-cell>
              <table:table-cell office:value-type="float" office:value="0.0012469291687">
                <text:p>0.0012469291687</text:p>
              </table:table-cell>
              <table:table-cell office:value-type="float" office:value="0.000042200088501">
                <text:p>0.000042200088501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26000.9999999054">
                <text:p>26000.9999999054</text:p>
              </table:table-cell>
              <table:table-cell office:value-type="float" office:value="0.00128602981567">
                <text:p>0.00128602981567</text:p>
              </table:table-cell>
              <table:table-cell office:value-type="float" office:value="0.00125813484192">
                <text:p>0.00125813484192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298023223877">
                <text:p>0.0000298023223877</text:p>
              </table:table-cell>
            </table:table-row>
            <table:table-row>
              <table:table-cell office:value-type="float" office:value="27001.0000000491">
                <text:p>27001.0000000491</text:p>
              </table:table-cell>
              <table:table-cell office:value-type="float" office:value="0.00126600265503">
                <text:p>0.00126600265503</text:p>
              </table:table-cell>
              <table:table-cell office:value-type="float" office:value="0.00125694274902">
                <text:p>0.00125694274902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28000.9999999491">
                <text:p>28000.9999999491</text:p>
              </table:table-cell>
              <table:table-cell office:value-type="float" office:value="0.00127482414246">
                <text:p>0.00127482414246</text:p>
              </table:table-cell>
              <table:table-cell office:value-type="float" office:value="0.00124907493591">
                <text:p>0.00124907493591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29001.0000001582">
                <text:p>29001.0000001582</text:p>
              </table:table-cell>
              <table:table-cell office:value-type="float" office:value="0.00126600265503">
                <text:p>0.00126600265503</text:p>
              </table:table-cell>
              <table:table-cell office:value-type="float" office:value="0.00126099586487">
                <text:p>0.00126099586487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30001.0000001774">
                <text:p>30001.0000001774</text:p>
              </table:table-cell>
              <table:table-cell office:value-type="float" office:value="0.00126004219055">
                <text:p>0.00126004219055</text:p>
              </table:table-cell>
              <table:table-cell office:value-type="float" office:value="0.0012469291687">
                <text:p>0.0012469291687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31001">
                <text:p>31001</text:p>
              </table:table-cell>
              <table:table-cell office:value-type="float" office:value="0.00142884254456">
                <text:p>0.00142884254456</text:p>
              </table:table-cell>
              <table:table-cell office:value-type="float" office:value="0.00125980377197">
                <text:p>0.00125980377197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9944152832">
                <text:p>0.0000309944152832</text:p>
              </table:table-cell>
            </table:table-row>
            <table:table-row>
              <table:table-cell office:value-type="float" office:value="32000.9999998837">
                <text:p>32000.9999998837</text:p>
              </table:table-cell>
              <table:table-cell office:value-type="float" office:value="0.00126600265503">
                <text:p>0.00126600265503</text:p>
              </table:table-cell>
              <table:table-cell office:value-type="float" office:value="0.00131392478943">
                <text:p>0.00131392478943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33001.0000000525">
                <text:p>33001.0000000525</text:p>
              </table:table-cell>
              <table:table-cell office:value-type="float" office:value="0.00127196311951">
                <text:p>0.00127196311951</text:p>
              </table:table-cell>
              <table:table-cell office:value-type="float" office:value="0.0012538433075">
                <text:p>0.0012538433075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290870666504">
                <text:p>0.0000290870666504</text:p>
              </table:table-cell>
            </table:table-row>
            <table:table-row>
              <table:table-cell office:value-type="float" office:value="34000.9999998686">
                <text:p>34000.9999998686</text:p>
              </table:table-cell>
              <table:table-cell office:value-type="float" office:value="0.0012800693512">
                <text:p>0.0012800693512</text:p>
              </table:table-cell>
              <table:table-cell office:value-type="float" office:value="0.00124406814575">
                <text:p>0.00124406814575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35000.9999996847">
                <text:p>35000.9999996847</text:p>
              </table:table-cell>
              <table:table-cell office:value-type="float" office:value="0.00126695632935">
                <text:p>0.00126695632935</text:p>
              </table:table-cell>
              <table:table-cell office:value-type="float" office:value="0.00146698951721">
                <text:p>0.00146698951721</text:p>
              </table:table-cell>
              <table:table-cell office:value-type="float" office:value="0.0000481605529785">
                <text:p>0.0000481605529785</text:p>
              </table:table-cell>
              <table:table-cell office:value-type="float" office:value="0.0000391006469727">
                <text:p>0.0000391006469727</text:p>
              </table:table-cell>
            </table:table-row>
            <table:table-row>
              <table:table-cell office:value-type="float" office:value="36000.9999995009">
                <text:p>36000.9999995009</text:p>
              </table:table-cell>
              <table:table-cell office:value-type="float" office:value="0.00146389007568">
                <text:p>0.00146389007568</text:p>
              </table:table-cell>
              <table:table-cell office:value-type="float" office:value="0.0012469291687">
                <text:p>0.0012469291687</text:p>
              </table:table-cell>
              <table:table-cell office:value-type="float" office:value="0.000046968460083">
                <text:p>0.000046968460083</text:p>
              </table:table-cell>
              <table:table-cell office:value-type="float" office:value="0.0000309944152832">
                <text:p>0.0000309944152832</text:p>
              </table:table-cell>
            </table:table-row>
            <table:table-row>
              <table:table-cell office:value-type="float" office:value="37000.999999317">
                <text:p>37000.999999317</text:p>
              </table:table-cell>
              <table:table-cell office:value-type="float" office:value="0.00127601623535">
                <text:p>0.00127601623535</text:p>
              </table:table-cell>
              <table:table-cell office:value-type="float" office:value="0.00127196311951">
                <text:p>0.00127196311951</text:p>
              </table:table-cell>
              <table:table-cell office:value-type="float" office:value="0.0000338554382324">
                <text:p>0.0000338554382324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38000.9999991331">
                <text:p>38000.9999991331</text:p>
              </table:table-cell>
              <table:table-cell office:value-type="float" office:value="0.00130605697632">
                <text:p>0.00130605697632</text:p>
              </table:table-cell>
              <table:table-cell office:value-type="float" office:value="0.00124192237854">
                <text:p>0.00124192237854</text:p>
              </table:table-cell>
              <table:table-cell office:value-type="float" office:value="0.0000338554382324">
                <text:p>0.0000338554382324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39000.9999989493">
                <text:p>39000.9999989493</text:p>
              </table:table-cell>
              <table:table-cell office:value-type="float" office:value="0.00129413604736">
                <text:p>0.00129413604736</text:p>
              </table:table-cell>
              <table:table-cell office:value-type="float" office:value="0.00128507614136">
                <text:p>0.00128507614136</text:p>
              </table:table-cell>
              <table:table-cell office:value-type="float" office:value="0.0000369548797607">
                <text:p>0.0000369548797607</text:p>
              </table:table-cell>
              <table:table-cell office:value-type="float" office:value="0.0000309944152832">
                <text:p>0.0000309944152832</text:p>
              </table:table-cell>
            </table:table-row>
            <table:table-row>
              <table:table-cell office:value-type="float" office:value="40000.9999987654">
                <text:p>40000.9999987654</text:p>
              </table:table-cell>
              <table:table-cell office:value-type="float" office:value="0.00126886367798">
                <text:p>0.00126886367798</text:p>
              </table:table-cell>
              <table:table-cell office:value-type="float" office:value="0.00125980377197">
                <text:p>0.00125980377197</text:p>
              </table:table-cell>
              <table:table-cell office:value-type="float" office:value="0.0000338554382324">
                <text:p>0.0000338554382324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1000.9999985815">
                <text:p>41000.9999985815</text:p>
              </table:table-cell>
              <table:table-cell office:value-type="float" office:value="0.00129103660583">
                <text:p>0.00129103660583</text:p>
              </table:table-cell>
              <table:table-cell office:value-type="float" office:value="0.0012481212616">
                <text:p>0.0012481212616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2000.9999983976">
                <text:p>42000.9999983976</text:p>
              </table:table-cell>
              <table:table-cell office:value-type="float" office:value="0.00127601623535">
                <text:p>0.00127601623535</text:p>
              </table:table-cell>
              <table:table-cell office:value-type="float" office:value="0.00127696990967">
                <text:p>0.00127696990967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3000.9999982138">
                <text:p>43000.9999982138</text:p>
              </table:table-cell>
              <table:table-cell office:value-type="float" office:value="0.00129199028015">
                <text:p>0.00129199028015</text:p>
              </table:table-cell>
              <table:table-cell office:value-type="float" office:value="0.00124096870422">
                <text:p>0.00124096870422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4000.9999980299">
                <text:p>44000.9999980299</text:p>
              </table:table-cell>
              <table:table-cell office:value-type="float" office:value="0.00128102302551">
                <text:p>0.00128102302551</text:p>
              </table:table-cell>
              <table:table-cell office:value-type="float" office:value="0.00125217437744">
                <text:p>0.00125217437744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298023223877">
                <text:p>0.0000298023223877</text:p>
              </table:table-cell>
            </table:table-row>
            <table:table-row>
              <table:table-cell office:value-type="float" office:value="45000.999997846">
                <text:p>45000.999997846</text:p>
              </table:table-cell>
              <table:table-cell office:value-type="float" office:value="0.00125408172607">
                <text:p>0.00125408172607</text:p>
              </table:table-cell>
              <table:table-cell office:value-type="float" office:value="0.0012629032135">
                <text:p>0.0012629032135</text:p>
              </table:table-cell>
              <table:table-cell office:value-type="float" office:value="0.0000331401824951">
                <text:p>0.0000331401824951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46000.9999976622">
                <text:p>46000.9999976622</text:p>
              </table:table-cell>
              <table:table-cell office:value-type="float" office:value="0.00125193595886">
                <text:p>0.00125193595886</text:p>
              </table:table-cell>
              <table:table-cell office:value-type="float" office:value="0.00123810768127">
                <text:p>0.00123810768127</text:p>
              </table:table-cell>
              <table:table-cell office:value-type="float" office:value="0.000032901763916">
                <text:p>0.000032901763916</text:p>
              </table:table-cell>
              <table:table-cell office:value-type="float" office:value="0.0000288486480713">
                <text:p>0.0000288486480713</text:p>
              </table:table-cell>
            </table:table-row>
            <table:table-row>
              <table:table-cell office:value-type="float" office:value="47000.9999974783">
                <text:p>47000.9999974783</text:p>
              </table:table-cell>
              <table:table-cell office:value-type="float" office:value="0.00152611732483">
                <text:p>0.00152611732483</text:p>
              </table:table-cell>
              <table:table-cell office:value-type="float" office:value="0.00169396400452">
                <text:p>0.00169396400452</text:p>
              </table:table-cell>
              <table:table-cell office:value-type="float" office:value="0.0000760555267334">
                <text:p>0.0000760555267334</text:p>
              </table:table-cell>
              <table:table-cell office:value-type="float" office:value="0.0000319480895996">
                <text:p>0.0000319480895996</text:p>
              </table:table-cell>
            </table:table-row>
            <table:table-row>
              <table:table-cell office:value-type="float" office:value="48000.9999972944">
                <text:p>48000.9999972944</text:p>
              </table:table-cell>
              <table:table-cell office:value-type="float" office:value="0.00129699707031">
                <text:p>0.00129699707031</text:p>
              </table:table-cell>
              <table:table-cell office:value-type="float" office:value="0.0012800693512">
                <text:p>0.0012800693512</text:p>
              </table:table-cell>
              <table:table-cell office:value-type="float" office:value="0.0000360012054443">
                <text:p>0.0000360012054443</text:p>
              </table:table-cell>
              <table:table-cell office:value-type="float" office:value="0.0000309944152832">
                <text:p>0.0000309944152832</text:p>
              </table:table-cell>
            </table:table-row>
            <table:table-row>
              <table:table-cell office:value-type="float" office:value="49000.9999971105">
                <text:p>49000.9999971105</text:p>
              </table:table-cell>
              <table:table-cell office:value-type="float" office:value="0.00128102302551">
                <text:p>0.00128102302551</text:p>
              </table:table-cell>
              <table:table-cell office:value-type="float" office:value="0.00131702423096">
                <text:p>0.00131702423096</text:p>
              </table:table-cell>
              <table:table-cell office:value-type="float" office:value="0.00003981590271">
                <text:p>0.00003981590271</text:p>
              </table:table-cell>
              <table:table-cell office:value-type="float" office:value="0.0000298023223877">
                <text:p>0.0000298023223877</text:p>
              </table:table-cell>
            </table:table-row>
            <table:table-row>
              <table:table-cell office:value-type="float" office:value="50000.9999969267">
                <text:p>50000.9999969267</text:p>
              </table:table-cell>
              <table:table-cell office:value-type="float" office:value="0.00126004219055">
                <text:p>0.00126004219055</text:p>
              </table:table-cell>
              <table:table-cell office:value-type="float" office:value="0.00128102302551">
                <text:p>0.00128102302551</text:p>
              </table:table-cell>
              <table:table-cell office:value-type="float" office:value="0.0000350475311279">
                <text:p>0.0000350475311279</text:p>
              </table:table-cell>
              <table:table-cell office:value-type="float" office:value="0.0000300407409668">
                <text:p>0.0000300407409668</text:p>
              </table:table-cell>
            </table:table-row>
            <table:table-row>
              <table:table-cell office:value-type="float" office:value="51000.9999967428">
                <text:p>51000.9999967428</text:p>
              </table:table-cell>
              <table:table-cell office:value-type="float" office:value="0.00127696990967">
                <text:p>0.00127696990967</text:p>
              </table:table-cell>
              <table:table-cell office:value-type="float" office:value="0.00123691558838">
                <text:p>0.00123691558838</text:p>
              </table:table-cell>
              <table:table-cell office:value-type="float" office:value="0.0000340938568115">
                <text:p>0.0000340938568115</text:p>
              </table:table-cell>
              <table:table-cell office:value-type="float" office:value="0.0000300407409668">
                <text:p>0.00003004074096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